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C7234D6320AFC325.png" manifest:media-type="image/png"/>
  <manifest:file-entry manifest:full-path="Pictures/10000201000004A5000002633B169087F7569247.png" manifest:media-type="image/png"/>
  <manifest:file-entry manifest:full-path="Pictures/10000201000004AF0000027919954A5671ED3409.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99D23E5BD8F777B2.png" manifest:media-type="image/png"/>
  <manifest:file-entry manifest:full-path="Pictures/1000020100000370000001E9A190B988B5A8D4B4.png" manifest:media-type="image/png"/>
  <manifest:file-entry manifest:full-path="Pictures/10000201000004030000026A03D7C696FCCC7BE6.png" manifest:media-type="image/png"/>
  <manifest:file-entry manifest:full-path="Pictures/1000020100000245000001331736EF5E5FB5D9BB.png" manifest:media-type="image/png"/>
  <manifest:file-entry manifest:full-path="Pictures/10000201000001E100000136FA68A07250C31B59.png" manifest:media-type="image/png"/>
  <manifest:file-entry manifest:full-path="Pictures/100002010000045D000001A3603B70B123652241.png" manifest:media-type="image/png"/>
  <manifest:file-entry manifest:full-path="Pictures/10000201000004B5000001E8234AD1F1BB2FEA7A.png" manifest:media-type="image/png"/>
  <manifest:file-entry manifest:full-path="Pictures/10000201000004A9000001449E3D941F5C2DC719.png" manifest:media-type="image/png"/>
  <manifest:file-entry manifest:full-path="Pictures/1000020100000371000000C9397BAD78F1E91E51.png" manifest:media-type="image/png"/>
  <manifest:file-entry manifest:full-path="Pictures/1000020100000472000001545D3618C2E2CA9E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officeooo:rsid="043f8f3d" officeooo:paragraph-rsid="043ea23a" fo:background-color="transparent" style:font-weight-asian="normal" style:font-weight-complex="normal"/>
    </style:style>
    <style:style style:name="P366" style:family="paragraph" style:parent-style-name="Standard">
      <style:text-properties fo:font-weight="normal" officeooo:rsid="0444572f" officeooo:paragraph-rsid="0444572f" fo:background-color="transparent" style:font-weight-asian="normal" style:font-weight-complex="normal"/>
    </style:style>
    <style:style style:name="P367" style:family="paragraph" style:parent-style-name="Standard">
      <style:text-properties fo:font-weight="normal" officeooo:rsid="04480a18" officeooo:paragraph-rsid="04480a18" fo:background-color="transparent" style:font-weight-asian="normal" style:font-weight-complex="normal"/>
    </style:style>
    <style:style style:name="P368" style:family="paragraph" style:parent-style-name="Standard">
      <style:text-properties fo:font-weight="normal" officeooo:rsid="04480a18" officeooo:paragraph-rsid="04537a93" fo:background-color="transparent" style:font-weight-asian="normal" style:font-weight-complex="normal"/>
    </style:style>
    <style:style style:name="P369" style:family="paragraph" style:parent-style-name="Standard">
      <style:text-properties fo:font-weight="normal" officeooo:rsid="044c3d44" officeooo:paragraph-rsid="04480a18" fo:background-color="transparent" style:font-weight-asian="normal" style:font-weight-complex="normal"/>
    </style:style>
    <style:style style:name="P370" style:family="paragraph" style:parent-style-name="Standard">
      <style:text-properties fo:font-weight="normal" officeooo:rsid="044e54ac" officeooo:paragraph-rsid="044e54ac" fo:background-color="transparent" style:font-weight-asian="normal" style:font-weight-complex="normal"/>
    </style:style>
    <style:style style:name="P371" style:family="paragraph" style:parent-style-name="Standard">
      <style:text-properties fo:font-weight="normal" officeooo:rsid="044e54ac" officeooo:paragraph-rsid="04537a93" fo:background-color="transparent" style:font-weight-asian="normal" style:font-weight-complex="normal"/>
    </style:style>
    <style:style style:name="P372" style:family="paragraph" style:parent-style-name="Standard">
      <style:text-properties fo:font-weight="normal" officeooo:rsid="044eb7ff" officeooo:paragraph-rsid="044eb7ff" fo:background-color="transparent" style:font-weight-asian="normal" style:font-weight-complex="normal"/>
    </style:style>
    <style:style style:name="P373" style:family="paragraph" style:parent-style-name="Standard">
      <style:text-properties fo:font-weight="normal" officeooo:rsid="044ed06c" officeooo:paragraph-rsid="044ed06c" fo:background-color="transparent" style:font-weight-asian="normal" style:font-weight-complex="normal"/>
    </style:style>
    <style:style style:name="P374" style:family="paragraph" style:parent-style-name="Standard">
      <style:text-properties fo:font-weight="normal" officeooo:rsid="04508030" officeooo:paragraph-rsid="04508030" fo:background-color="transparent" style:font-weight-asian="normal" style:font-weight-complex="normal"/>
    </style:style>
    <style:style style:name="P375" style:family="paragraph" style:parent-style-name="Standard">
      <style:text-properties fo:font-weight="normal" officeooo:rsid="0457e2c1" officeooo:paragraph-rsid="0457e2c1" fo:background-color="transparent" style:font-weight-asian="normal" style:font-weight-complex="normal"/>
    </style:style>
    <style:style style:name="P376" style:family="paragraph" style:parent-style-name="Standard">
      <style:text-properties fo:font-weight="normal" officeooo:rsid="045d80f8" officeooo:paragraph-rsid="045d80f8" fo:background-color="transparent" style:font-weight-asian="normal" style:font-weight-complex="normal"/>
    </style:style>
    <style:style style:name="P377" style:family="paragraph" style:parent-style-name="Standard">
      <style:text-properties fo:font-weight="normal" officeooo:rsid="045e24c8" officeooo:paragraph-rsid="045e24c8" fo:background-color="transparent" style:font-weight-asian="normal" style:font-weight-complex="normal"/>
    </style:style>
    <style:style style:name="P378" style:family="paragraph" style:parent-style-name="Standard">
      <style:text-properties fo:font-weight="normal" fo:background-color="#fffbcc" style:font-weight-asian="normal" style:font-weight-complex="normal"/>
    </style:style>
    <style:style style:name="P379" style:family="paragraph" style:parent-style-name="Standard">
      <style:text-properties fo:font-weight="normal" officeooo:rsid="0058c196" officeooo:paragraph-rsid="0058c196" fo:background-color="#fffbcc" style:font-weight-asian="normal" style:font-weight-complex="normal"/>
    </style:style>
    <style:style style:name="P380" style:family="paragraph" style:parent-style-name="Standard">
      <style:text-properties fo:font-weight="normal" officeooo:rsid="00702126" officeooo:paragraph-rsid="00702126" fo:background-color="#fffbcc" style:font-weight-asian="normal" style:font-weight-complex="normal"/>
    </style:style>
    <style:style style:name="P381" style:family="paragraph" style:parent-style-name="Standard">
      <style:text-properties fo:font-weight="normal" officeooo:rsid="006ce7c5" officeooo:paragraph-rsid="006ce7c5" fo:background-color="#fffbcc" style:font-weight-asian="normal" style:font-weight-complex="normal"/>
    </style:style>
    <style:style style:name="P382" style:family="paragraph" style:parent-style-name="Standard">
      <style:text-properties fo:font-weight="normal" officeooo:rsid="0073fb66" officeooo:paragraph-rsid="0073fb66" fo:background-color="#fffbcc" style:font-weight-asian="normal" style:font-weight-complex="normal"/>
    </style:style>
    <style:style style:name="P383" style:family="paragraph" style:parent-style-name="Standard">
      <style:text-properties fo:font-weight="normal" officeooo:rsid="00dca823" officeooo:paragraph-rsid="00dca823" fo:background-color="#fffbcc" style:font-weight-asian="normal" style:font-weight-complex="normal"/>
    </style:style>
    <style:style style:name="P384" style:family="paragraph" style:parent-style-name="Standard">
      <style:text-properties fo:font-weight="normal" officeooo:rsid="00ebc69e" officeooo:paragraph-rsid="00ebc69e" fo:background-color="#fffbcc" style:font-weight-asian="normal" style:font-weight-complex="normal"/>
    </style:style>
    <style:style style:name="P385" style:family="paragraph" style:parent-style-name="Standard">
      <style:text-properties fo:font-weight="normal" officeooo:rsid="00ed5813" officeooo:paragraph-rsid="00ed5813" fo:background-color="#fffbcc" style:font-weight-asian="normal" style:font-weight-complex="normal"/>
    </style:style>
    <style:style style:name="P386" style:family="paragraph" style:parent-style-name="Standard">
      <style:text-properties fo:font-weight="normal" officeooo:rsid="00f0fefb" officeooo:paragraph-rsid="00f0fefb" fo:background-color="#fffbcc" style:font-weight-asian="normal" style:font-weight-complex="normal"/>
    </style:style>
    <style:style style:name="P387" style:family="paragraph" style:parent-style-name="Standard">
      <style:text-properties fo:font-weight="normal" officeooo:rsid="00fc217b" officeooo:paragraph-rsid="00fc217b" fo:background-color="#fffbcc" style:font-weight-asian="normal" style:font-weight-complex="normal"/>
    </style:style>
    <style:style style:name="P388" style:family="paragraph" style:parent-style-name="Standard">
      <style:text-properties fo:font-weight="normal" officeooo:rsid="0104f503" officeooo:paragraph-rsid="0104f503" fo:background-color="#fffbcc" style:font-weight-asian="normal" style:font-weight-complex="normal"/>
    </style:style>
    <style:style style:name="P389" style:family="paragraph" style:parent-style-name="Standard">
      <style:text-properties fo:font-weight="normal" officeooo:rsid="0106e264" officeooo:paragraph-rsid="0106e264" fo:background-color="#fffbcc" style:font-weight-asian="normal" style:font-weight-complex="normal"/>
    </style:style>
    <style:style style:name="P390" style:family="paragraph" style:parent-style-name="Standard">
      <style:text-properties fo:font-weight="normal" officeooo:rsid="01086c3e" officeooo:paragraph-rsid="01086c3e" fo:background-color="#fffbcc" style:font-weight-asian="normal" style:font-weight-complex="normal"/>
    </style:style>
    <style:style style:name="P391" style:family="paragraph" style:parent-style-name="Standard">
      <style:text-properties fo:font-weight="normal" officeooo:rsid="010b6178" officeooo:paragraph-rsid="010b6178" fo:background-color="#fffbcc" style:font-weight-asian="normal" style:font-weight-complex="normal"/>
    </style:style>
    <style:style style:name="P392" style:family="paragraph" style:parent-style-name="Standard">
      <style:text-properties fo:font-weight="normal" officeooo:rsid="01143100" officeooo:paragraph-rsid="01143100" fo:background-color="#fffbcc" style:font-weight-asian="normal" style:font-weight-complex="normal"/>
    </style:style>
    <style:style style:name="P393" style:family="paragraph" style:parent-style-name="Standard">
      <style:text-properties fo:font-weight="normal" officeooo:rsid="01514e33" officeooo:paragraph-rsid="01514e33" fo:background-color="#fffbcc" style:font-weight-asian="normal" style:font-weight-complex="normal"/>
    </style:style>
    <style:style style:name="P394" style:family="paragraph" style:parent-style-name="Standard">
      <style:text-properties fo:font-weight="normal" officeooo:rsid="0161cfd4" officeooo:paragraph-rsid="0161cfd4" fo:background-color="#fffbcc" style:font-weight-asian="normal" style:font-weight-complex="normal"/>
    </style:style>
    <style:style style:name="P395" style:family="paragraph" style:parent-style-name="Standard">
      <style:text-properties fo:font-weight="normal" officeooo:rsid="0174c009" officeooo:paragraph-rsid="0174c009" fo:background-color="#fffbcc" style:font-weight-asian="normal" style:font-weight-complex="normal"/>
    </style:style>
    <style:style style:name="P396" style:family="paragraph" style:parent-style-name="Standard">
      <style:text-properties fo:font-weight="normal" officeooo:rsid="0177e9c0" officeooo:paragraph-rsid="0177e9c0" fo:background-color="#fffbcc" style:font-weight-asian="normal" style:font-weight-complex="normal"/>
    </style:style>
    <style:style style:name="P397" style:family="paragraph" style:parent-style-name="Standard">
      <style:text-properties fo:font-weight="normal" officeooo:rsid="0178616a" officeooo:paragraph-rsid="0178616a" fo:background-color="#fffbcc" style:font-weight-asian="normal" style:font-weight-complex="normal"/>
    </style:style>
    <style:style style:name="P398" style:family="paragraph" style:parent-style-name="Standard">
      <style:text-properties fo:font-weight="normal" officeooo:rsid="0178616a" officeooo:paragraph-rsid="0178db2d" fo:background-color="#fffbcc" style:font-weight-asian="normal" style:font-weight-complex="normal"/>
    </style:style>
    <style:style style:name="P399" style:family="paragraph" style:parent-style-name="Standard">
      <style:text-properties fo:font-weight="normal" officeooo:rsid="01797597" officeooo:paragraph-rsid="01797597" fo:background-color="#fffbcc" style:font-weight-asian="normal" style:font-weight-complex="normal"/>
    </style:style>
    <style:style style:name="P400" style:family="paragraph" style:parent-style-name="Standard">
      <style:text-properties fo:font-weight="normal" officeooo:rsid="017b1a93" officeooo:paragraph-rsid="017b1a93" fo:background-color="#fffbcc" style:font-weight-asian="normal" style:font-weight-complex="normal"/>
    </style:style>
    <style:style style:name="P401" style:family="paragraph" style:parent-style-name="Standard">
      <style:text-properties fo:font-weight="normal" officeooo:rsid="017b1a93" officeooo:paragraph-rsid="017c3baf" fo:background-color="#fffbcc" style:font-weight-asian="normal" style:font-weight-complex="normal"/>
    </style:style>
    <style:style style:name="P402" style:family="paragraph" style:parent-style-name="Standard">
      <style:text-properties fo:font-weight="normal" officeooo:rsid="017ff83f" officeooo:paragraph-rsid="017ff83f" fo:background-color="#fffbcc" style:font-weight-asian="normal" style:font-weight-complex="normal"/>
    </style:style>
    <style:style style:name="P403" style:family="paragraph" style:parent-style-name="Standard">
      <style:text-properties fo:font-weight="normal" officeooo:rsid="017ff83f" officeooo:paragraph-rsid="0180268f" fo:background-color="#fffbcc" style:font-weight-asian="normal" style:font-weight-complex="normal"/>
    </style:style>
    <style:style style:name="P404" style:family="paragraph" style:parent-style-name="Standard">
      <style:text-properties fo:font-weight="normal" officeooo:rsid="017ff83f" officeooo:paragraph-rsid="0182e9da" fo:background-color="#fffbcc" style:font-weight-asian="normal" style:font-weight-complex="normal"/>
    </style:style>
    <style:style style:name="P405" style:family="paragraph" style:parent-style-name="Standard">
      <style:text-properties fo:font-weight="normal" officeooo:rsid="018b5fd3" officeooo:paragraph-rsid="018b5fd3" fo:background-color="#fffbcc" style:font-weight-asian="normal" style:font-weight-complex="normal"/>
    </style:style>
    <style:style style:name="P406" style:family="paragraph" style:parent-style-name="Standard">
      <style:text-properties fo:font-weight="normal" officeooo:rsid="0191bd0a" officeooo:paragraph-rsid="0191bd0a" fo:background-color="#fffbcc" style:font-weight-asian="normal" style:font-weight-complex="normal"/>
    </style:style>
    <style:style style:name="P407" style:family="paragraph" style:parent-style-name="Standard">
      <style:text-properties fo:font-weight="normal" officeooo:rsid="0191bd0a" officeooo:paragraph-rsid="01958148" fo:background-color="#fffbcc" style:font-weight-asian="normal" style:font-weight-complex="normal"/>
    </style:style>
    <style:style style:name="P408" style:family="paragraph" style:parent-style-name="Standard">
      <style:text-properties fo:font-weight="normal" officeooo:rsid="019bf3a5" officeooo:paragraph-rsid="019bf3a5" fo:background-color="#fffbcc" style:font-weight-asian="normal" style:font-weight-complex="normal"/>
    </style:style>
    <style:style style:name="P409" style:family="paragraph" style:parent-style-name="Standard">
      <style:text-properties fo:font-weight="normal" officeooo:rsid="019bf3a5" officeooo:paragraph-rsid="020f9281" fo:background-color="#fffbcc" style:font-weight-asian="normal" style:font-weight-complex="normal"/>
    </style:style>
    <style:style style:name="P410" style:family="paragraph" style:parent-style-name="Standard">
      <style:text-properties fo:font-weight="normal" officeooo:rsid="01b486f9" officeooo:paragraph-rsid="01b486f9" fo:background-color="#fffbcc" style:font-weight-asian="normal" style:font-weight-complex="normal"/>
    </style:style>
    <style:style style:name="P411" style:family="paragraph" style:parent-style-name="Standard">
      <style:text-properties fo:font-weight="normal" officeooo:rsid="01cbc856" officeooo:paragraph-rsid="01cbc856" fo:background-color="#fffbcc" style:font-weight-asian="normal" style:font-weight-complex="normal"/>
    </style:style>
    <style:style style:name="P412" style:family="paragraph" style:parent-style-name="Standard">
      <style:text-properties fo:font-weight="normal" officeooo:rsid="01cbc856" officeooo:paragraph-rsid="01ce7c84" fo:background-color="#fffbcc" style:font-weight-asian="normal" style:font-weight-complex="normal"/>
    </style:style>
    <style:style style:name="P413" style:family="paragraph" style:parent-style-name="Standard">
      <style:text-properties fo:font-weight="normal" officeooo:rsid="01cbc856" officeooo:paragraph-rsid="01cfa2bc" fo:background-color="#fffbcc" style:font-weight-asian="normal" style:font-weight-complex="normal"/>
    </style:style>
    <style:style style:name="P414" style:family="paragraph" style:parent-style-name="Standard">
      <style:text-properties fo:font-weight="normal" officeooo:rsid="01cbc856" officeooo:paragraph-rsid="01d26d2e" fo:background-color="#fffbcc" style:font-weight-asian="normal" style:font-weight-complex="normal"/>
    </style:style>
    <style:style style:name="P415" style:family="paragraph" style:parent-style-name="Standard">
      <style:text-properties fo:font-weight="normal" officeooo:rsid="01ed57fe" officeooo:paragraph-rsid="01ed57fe" fo:background-color="#fffbcc" style:font-weight-asian="normal" style:font-weight-complex="normal"/>
    </style:style>
    <style:style style:name="P416" style:family="paragraph" style:parent-style-name="Standard">
      <style:text-properties fo:font-weight="normal" officeooo:rsid="0204a8ed" officeooo:paragraph-rsid="0204a8ed" fo:background-color="#fffbcc" style:font-weight-asian="normal" style:font-weight-complex="normal"/>
    </style:style>
    <style:style style:name="P417" style:family="paragraph" style:parent-style-name="Standard">
      <style:text-properties fo:font-weight="normal" officeooo:rsid="022316d6" officeooo:paragraph-rsid="022316d6" fo:background-color="#fffbcc" style:font-weight-asian="normal" style:font-weight-complex="normal"/>
    </style:style>
    <style:style style:name="P418" style:family="paragraph" style:parent-style-name="Standard">
      <style:text-properties fo:font-weight="normal" officeooo:rsid="023de17b" officeooo:paragraph-rsid="023de17b" fo:background-color="#fffbcc" style:font-weight-asian="normal" style:font-weight-complex="normal"/>
    </style:style>
    <style:style style:name="P419" style:family="paragraph" style:parent-style-name="Standard">
      <style:text-properties fo:font-weight="normal" officeooo:rsid="0254860c" officeooo:paragraph-rsid="0254860c" fo:background-color="#fffbcc" style:font-weight-asian="normal" style:font-weight-complex="normal"/>
    </style:style>
    <style:style style:name="P420" style:family="paragraph" style:parent-style-name="Standard">
      <style:text-properties fo:font-weight="normal" officeooo:rsid="025e0aa2" officeooo:paragraph-rsid="025e0aa2" fo:background-color="#fffbcc" style:font-weight-asian="normal" style:font-weight-complex="normal"/>
    </style:style>
    <style:style style:name="P421" style:family="paragraph" style:parent-style-name="Standard">
      <style:text-properties fo:font-weight="normal" officeooo:rsid="02762153" officeooo:paragraph-rsid="02762153" fo:background-color="#fffbcc" style:font-weight-asian="normal" style:font-weight-complex="normal"/>
    </style:style>
    <style:style style:name="P422" style:family="paragraph" style:parent-style-name="Standard">
      <style:text-properties fo:font-weight="normal" officeooo:rsid="0282cc13" officeooo:paragraph-rsid="0282cc13" fo:background-color="#fffbcc" style:font-weight-asian="normal" style:font-weight-complex="normal"/>
    </style:style>
    <style:style style:name="P423" style:family="paragraph" style:parent-style-name="Standard">
      <style:text-properties fo:font-weight="normal" officeooo:rsid="02871413" officeooo:paragraph-rsid="02871413" fo:background-color="#fffbcc" style:font-weight-asian="normal" style:font-weight-complex="normal"/>
    </style:style>
    <style:style style:name="P424" style:family="paragraph" style:parent-style-name="Standard">
      <style:text-properties fo:font-weight="normal" officeooo:rsid="0288dd57" officeooo:paragraph-rsid="0288dd57" fo:background-color="#fffbcc" style:font-weight-asian="normal" style:font-weight-complex="normal"/>
    </style:style>
    <style:style style:name="P425" style:family="paragraph" style:parent-style-name="Standard">
      <style:text-properties fo:font-weight="normal" officeooo:rsid="028c4d51" officeooo:paragraph-rsid="028c4d51" fo:background-color="#fffbcc" style:font-weight-asian="normal" style:font-weight-complex="normal"/>
    </style:style>
    <style:style style:name="P426" style:family="paragraph" style:parent-style-name="Standard">
      <style:text-properties fo:font-weight="normal" officeooo:rsid="028d38af" officeooo:paragraph-rsid="028d38af" fo:background-color="#fffbcc" style:font-weight-asian="normal" style:font-weight-complex="normal"/>
    </style:style>
    <style:style style:name="P427" style:family="paragraph" style:parent-style-name="Standard">
      <style:text-properties fo:font-weight="normal" officeooo:rsid="0292efb4" officeooo:paragraph-rsid="0292efb4" fo:background-color="#fffbcc" style:font-weight-asian="normal" style:font-weight-complex="normal"/>
    </style:style>
    <style:style style:name="P428" style:family="paragraph" style:parent-style-name="Standard">
      <style:text-properties fo:font-weight="normal" officeooo:rsid="02e737c4" officeooo:paragraph-rsid="03984104" fo:background-color="#fffbcc" style:font-weight-asian="normal" style:font-weight-complex="normal"/>
    </style:style>
    <style:style style:name="P429" style:family="paragraph" style:parent-style-name="Standard">
      <style:text-properties fo:font-weight="normal" officeooo:rsid="03e59d3e" officeooo:paragraph-rsid="03e59d3e" fo:background-color="#fffbcc" style:font-weight-asian="normal" style:font-weight-complex="normal"/>
    </style:style>
    <style:style style:name="P430" style:family="paragraph" style:parent-style-name="Standard">
      <style:text-properties fo:font-weight="normal" officeooo:rsid="03ec341e" officeooo:paragraph-rsid="03ec341e" fo:background-color="#fffbcc" style:font-weight-asian="normal" style:font-weight-complex="normal"/>
    </style:style>
    <style:style style:name="P431" style:family="paragraph" style:parent-style-name="Standard">
      <style:text-properties fo:font-weight="normal" officeooo:rsid="03ef37ad" officeooo:paragraph-rsid="03ef37ad" fo:background-color="#fffbcc" style:font-weight-asian="normal" style:font-weight-complex="normal"/>
    </style:style>
    <style:style style:name="P432" style:family="paragraph" style:parent-style-name="Standard">
      <style:text-properties fo:font-weight="normal" officeooo:rsid="042a6b6f" officeooo:paragraph-rsid="042a6b6f" fo:background-color="#fffbcc" style:font-weight-asian="normal" style:font-weight-complex="normal"/>
    </style:style>
    <style:style style:name="P433" style:family="paragraph" style:parent-style-name="Standard">
      <style:text-properties fo:font-weight="normal" officeooo:rsid="04480a18" officeooo:paragraph-rsid="04480a18" fo:background-color="#fffbcc" style:font-weight-asian="normal" style:font-weight-complex="normal"/>
    </style:style>
    <style:style style:name="P434" style:family="paragraph" style:parent-style-name="Standard">
      <style:text-properties fo:font-weight="normal" officeooo:rsid="04480a18" officeooo:paragraph-rsid="04537a93" fo:background-color="#fffbcc" style:font-weight-asian="normal" style:font-weight-complex="normal"/>
    </style:style>
    <style:style style:name="P435" style:family="paragraph" style:parent-style-name="Standard">
      <style:text-properties fo:font-weight="normal" officeooo:rsid="00951ca6" officeooo:paragraph-rsid="00951ca6" fo:background-color="#b2b2b2" style:font-weight-asian="normal" style:font-weight-complex="normal"/>
    </style:style>
    <style:style style:name="P436" style:family="paragraph" style:parent-style-name="Standard">
      <style:text-properties fo:font-weight="normal" officeooo:rsid="01a3f0ec" officeooo:paragraph-rsid="01a3f0ec" fo:background-color="#e0efd4" style:font-weight-asian="normal" style:font-weight-complex="normal"/>
    </style:style>
    <style:style style:name="P437" style:family="paragraph" style:parent-style-name="Standard">
      <style:text-properties fo:font-weight="normal" officeooo:rsid="023ccf01" officeooo:paragraph-rsid="023ccf01" fo:background-color="#e0efd4" style:font-weight-asian="normal" style:font-weight-complex="normal"/>
    </style:style>
    <style:style style:name="P438" style:family="paragraph" style:parent-style-name="Standard">
      <style:text-properties fo:font-weight="normal" officeooo:rsid="023de17b" officeooo:paragraph-rsid="023de17b" fo:background-color="#c2e0ae" style:font-weight-asian="normal" style:font-weight-complex="normal"/>
    </style:style>
    <style:style style:name="P439" style:family="paragraph" style:parent-style-name="Standard">
      <style:text-properties fo:font-weight="normal" officeooo:rsid="025e0aa2" officeooo:paragraph-rsid="025e0aa2" fo:background-color="#c2e0ae" style:font-weight-asian="normal" style:font-weight-complex="normal"/>
    </style:style>
    <style:style style:name="P440" style:family="paragraph" style:parent-style-name="Standard">
      <style:text-properties fo:font-weight="normal" officeooo:rsid="03ff13cd" officeooo:paragraph-rsid="03ff13cd" fo:background-color="#c2e0ae" style:font-weight-asian="normal" style:font-weight-complex="normal"/>
    </style:style>
    <style:style style:name="P441" style:family="paragraph" style:parent-style-name="Standard">
      <style:text-properties fo:font-weight="normal" officeooo:rsid="0273fc30" officeooo:paragraph-rsid="0273fc30" fo:background-color="#fcd4d1" style:font-weight-asian="normal" style:font-weight-complex="normal"/>
    </style:style>
    <style:style style:name="P442" style:family="paragraph" style:parent-style-name="Standard">
      <style:text-properties fo:font-weight="normal" officeooo:rsid="025e0aa2" officeooo:paragraph-rsid="025e0aa2" fo:background-color="#ffffff" style:font-weight-asian="normal" style:font-weight-complex="normal"/>
    </style:style>
    <style:style style:name="P443" style:family="paragraph" style:parent-style-name="Standard">
      <style:text-properties fo:font-weight="normal" style:font-weight-asian="normal" style:font-weight-complex="normal"/>
    </style:style>
    <style:style style:name="P444" style:family="paragraph" style:parent-style-name="Standard">
      <style:text-properties fo:font-weight="normal" officeooo:rsid="02e737c4" officeooo:paragraph-rsid="03984104" style:font-weight-asian="normal" style:font-weight-complex="normal"/>
    </style:style>
    <style:style style:name="P445" style:family="paragraph" style:parent-style-name="Standard">
      <style:text-properties fo:font-weight="normal" officeooo:rsid="0398c87e" officeooo:paragraph-rsid="0398c87e" style:font-weight-asian="normal" style:font-weight-complex="normal"/>
    </style:style>
    <style:style style:name="P446" style:family="paragraph" style:parent-style-name="Standard">
      <style:text-properties fo:font-weight="normal" officeooo:rsid="03e30a24" officeooo:paragraph-rsid="03e30a24" style:font-weight-asian="normal" style:font-weight-complex="normal"/>
    </style:style>
    <style:style style:name="P447" style:family="paragraph" style:parent-style-name="Standard">
      <style:text-properties fo:font-weight="normal" officeooo:rsid="03edcc59" officeooo:paragraph-rsid="03edcc59" style:font-weight-asian="normal" style:font-weight-complex="normal"/>
    </style:style>
    <style:style style:name="P448" style:family="paragraph" style:parent-style-name="Standard">
      <style:text-properties fo:font-weight="normal" officeooo:rsid="03ef37ad" officeooo:paragraph-rsid="03ef37ad" style:font-weight-asian="normal" style:font-weight-complex="normal"/>
    </style:style>
    <style:style style:name="P449" style:family="paragraph" style:parent-style-name="Standard">
      <style:text-properties fo:font-weight="normal" officeooo:rsid="03f10aa8" officeooo:paragraph-rsid="03f10aa8" style:font-weight-asian="normal" style:font-weight-complex="normal"/>
    </style:style>
    <style:style style:name="P450" style:family="paragraph" style:parent-style-name="Standard">
      <style:text-properties fo:font-weight="normal" officeooo:rsid="03f20aaf" officeooo:paragraph-rsid="03f20aaf" style:font-weight-asian="normal" style:font-weight-complex="normal"/>
    </style:style>
    <style:style style:name="P451" style:family="paragraph" style:parent-style-name="Standard">
      <style:text-properties fo:font-weight="normal" officeooo:rsid="03f6b66e" officeooo:paragraph-rsid="03f6b66e" style:font-weight-asian="normal" style:font-weight-complex="normal"/>
    </style:style>
    <style:style style:name="P452" style:family="paragraph" style:parent-style-name="Standard">
      <style:text-properties fo:font-weight="normal" officeooo:rsid="03fa18a3" officeooo:paragraph-rsid="03fa18a3" style:font-weight-asian="normal" style:font-weight-complex="normal"/>
    </style:style>
    <style:style style:name="P453" style:family="paragraph" style:parent-style-name="Standard">
      <style:text-properties fo:font-weight="normal" officeooo:rsid="04030a6a" officeooo:paragraph-rsid="04030a6a" style:font-weight-asian="normal" style:font-weight-complex="normal"/>
    </style:style>
    <style:style style:name="P454" style:family="paragraph" style:parent-style-name="Standard">
      <style:text-properties fo:font-weight="normal" officeooo:rsid="0407d29c" officeooo:paragraph-rsid="0407d29c" style:font-weight-asian="normal" style:font-weight-complex="normal"/>
    </style:style>
    <style:style style:name="P455" style:family="paragraph" style:parent-style-name="Standard">
      <style:text-properties fo:font-weight="normal" officeooo:rsid="040c0c3b" officeooo:paragraph-rsid="040c0c3b" style:font-weight-asian="normal" style:font-weight-complex="normal"/>
    </style:style>
    <style:style style:name="P456" style:family="paragraph" style:parent-style-name="Standard">
      <style:text-properties fo:font-weight="normal" officeooo:rsid="0411f977" officeooo:paragraph-rsid="0411f977" style:font-weight-asian="normal" style:font-weight-complex="normal"/>
    </style:style>
    <style:style style:name="P457" style:family="paragraph" style:parent-style-name="Standard">
      <style:text-properties fo:font-weight="normal" officeooo:rsid="04139670" officeooo:paragraph-rsid="04139670" style:font-weight-asian="normal" style:font-weight-complex="normal"/>
    </style:style>
    <style:style style:name="P458" style:family="paragraph" style:parent-style-name="Standard">
      <style:text-properties fo:font-weight="normal" officeooo:rsid="0417c4f8" officeooo:paragraph-rsid="0417c4f8" style:font-weight-asian="normal" style:font-weight-complex="normal"/>
    </style:style>
    <style:style style:name="P459" style:family="paragraph" style:parent-style-name="Standard">
      <style:text-properties fo:font-weight="normal" officeooo:rsid="041f6d97" officeooo:paragraph-rsid="041f6d97" style:font-weight-asian="normal" style:font-weight-complex="normal"/>
    </style:style>
    <style:style style:name="P460" style:family="paragraph" style:parent-style-name="Standard">
      <style:text-properties officeooo:rsid="00b6f3cc" officeooo:paragraph-rsid="00b6f3cc" fo:background-color="#ffffff"/>
    </style:style>
    <style:style style:name="P46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6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6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6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68"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69"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70"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7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72" style:family="paragraph" style:parent-style-name="Standard">
      <style:text-properties style:text-underline-style="solid" style:text-underline-width="auto" style:text-underline-color="font-color" officeooo:rsid="031ffe99" officeooo:paragraph-rsid="031ffe99"/>
    </style:style>
    <style:style style:name="P473" style:family="paragraph" style:parent-style-name="Standard">
      <style:text-properties style:text-underline-style="solid" style:text-underline-width="auto" style:text-underline-color="font-color" officeooo:rsid="03742c7d" officeooo:paragraph-rsid="03742c7d"/>
    </style:style>
    <style:style style:name="P474" style:family="paragraph" style:parent-style-name="Standard">
      <style:text-properties style:text-underline-style="solid" style:text-underline-width="auto" style:text-underline-color="font-color" officeooo:rsid="038ed348" officeooo:paragraph-rsid="038ed348"/>
    </style:style>
    <style:style style:name="P475" style:family="paragraph" style:parent-style-name="Standard">
      <style:text-properties style:text-underline-style="solid" style:text-underline-width="auto" style:text-underline-color="font-color" officeooo:rsid="03903eb7" officeooo:paragraph-rsid="03903eb7"/>
    </style:style>
    <style:style style:name="P476" style:family="paragraph" style:parent-style-name="Standard">
      <style:text-properties style:text-underline-style="solid" style:text-underline-width="auto" style:text-underline-color="font-color" officeooo:rsid="03a98cd1" officeooo:paragraph-rsid="03a98cd1"/>
    </style:style>
    <style:style style:name="P477" style:family="paragraph" style:parent-style-name="Standard">
      <style:text-properties style:text-underline-style="solid" style:text-underline-width="auto" style:text-underline-color="font-color" officeooo:rsid="03ba7e3e" officeooo:paragraph-rsid="03ba7e3e" fo:background-color="transparent"/>
    </style:style>
    <style:style style:name="P47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79" style:family="paragraph" style:parent-style-name="Standard">
      <style:text-properties officeooo:rsid="02bcbf2e" officeooo:paragraph-rsid="02bcbf2e"/>
    </style:style>
    <style:style style:name="P480" style:family="paragraph" style:parent-style-name="Standard">
      <style:text-properties officeooo:rsid="02bcbf2e" officeooo:paragraph-rsid="02e8c3d3"/>
    </style:style>
    <style:style style:name="P481" style:family="paragraph" style:parent-style-name="Standard">
      <style:text-properties officeooo:rsid="02bd4bf4" officeooo:paragraph-rsid="02bd4bf4"/>
    </style:style>
    <style:style style:name="P482" style:family="paragraph" style:parent-style-name="Standard">
      <style:text-properties officeooo:rsid="02be337f" officeooo:paragraph-rsid="02be337f"/>
    </style:style>
    <style:style style:name="P483" style:family="paragraph" style:parent-style-name="Standard">
      <style:text-properties officeooo:rsid="02beb490" officeooo:paragraph-rsid="02beb490"/>
    </style:style>
    <style:style style:name="P484" style:family="paragraph" style:parent-style-name="Standard">
      <style:text-properties officeooo:rsid="02c25ef0" officeooo:paragraph-rsid="02c25ef0"/>
    </style:style>
    <style:style style:name="P485" style:family="paragraph" style:parent-style-name="Standard">
      <style:text-properties officeooo:rsid="02c35e10" officeooo:paragraph-rsid="02c35e10"/>
    </style:style>
    <style:style style:name="P486" style:family="paragraph" style:parent-style-name="Standard">
      <style:text-properties officeooo:rsid="02c5ae35" officeooo:paragraph-rsid="02c5ae35"/>
    </style:style>
    <style:style style:name="P487" style:family="paragraph" style:parent-style-name="Standard">
      <style:text-properties officeooo:rsid="02c902b2" officeooo:paragraph-rsid="02c902b2"/>
    </style:style>
    <style:style style:name="P488" style:family="paragraph" style:parent-style-name="Standard">
      <style:text-properties officeooo:rsid="02cfb9d0" officeooo:paragraph-rsid="02cfb9d0"/>
    </style:style>
    <style:style style:name="P489" style:family="paragraph" style:parent-style-name="Standard">
      <style:text-properties officeooo:rsid="02d74a12" officeooo:paragraph-rsid="02d74a12"/>
    </style:style>
    <style:style style:name="P490" style:family="paragraph" style:parent-style-name="Standard">
      <style:text-properties officeooo:rsid="02de757b" officeooo:paragraph-rsid="02de757b"/>
    </style:style>
    <style:style style:name="P491" style:family="paragraph" style:parent-style-name="Standard">
      <style:text-properties officeooo:rsid="02e11df6" officeooo:paragraph-rsid="02e11df6"/>
    </style:style>
    <style:style style:name="P492" style:family="paragraph" style:parent-style-name="Standard">
      <style:text-properties officeooo:rsid="02e8c3d3" officeooo:paragraph-rsid="02e8c3d3"/>
    </style:style>
    <style:style style:name="P493" style:family="paragraph" style:parent-style-name="Standard">
      <style:text-properties officeooo:rsid="02f1aeae" officeooo:paragraph-rsid="02f1aeae"/>
    </style:style>
    <style:style style:name="P494" style:family="paragraph" style:parent-style-name="Standard">
      <style:text-properties officeooo:rsid="02f1db86" officeooo:paragraph-rsid="02f1db86"/>
    </style:style>
    <style:style style:name="P495" style:family="paragraph" style:parent-style-name="Standard">
      <style:text-properties officeooo:rsid="02bcbf2e" officeooo:paragraph-rsid="02bcbf2e" fo:background-color="#c2e0ae"/>
    </style:style>
    <style:style style:name="P496" style:family="paragraph" style:parent-style-name="Standard">
      <style:text-properties officeooo:rsid="0314088b" officeooo:paragraph-rsid="0314088b" fo:background-color="#c2e0ae"/>
    </style:style>
    <style:style style:name="P497" style:family="paragraph" style:parent-style-name="Standard">
      <style:text-properties officeooo:rsid="02c902b2" officeooo:paragraph-rsid="02c902b2" fo:background-color="#c2e0ae"/>
    </style:style>
    <style:style style:name="P498" style:family="paragraph" style:parent-style-name="Standard">
      <style:text-properties officeooo:rsid="02c902b2" officeooo:paragraph-rsid="037807b7" fo:background-color="#c2e0ae"/>
    </style:style>
    <style:style style:name="P499" style:family="paragraph" style:parent-style-name="Standard">
      <style:text-properties officeooo:rsid="03a98cd1" officeooo:paragraph-rsid="03a98cd1" fo:background-color="#c2e0ae"/>
    </style:style>
    <style:style style:name="P500" style:family="paragraph" style:parent-style-name="Standard">
      <style:text-properties officeooo:rsid="03ac3b03" officeooo:paragraph-rsid="03ac3b03" fo:background-color="#c2e0ae"/>
    </style:style>
    <style:style style:name="P501" style:family="paragraph" style:parent-style-name="Standard">
      <style:text-properties officeooo:rsid="02f2c1e9" officeooo:paragraph-rsid="02f2c1e9"/>
    </style:style>
    <style:style style:name="P502" style:family="paragraph" style:parent-style-name="Standard">
      <style:text-properties officeooo:rsid="02f694fc" officeooo:paragraph-rsid="02f694fc"/>
    </style:style>
    <style:style style:name="P503" style:family="paragraph" style:parent-style-name="Standard">
      <style:text-properties officeooo:rsid="02fb48b4" officeooo:paragraph-rsid="02fb48b4"/>
    </style:style>
    <style:style style:name="P504" style:family="paragraph" style:parent-style-name="Standard">
      <style:text-properties officeooo:rsid="02fb48b4" officeooo:paragraph-rsid="030031a4"/>
    </style:style>
    <style:style style:name="P505" style:family="paragraph" style:parent-style-name="Standard">
      <style:text-properties officeooo:rsid="03085cb2" officeooo:paragraph-rsid="03085cb2"/>
    </style:style>
    <style:style style:name="P506" style:family="paragraph" style:parent-style-name="Standard">
      <style:text-properties officeooo:rsid="030d4122" officeooo:paragraph-rsid="030d4122"/>
    </style:style>
    <style:style style:name="P507" style:family="paragraph" style:parent-style-name="Standard">
      <style:text-properties officeooo:rsid="03130831" officeooo:paragraph-rsid="03130831"/>
    </style:style>
    <style:style style:name="P508" style:family="paragraph" style:parent-style-name="Standard">
      <style:text-properties officeooo:rsid="03137ecf" officeooo:paragraph-rsid="03137ecf"/>
    </style:style>
    <style:style style:name="P509" style:family="paragraph" style:parent-style-name="Standard">
      <style:text-properties officeooo:rsid="0314ac8b" officeooo:paragraph-rsid="0314ac8b"/>
    </style:style>
    <style:style style:name="P510" style:family="paragraph" style:parent-style-name="Standard">
      <style:text-properties officeooo:rsid="0316e739" officeooo:paragraph-rsid="0316e739"/>
    </style:style>
    <style:style style:name="P511" style:family="paragraph" style:parent-style-name="Standard">
      <style:text-properties officeooo:rsid="0317e803" officeooo:paragraph-rsid="0317e803"/>
    </style:style>
    <style:style style:name="P512" style:family="paragraph" style:parent-style-name="Standard">
      <style:text-properties officeooo:rsid="031e5a95" officeooo:paragraph-rsid="031e5a95"/>
    </style:style>
    <style:style style:name="P513" style:family="paragraph" style:parent-style-name="Standard">
      <style:text-properties officeooo:rsid="03208fe0" officeooo:paragraph-rsid="03208fe0"/>
    </style:style>
    <style:style style:name="P514" style:family="paragraph" style:parent-style-name="Standard">
      <style:text-properties officeooo:rsid="0320b308" officeooo:paragraph-rsid="0320b308"/>
    </style:style>
    <style:style style:name="P515" style:family="paragraph" style:parent-style-name="Standard">
      <style:text-properties officeooo:rsid="0321a5bf" officeooo:paragraph-rsid="0321a5bf"/>
    </style:style>
    <style:style style:name="P516" style:family="paragraph" style:parent-style-name="Standard">
      <style:text-properties officeooo:rsid="0323a30b" officeooo:paragraph-rsid="0323a30b"/>
    </style:style>
    <style:style style:name="P517" style:family="paragraph" style:parent-style-name="Standard">
      <style:text-properties officeooo:rsid="0326ecca" officeooo:paragraph-rsid="02c902b2"/>
    </style:style>
    <style:style style:name="P518" style:family="paragraph" style:parent-style-name="Standard">
      <style:text-properties officeooo:rsid="032d8d36" officeooo:paragraph-rsid="032d8d36"/>
    </style:style>
    <style:style style:name="P519" style:family="paragraph" style:parent-style-name="Standard">
      <style:text-properties officeooo:rsid="0332e759" officeooo:paragraph-rsid="0332e759"/>
    </style:style>
    <style:style style:name="P520" style:family="paragraph" style:parent-style-name="Standard">
      <style:text-properties officeooo:rsid="033474cd" officeooo:paragraph-rsid="033474cd"/>
    </style:style>
    <style:style style:name="P521" style:family="paragraph" style:parent-style-name="Standard">
      <style:text-properties officeooo:rsid="033d0e69" officeooo:paragraph-rsid="033d0e69"/>
    </style:style>
    <style:style style:name="P522" style:family="paragraph" style:parent-style-name="Standard">
      <style:text-properties officeooo:rsid="033e17fe" officeooo:paragraph-rsid="033e17fe"/>
    </style:style>
    <style:style style:name="P523" style:family="paragraph" style:parent-style-name="Standard">
      <style:text-properties officeooo:rsid="033e4e3c" officeooo:paragraph-rsid="033e4e3c"/>
    </style:style>
    <style:style style:name="P524" style:family="paragraph" style:parent-style-name="Standard">
      <style:text-properties officeooo:rsid="033eb6a8" officeooo:paragraph-rsid="033eb6a8"/>
    </style:style>
    <style:style style:name="P525" style:family="paragraph" style:parent-style-name="Standard">
      <style:text-properties officeooo:rsid="0340dd9b" officeooo:paragraph-rsid="0340dd9b"/>
    </style:style>
    <style:style style:name="P526" style:family="paragraph" style:parent-style-name="Standard">
      <style:text-properties officeooo:rsid="034276c3" officeooo:paragraph-rsid="034276c3"/>
    </style:style>
    <style:style style:name="P527" style:family="paragraph" style:parent-style-name="Standard">
      <style:text-properties officeooo:rsid="03430406" officeooo:paragraph-rsid="03430406"/>
    </style:style>
    <style:style style:name="P528" style:family="paragraph" style:parent-style-name="Standard">
      <style:text-properties officeooo:rsid="03436aba" officeooo:paragraph-rsid="03436aba"/>
    </style:style>
    <style:style style:name="P529" style:family="paragraph" style:parent-style-name="Standard">
      <style:text-properties officeooo:paragraph-rsid="0346f7cc"/>
    </style:style>
    <style:style style:name="P530" style:family="paragraph" style:parent-style-name="Standard">
      <style:text-properties officeooo:rsid="034842a8" officeooo:paragraph-rsid="034842a8"/>
    </style:style>
    <style:style style:name="P531" style:family="paragraph" style:parent-style-name="Standard">
      <style:text-properties officeooo:rsid="03484e1a" officeooo:paragraph-rsid="03484e1a"/>
    </style:style>
    <style:style style:name="P532" style:family="paragraph" style:parent-style-name="Standard">
      <style:text-properties officeooo:rsid="0348c1bc" officeooo:paragraph-rsid="0348c1bc"/>
    </style:style>
    <style:style style:name="P533" style:family="paragraph" style:parent-style-name="Standard">
      <style:text-properties officeooo:rsid="034a8439" officeooo:paragraph-rsid="034a8439"/>
    </style:style>
    <style:style style:name="P534" style:family="paragraph" style:parent-style-name="Standard">
      <style:text-properties officeooo:rsid="034dee43" officeooo:paragraph-rsid="034dee43"/>
    </style:style>
    <style:style style:name="P535" style:family="paragraph" style:parent-style-name="Standard">
      <style:text-properties officeooo:rsid="034fb1bd" officeooo:paragraph-rsid="034fb1bd"/>
    </style:style>
    <style:style style:name="P536" style:family="paragraph" style:parent-style-name="Standard">
      <style:text-properties officeooo:rsid="03505283" officeooo:paragraph-rsid="03505283"/>
    </style:style>
    <style:style style:name="P537" style:family="paragraph" style:parent-style-name="Standard">
      <style:text-properties officeooo:rsid="03535a4e" officeooo:paragraph-rsid="03535a4e"/>
    </style:style>
    <style:style style:name="P538" style:family="paragraph" style:parent-style-name="Standard">
      <style:text-properties officeooo:paragraph-rsid="0355bf4e"/>
    </style:style>
    <style:style style:name="P539" style:family="paragraph" style:parent-style-name="Standard">
      <style:text-properties officeooo:rsid="0356b021" officeooo:paragraph-rsid="0356b021"/>
    </style:style>
    <style:style style:name="P540" style:family="paragraph" style:parent-style-name="Standard">
      <style:text-properties officeooo:rsid="035c1759" officeooo:paragraph-rsid="035c1759"/>
    </style:style>
    <style:style style:name="P541" style:family="paragraph" style:parent-style-name="Standard">
      <style:text-properties officeooo:rsid="035cd642" officeooo:paragraph-rsid="035cd642"/>
    </style:style>
    <style:style style:name="P542" style:family="paragraph" style:parent-style-name="Standard">
      <style:text-properties officeooo:rsid="035e3011" officeooo:paragraph-rsid="035e3011"/>
    </style:style>
    <style:style style:name="P543" style:family="paragraph" style:parent-style-name="Standard">
      <style:text-properties officeooo:rsid="0363ed97" officeooo:paragraph-rsid="0363ed97"/>
    </style:style>
    <style:style style:name="P544" style:family="paragraph" style:parent-style-name="Standard">
      <style:text-properties officeooo:rsid="03650412" officeooo:paragraph-rsid="03650412"/>
    </style:style>
    <style:style style:name="P545" style:family="paragraph" style:parent-style-name="Standard">
      <style:text-properties officeooo:rsid="0365e030" officeooo:paragraph-rsid="0365e030"/>
    </style:style>
    <style:style style:name="P546" style:family="paragraph" style:parent-style-name="Standard">
      <style:text-properties officeooo:rsid="0367d2a8" officeooo:paragraph-rsid="0367d2a8"/>
    </style:style>
    <style:style style:name="P547" style:family="paragraph" style:parent-style-name="Standard">
      <style:text-properties officeooo:rsid="0369aa2f" officeooo:paragraph-rsid="0369aa2f"/>
    </style:style>
    <style:style style:name="P548" style:family="paragraph" style:parent-style-name="Standard">
      <style:text-properties officeooo:rsid="036d984d" officeooo:paragraph-rsid="036d984d"/>
    </style:style>
    <style:style style:name="P549" style:family="paragraph" style:parent-style-name="Standard">
      <style:text-properties officeooo:rsid="0371406c" officeooo:paragraph-rsid="0371406c"/>
    </style:style>
    <style:style style:name="P550" style:family="paragraph" style:parent-style-name="Standard">
      <style:text-properties officeooo:rsid="03728b4d" officeooo:paragraph-rsid="03728b4d"/>
    </style:style>
    <style:style style:name="P551" style:family="paragraph" style:parent-style-name="Standard">
      <style:text-properties officeooo:rsid="0376a018" officeooo:paragraph-rsid="0376a018"/>
    </style:style>
    <style:style style:name="P552" style:family="paragraph" style:parent-style-name="Standard">
      <style:text-properties officeooo:rsid="0377e188" officeooo:paragraph-rsid="0377e188"/>
    </style:style>
    <style:style style:name="P553" style:family="paragraph" style:parent-style-name="Standard">
      <style:text-properties officeooo:rsid="0379afd5" officeooo:paragraph-rsid="0379afd5"/>
    </style:style>
    <style:style style:name="P554" style:family="paragraph" style:parent-style-name="Standard">
      <style:text-properties officeooo:rsid="037e3d20" officeooo:paragraph-rsid="037e3d20"/>
    </style:style>
    <style:style style:name="P555" style:family="paragraph" style:parent-style-name="Standard">
      <style:text-properties officeooo:rsid="037fbec7" officeooo:paragraph-rsid="0381a2de"/>
    </style:style>
    <style:style style:name="P556" style:family="paragraph" style:parent-style-name="Standard">
      <style:text-properties officeooo:rsid="03848c48" officeooo:paragraph-rsid="03848c48"/>
    </style:style>
    <style:style style:name="P557" style:family="paragraph" style:parent-style-name="Standard">
      <style:text-properties officeooo:rsid="03888876" officeooo:paragraph-rsid="03888876"/>
    </style:style>
    <style:style style:name="P558" style:family="paragraph" style:parent-style-name="Standard">
      <style:text-properties officeooo:rsid="0389d144" officeooo:paragraph-rsid="0389d144"/>
    </style:style>
    <style:style style:name="P559" style:family="paragraph" style:parent-style-name="Standard">
      <style:text-properties officeooo:rsid="038c6d79" officeooo:paragraph-rsid="038c6d79"/>
    </style:style>
    <style:style style:name="P560" style:family="paragraph" style:parent-style-name="Standard">
      <style:text-properties officeooo:rsid="038e969a" officeooo:paragraph-rsid="038e969a"/>
    </style:style>
    <style:style style:name="P561" style:family="paragraph" style:parent-style-name="Standard">
      <style:text-properties officeooo:rsid="03984104" officeooo:paragraph-rsid="03984104"/>
    </style:style>
    <style:style style:name="P562" style:family="paragraph" style:parent-style-name="Standard">
      <style:text-properties officeooo:rsid="03984104" officeooo:paragraph-rsid="03df0493"/>
    </style:style>
    <style:style style:name="P563" style:family="paragraph" style:parent-style-name="Standard">
      <style:text-properties officeooo:rsid="039d8837" officeooo:paragraph-rsid="039d8837"/>
    </style:style>
    <style:style style:name="P564" style:family="paragraph" style:parent-style-name="Standard">
      <style:text-properties officeooo:rsid="039f12d6" officeooo:paragraph-rsid="039f12d6"/>
    </style:style>
    <style:style style:name="P565" style:family="paragraph" style:parent-style-name="Standard">
      <style:text-properties officeooo:rsid="03a03db6" officeooo:paragraph-rsid="03a03db6"/>
    </style:style>
    <style:style style:name="P566" style:family="paragraph" style:parent-style-name="Standard">
      <style:text-properties officeooo:paragraph-rsid="03a0b425"/>
    </style:style>
    <style:style style:name="P567" style:family="paragraph" style:parent-style-name="Standard">
      <style:text-properties officeooo:rsid="03a46496" officeooo:paragraph-rsid="03a46496"/>
    </style:style>
    <style:style style:name="P568" style:family="paragraph" style:parent-style-name="Standard">
      <style:text-properties officeooo:rsid="03a70826" officeooo:paragraph-rsid="03a70826"/>
    </style:style>
    <style:style style:name="P569" style:family="paragraph" style:parent-style-name="Standard">
      <style:text-properties officeooo:rsid="03a98cd1" officeooo:paragraph-rsid="03a98cd1"/>
    </style:style>
    <style:style style:name="P570" style:family="paragraph" style:parent-style-name="Standard">
      <style:text-properties officeooo:rsid="03aa4e03" officeooo:paragraph-rsid="03aa4e03"/>
    </style:style>
    <style:style style:name="P571" style:family="paragraph" style:parent-style-name="Standard">
      <style:text-properties officeooo:rsid="03ac3b03" officeooo:paragraph-rsid="03ac3b03"/>
    </style:style>
    <style:style style:name="P572" style:family="paragraph" style:parent-style-name="Standard">
      <style:text-properties officeooo:rsid="03ac3b03" officeooo:paragraph-rsid="03d0fac5"/>
    </style:style>
    <style:style style:name="P573" style:family="paragraph" style:parent-style-name="Standard">
      <style:text-properties officeooo:paragraph-rsid="03b6a146"/>
    </style:style>
    <style:style style:name="P574"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75"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7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78" style:family="paragraph" style:parent-style-name="Standard">
      <style:paragraph-properties fo:break-before="page"/>
      <style:text-properties officeooo:rsid="0031e8bd" officeooo:paragraph-rsid="0031e8bd" fo:background-color="#bee3d3"/>
    </style:style>
    <style:style style:name="P57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8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8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8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8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84" style:family="paragraph" style:parent-style-name="Standard">
      <style:paragraph-properties fo:break-before="page"/>
      <style:text-properties fo:font-weight="bold" style:font-weight-asian="bold" style:font-weight-complex="bold"/>
    </style:style>
    <style:style style:name="P58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8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7" style:family="paragraph" style:parent-style-name="Preformatted_20_Text">
      <style:paragraph-properties fo:orphans="2" fo:widows="2"/>
      <style:text-properties fo:background-color="#fffbcc"/>
    </style:style>
    <style:style style:name="P58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9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9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9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9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9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9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9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9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9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9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0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0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0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0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0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0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0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0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0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09" style:family="paragraph" style:parent-style-name="Standard" style:list-style-name="L5">
      <style:text-properties fo:font-weight="normal" officeooo:rsid="025e0aa2" officeooo:paragraph-rsid="026f8ea6" fo:background-color="#fffbcc" style:font-weight-asian="normal" style:font-weight-complex="normal"/>
    </style:style>
    <style:style style:name="P610" style:family="paragraph" style:parent-style-name="Standard" style:list-style-name="L2">
      <style:text-properties officeooo:rsid="00c188a1" officeooo:paragraph-rsid="00c188a1"/>
    </style:style>
    <style:style style:name="P611"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2"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6" style:family="paragraph" style:parent-style-name="Standard" style:list-style-name="L26">
      <style:text-properties style:text-underline-style="solid" style:text-underline-width="auto" style:text-underline-color="font-color" officeooo:rsid="03452efc" officeooo:paragraph-rsid="0346f7cc"/>
    </style:style>
    <style:style style:name="P617" style:family="paragraph" style:parent-style-name="Standard" style:list-style-name="L8">
      <style:text-properties officeooo:paragraph-rsid="025e0aa2"/>
    </style:style>
    <style:style style:name="P618" style:family="paragraph" style:parent-style-name="Standard" style:list-style-name="L21">
      <style:text-properties officeooo:paragraph-rsid="025e0aa2"/>
    </style:style>
    <style:style style:name="P619" style:family="paragraph" style:parent-style-name="Standard" style:list-style-name="L22">
      <style:text-properties officeooo:paragraph-rsid="025e0aa2"/>
    </style:style>
    <style:style style:name="P620" style:family="paragraph" style:parent-style-name="Standard" style:list-style-name="L24">
      <style:text-properties officeooo:rsid="02d74a12" officeooo:paragraph-rsid="02d74a12"/>
    </style:style>
    <style:style style:name="P621" style:family="paragraph" style:parent-style-name="Standard" style:list-style-name="L25">
      <style:text-properties officeooo:rsid="02f694fc" officeooo:paragraph-rsid="02f694fc" fo:background-color="#fffbcc"/>
    </style:style>
    <style:style style:name="P622" style:family="paragraph" style:parent-style-name="Standard" style:list-style-name="L25">
      <style:text-properties officeooo:rsid="02f694fc" officeooo:paragraph-rsid="02f87803" fo:background-color="#fffbcc"/>
    </style:style>
    <style:style style:name="P623" style:family="paragraph" style:parent-style-name="Standard" style:list-style-name="L26">
      <style:text-properties officeooo:rsid="03436aba" officeooo:paragraph-rsid="03452efc"/>
    </style:style>
    <style:style style:name="P624"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officeooo:rsid="0463b9af" style:font-weight-asian="bold" style:font-weight-complex="bold"/>
    </style:style>
    <style:style style:name="T37" style:family="text">
      <style:text-properties fo:font-weight="bold" officeooo:rsid="046d0845" style:font-weight-asian="bold" style:font-weight-complex="bold"/>
    </style:style>
    <style:style style:name="T38" style:family="text">
      <style:text-properties fo:font-weight="bold" fo:background-color="#fffbcc" loext:char-shading-value="0" style:font-weight-asian="bold" style:font-weight-complex="bold"/>
    </style:style>
    <style:style style:name="T39" style:family="text">
      <style:text-properties officeooo:rsid="00332db7"/>
    </style:style>
    <style:style style:name="T40" style:family="text">
      <style:text-properties officeooo:rsid="0038d721"/>
    </style:style>
    <style:style style:name="T41" style:family="text">
      <style:text-properties officeooo:rsid="0041e076"/>
    </style:style>
    <style:style style:name="T42" style:family="text">
      <style:text-properties fo:background-color="#e0efd4" loext:char-shading-value="0"/>
    </style:style>
    <style:style style:name="T43" style:family="text">
      <style:text-properties officeooo:rsid="004cdac1" fo:background-color="#e0efd4" loext:char-shading-value="0"/>
    </style:style>
    <style:style style:name="T44" style:family="text">
      <style:text-properties officeooo:rsid="00491b3c"/>
    </style:style>
    <style:style style:name="T45" style:family="text">
      <style:text-properties fo:background-color="transparent" loext:char-shading-value="0"/>
    </style:style>
    <style:style style:name="T46" style:family="text">
      <style:text-properties officeooo:rsid="006029b5" fo:background-color="transparent" loext:char-shading-value="0"/>
    </style:style>
    <style:style style:name="T47" style:family="text">
      <style:text-properties officeooo:rsid="02907a27" fo:background-color="transparent" loext:char-shading-value="0"/>
    </style:style>
    <style:style style:name="T48" style:family="text">
      <style:text-properties officeooo:rsid="02c902b2" fo:background-color="transparent" loext:char-shading-value="0"/>
    </style:style>
    <style:style style:name="T49" style:family="text">
      <style:text-properties officeooo:rsid="03b6a146" fo:background-color="transparent" loext:char-shading-value="0"/>
    </style:style>
    <style:style style:name="T50" style:family="text">
      <style:text-properties officeooo:rsid="03ee24f8" fo:background-color="transparent" loext:char-shading-value="0"/>
    </style:style>
    <style:style style:name="T51" style:family="text">
      <style:text-properties officeooo:rsid="044d5e37" fo:background-color="transparent" loext:char-shading-value="0"/>
    </style:style>
    <style:style style:name="T52" style:family="text">
      <style:text-properties officeooo:rsid="0054cb6b"/>
    </style:style>
    <style:style style:name="T53" style:family="text">
      <style:text-properties officeooo:rsid="00667c08"/>
    </style:style>
    <style:style style:name="T54" style:family="text">
      <style:text-properties officeooo:rsid="00695b6c"/>
    </style:style>
    <style:style style:name="T55" style:family="text">
      <style:text-properties officeooo:rsid="006b328e"/>
    </style:style>
    <style:style style:name="T56" style:family="text">
      <style:text-properties officeooo:rsid="006e755c"/>
    </style:style>
    <style:style style:name="T57" style:family="text">
      <style:text-properties officeooo:rsid="00722e69"/>
    </style:style>
    <style:style style:name="T58" style:family="text">
      <style:text-properties officeooo:rsid="00734844"/>
    </style:style>
    <style:style style:name="T59" style:family="text">
      <style:text-properties officeooo:rsid="0084e4fc"/>
    </style:style>
    <style:style style:name="T60" style:family="text">
      <style:text-properties officeooo:rsid="00887af3"/>
    </style:style>
    <style:style style:name="T61" style:family="text">
      <style:text-properties officeooo:rsid="008aa198"/>
    </style:style>
    <style:style style:name="T62" style:family="text">
      <style:text-properties officeooo:rsid="008c5a95"/>
    </style:style>
    <style:style style:name="T63" style:family="text">
      <style:text-properties officeooo:rsid="008f6e8a"/>
    </style:style>
    <style:style style:name="T64" style:family="text">
      <style:text-properties officeooo:rsid="0096d1aa"/>
    </style:style>
    <style:style style:name="T65" style:family="text">
      <style:text-properties officeooo:rsid="009ac85e"/>
    </style:style>
    <style:style style:name="T66" style:family="text">
      <style:text-properties officeooo:rsid="009e3f15"/>
    </style:style>
    <style:style style:name="T67" style:family="text">
      <style:text-properties fo:font-weight="normal" style:font-weight-asian="normal" style:font-weight-complex="normal"/>
    </style:style>
    <style:style style:name="T68" style:family="text">
      <style:text-properties fo:font-weight="normal" officeooo:rsid="03b43517" style:font-weight-asian="normal" style:font-weight-complex="normal"/>
    </style:style>
    <style:style style:name="T69" style:family="text">
      <style:text-properties fo:font-weight="normal" officeooo:rsid="03b5f3ba"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font-weight="normal" officeooo:rsid="00c2a4a5" fo:background-color="transparent" loext:char-shading-value="0" style:font-weight-asian="normal" style:font-weight-complex="normal"/>
    </style:style>
    <style:style style:name="T72" style:family="text">
      <style:text-properties fo:font-weight="normal" officeooo:rsid="025e0aa2" fo:background-color="transparent" loext:char-shading-value="0" style:font-weight-asian="normal" style:font-weight-complex="normal"/>
    </style:style>
    <style:style style:name="T73" style:family="text">
      <style:text-properties fo:font-weight="normal" officeooo:rsid="025e0aa2" fo:background-color="#fffbcc" loext:char-shading-value="0" style:font-weight-asian="normal" style:font-weight-complex="normal"/>
    </style:style>
    <style:style style:name="T74" style:family="text">
      <style:text-properties officeooo:rsid="00a5510a"/>
    </style:style>
    <style:style style:name="T75" style:family="text">
      <style:text-properties officeooo:rsid="00b3fdde"/>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bf226f"/>
    </style:style>
    <style:style style:name="T78" style:family="text">
      <style:text-properties style:text-underline-style="solid" style:text-underline-width="auto" style:text-underline-color="font-color" officeooo:rsid="00ca93d4"/>
    </style:style>
    <style:style style:name="T79" style:family="text">
      <style:text-properties style:text-underline-style="solid" style:text-underline-width="auto" style:text-underline-color="font-color" officeooo:rsid="00cb8023"/>
    </style:style>
    <style:style style:name="T80" style:family="text">
      <style:text-properties style:text-underline-style="solid" style:text-underline-width="auto" style:text-underline-color="font-color" officeooo:rsid="01346876"/>
    </style:style>
    <style:style style:name="T81" style:family="text">
      <style:text-properties style:text-underline-style="solid" style:text-underline-width="auto" style:text-underline-color="font-color" officeooo:rsid="014d5fab"/>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fo:font-weight="bold" officeooo:rsid="014d5fab" style:font-weight-asian="bold" style:font-weight-complex="bold"/>
    </style:style>
    <style:style style:name="T84" style:family="text">
      <style:text-properties style:text-underline-style="solid" style:text-underline-width="auto" style:text-underline-color="font-color" officeooo:rsid="015208b5"/>
    </style:style>
    <style:style style:name="T85" style:family="text">
      <style:text-properties style:text-underline-style="solid" style:text-underline-width="auto" style:text-underline-color="font-color" officeooo:rsid="01540971"/>
    </style:style>
    <style:style style:name="T86" style:family="text">
      <style:text-properties style:text-underline-style="solid" style:text-underline-width="auto" style:text-underline-color="font-color" officeooo:rsid="0171082b"/>
    </style:style>
    <style:style style:name="T87" style:family="text">
      <style:text-properties style:text-underline-style="solid" style:text-underline-width="auto" style:text-underline-color="font-color" officeooo:rsid="0178db2d"/>
    </style:style>
    <style:style style:name="T88" style:family="text">
      <style:text-properties style:text-underline-style="solid" style:text-underline-width="auto" style:text-underline-color="font-color" officeooo:rsid="01895d20"/>
    </style:style>
    <style:style style:name="T89" style:family="text">
      <style:text-properties style:text-underline-style="solid" style:text-underline-width="auto" style:text-underline-color="font-color" officeooo:rsid="018e7e65"/>
    </style:style>
    <style:style style:name="T90" style:family="text">
      <style:text-properties style:text-underline-style="solid" style:text-underline-width="auto" style:text-underline-color="font-color" officeooo:rsid="0196006e"/>
    </style:style>
    <style:style style:name="T91" style:family="text">
      <style:text-properties style:text-underline-style="solid" style:text-underline-width="auto" style:text-underline-color="font-color" officeooo:rsid="019cab14"/>
    </style:style>
    <style:style style:name="T92" style:family="text">
      <style:text-properties style:text-underline-style="solid" style:text-underline-width="auto" style:text-underline-color="font-color" officeooo:rsid="01a0b6bb"/>
    </style:style>
    <style:style style:name="T93" style:family="text">
      <style:text-properties style:text-underline-style="solid" style:text-underline-width="auto" style:text-underline-color="font-color" officeooo:rsid="01a76ada" fo:background-color="#ffffff" loext:char-shading-value="0"/>
    </style:style>
    <style:style style:name="T94" style:family="text">
      <style:text-properties style:text-underline-style="solid" style:text-underline-width="auto" style:text-underline-color="font-color" officeooo:rsid="01aa7c66" fo:background-color="#ffffff" loext:char-shading-value="0"/>
    </style:style>
    <style:style style:name="T95" style:family="text">
      <style:text-properties style:text-underline-style="solid" style:text-underline-width="auto" style:text-underline-color="font-color" officeooo:rsid="01ab611f" fo:background-color="#ffffff" loext:char-shading-value="0"/>
    </style:style>
    <style:style style:name="T96" style:family="text">
      <style:text-properties style:text-underline-style="solid" style:text-underline-width="auto" style:text-underline-color="font-color" officeooo:rsid="01acd4a7" fo:background-color="#ffffff" loext:char-shading-value="0"/>
    </style:style>
    <style:style style:name="T97" style:family="text">
      <style:text-properties style:text-underline-style="solid" style:text-underline-width="auto" style:text-underline-color="font-color" officeooo:rsid="01fbe6bd"/>
    </style:style>
    <style:style style:name="T98"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9" style:family="text">
      <style:text-properties style:text-underline-style="solid" style:text-underline-width="auto" style:text-underline-color="font-color" officeooo:rsid="02fd08f2"/>
    </style:style>
    <style:style style:name="T100" style:family="text">
      <style:text-properties style:text-underline-style="solid" style:text-underline-width="auto" style:text-underline-color="font-color" officeooo:rsid="0318c1fb"/>
    </style:style>
    <style:style style:name="T101" style:family="text">
      <style:text-properties style:text-underline-style="solid" style:text-underline-width="auto" style:text-underline-color="font-color" officeooo:rsid="03243775"/>
    </style:style>
    <style:style style:name="T102" style:family="text">
      <style:text-properties style:text-underline-style="solid" style:text-underline-width="auto" style:text-underline-color="font-color" officeooo:rsid="0324af48"/>
    </style:style>
    <style:style style:name="T103" style:family="text">
      <style:text-properties style:text-underline-style="solid" style:text-underline-width="auto" style:text-underline-color="font-color" officeooo:rsid="03452efc"/>
    </style:style>
    <style:style style:name="T104" style:family="text">
      <style:text-properties style:text-underline-style="solid" style:text-underline-width="auto" style:text-underline-color="font-color" officeooo:rsid="035f3d34"/>
    </style:style>
    <style:style style:name="T105" style:family="text">
      <style:text-properties style:text-underline-style="solid" style:text-underline-width="auto" style:text-underline-color="font-color" officeooo:rsid="036eed89"/>
    </style:style>
    <style:style style:name="T106" style:family="text">
      <style:text-properties style:text-underline-style="solid" style:text-underline-width="auto" style:text-underline-color="font-color" officeooo:rsid="03722dc4"/>
    </style:style>
    <style:style style:name="T107" style:family="text">
      <style:text-properties style:text-underline-style="solid" style:text-underline-width="auto" style:text-underline-color="font-color" officeooo:rsid="042fb174"/>
    </style:style>
    <style:style style:name="T108" style:family="text">
      <style:text-properties style:text-underline-style="solid" style:text-underline-width="auto" style:text-underline-color="font-color" officeooo:rsid="04464d18"/>
    </style:style>
    <style:style style:name="T109" style:family="text">
      <style:text-properties style:text-underline-style="solid" style:text-underline-width="auto" style:text-underline-color="font-color" fo:background-color="transparent" loext:char-shading-value="0"/>
    </style:style>
    <style:style style:name="T110" style:family="text">
      <style:text-properties style:text-underline-style="solid" style:text-underline-width="auto" style:text-underline-color="font-color" officeooo:rsid="045606ef" fo:background-color="transparent" loext:char-shading-value="0"/>
    </style:style>
    <style:style style:name="T111" style:family="text">
      <style:text-properties style:text-underline-style="solid" style:text-underline-width="auto" style:text-underline-color="font-color" officeooo:rsid="0438d1f5"/>
    </style:style>
    <style:style style:name="T112" style:family="text">
      <style:text-properties style:text-underline-style="solid" style:text-underline-width="auto" style:text-underline-color="font-color" officeooo:rsid="0459ee05"/>
    </style:style>
    <style:style style:name="T113" style:family="text">
      <style:text-properties style:text-underline-style="solid" style:text-underline-width="auto" style:text-underline-color="font-color" officeooo:rsid="045ba8fa"/>
    </style:style>
    <style:style style:name="T114" style:family="text">
      <style:text-properties style:text-underline-style="solid" style:text-underline-width="auto" style:text-underline-color="font-color" officeooo:rsid="045e24c8"/>
    </style:style>
    <style:style style:name="T115" style:family="text">
      <style:text-properties officeooo:rsid="00bdeea2"/>
    </style:style>
    <style:style style:name="T116" style:family="text">
      <style:text-properties officeooo:rsid="00bf226f"/>
    </style:style>
    <style:style style:name="T117" style:family="text">
      <style:text-properties officeooo:rsid="00ca93d4"/>
    </style:style>
    <style:style style:name="T118" style:family="text">
      <style:text-properties officeooo:rsid="00cb8023"/>
    </style:style>
    <style:style style:name="T119" style:family="text">
      <style:text-properties officeooo:rsid="00cf3c92"/>
    </style:style>
    <style:style style:name="T120" style:family="text">
      <style:text-properties officeooo:rsid="00d08dc4"/>
    </style:style>
    <style:style style:name="T121" style:family="text">
      <style:text-properties officeooo:rsid="00d7260c"/>
    </style:style>
    <style:style style:name="T122" style:family="text">
      <style:text-properties officeooo:rsid="00da4f18"/>
    </style:style>
    <style:style style:name="T123" style:family="text">
      <style:text-properties officeooo:rsid="00dca823"/>
    </style:style>
    <style:style style:name="T124" style:family="text">
      <style:text-properties officeooo:rsid="00de51d6"/>
    </style:style>
    <style:style style:name="T125" style:family="text">
      <style:text-properties officeooo:rsid="00e25eb5"/>
    </style:style>
    <style:style style:name="T126" style:family="text">
      <style:text-properties officeooo:rsid="00e6c70a"/>
    </style:style>
    <style:style style:name="T127" style:family="text">
      <style:text-properties officeooo:rsid="0103d87d"/>
    </style:style>
    <style:style style:name="T128" style:family="text">
      <style:text-properties officeooo:rsid="0106e264"/>
    </style:style>
    <style:style style:name="T129" style:family="text">
      <style:text-properties officeooo:rsid="01086c3e"/>
    </style:style>
    <style:style style:name="T130" style:family="text">
      <style:text-properties officeooo:rsid="010b6178"/>
    </style:style>
    <style:style style:name="T131" style:family="text">
      <style:text-properties officeooo:rsid="010d58b2"/>
    </style:style>
    <style:style style:name="T132" style:family="text">
      <style:text-properties officeooo:rsid="01126ffc"/>
    </style:style>
    <style:style style:name="T133" style:family="text">
      <style:text-properties officeooo:rsid="0118069b"/>
    </style:style>
    <style:style style:name="T134" style:family="text">
      <style:text-properties officeooo:rsid="0119355d"/>
    </style:style>
    <style:style style:name="T135" style:family="text">
      <style:text-properties officeooo:rsid="01194c18"/>
    </style:style>
    <style:style style:name="T136" style:family="text">
      <style:text-properties officeooo:rsid="0119725c"/>
    </style:style>
    <style:style style:name="T137" style:family="text">
      <style:text-properties officeooo:rsid="011da705"/>
    </style:style>
    <style:style style:name="T138" style:family="text">
      <style:text-properties officeooo:rsid="01311816"/>
    </style:style>
    <style:style style:name="T139" style:family="text">
      <style:text-properties officeooo:rsid="01346876"/>
    </style:style>
    <style:style style:name="T140" style:family="text">
      <style:text-properties officeooo:rsid="01364780"/>
    </style:style>
    <style:style style:name="T141" style:family="text">
      <style:text-properties officeooo:rsid="01383135"/>
    </style:style>
    <style:style style:name="T142" style:family="text">
      <style:text-properties officeooo:rsid="013ee00a"/>
    </style:style>
    <style:style style:name="T143" style:family="text">
      <style:text-properties officeooo:rsid="01400298"/>
    </style:style>
    <style:style style:name="T144" style:family="text">
      <style:text-properties officeooo:rsid="0144264e"/>
    </style:style>
    <style:style style:name="T145" style:family="text">
      <style:text-properties officeooo:rsid="01446503"/>
    </style:style>
    <style:style style:name="T146" style:family="text">
      <style:text-properties officeooo:rsid="014d5fab"/>
    </style:style>
    <style:style style:name="T147" style:family="text">
      <style:text-properties officeooo:rsid="015208b5"/>
    </style:style>
    <style:style style:name="T148" style:family="text">
      <style:text-properties officeooo:rsid="01540971"/>
    </style:style>
    <style:style style:name="T149" style:family="text">
      <style:text-properties officeooo:rsid="015ac121"/>
    </style:style>
    <style:style style:name="T150" style:family="text">
      <style:text-properties officeooo:rsid="01606250"/>
    </style:style>
    <style:style style:name="T151" style:family="text">
      <style:text-properties officeooo:rsid="016ab5a8"/>
    </style:style>
    <style:style style:name="T152" style:family="text">
      <style:text-properties officeooo:rsid="016c4b9a"/>
    </style:style>
    <style:style style:name="T153" style:family="text">
      <style:text-properties officeooo:rsid="0171082b"/>
    </style:style>
    <style:style style:name="T154" style:family="text">
      <style:text-properties officeooo:rsid="0174c009"/>
    </style:style>
    <style:style style:name="T155" style:family="text">
      <style:text-properties officeooo:rsid="0177e9c0"/>
    </style:style>
    <style:style style:name="T156" style:family="text">
      <style:text-properties officeooo:rsid="0178db2d"/>
    </style:style>
    <style:style style:name="T157" style:family="text">
      <style:text-properties officeooo:rsid="01797597"/>
    </style:style>
    <style:style style:name="T158" style:family="text">
      <style:text-properties officeooo:rsid="017c3baf"/>
    </style:style>
    <style:style style:name="T159" style:family="text">
      <style:text-properties fo:background-color="#bce4e5" loext:char-shading-value="0"/>
    </style:style>
    <style:style style:name="T160" style:family="text">
      <style:text-properties officeooo:rsid="017c3baf" fo:background-color="#bce4e5" loext:char-shading-value="0"/>
    </style:style>
    <style:style style:name="T161" style:family="text">
      <style:text-properties officeooo:rsid="0180268f" fo:background-color="#bce4e5" loext:char-shading-value="0"/>
    </style:style>
    <style:style style:name="T162" style:family="text">
      <style:text-properties officeooo:rsid="0182e9da" fo:background-color="#bce4e5" loext:char-shading-value="0"/>
    </style:style>
    <style:style style:name="T163" style:family="text">
      <style:text-properties officeooo:rsid="017e05d3"/>
    </style:style>
    <style:style style:name="T164" style:family="text">
      <style:text-properties officeooo:rsid="017ff83f"/>
    </style:style>
    <style:style style:name="T165" style:family="text">
      <style:text-properties officeooo:rsid="0180268f"/>
    </style:style>
    <style:style style:name="T166" style:family="text">
      <style:text-properties officeooo:rsid="018200b3"/>
    </style:style>
    <style:style style:name="T167" style:family="text">
      <style:text-properties officeooo:rsid="0182e9da"/>
    </style:style>
    <style:style style:name="T168" style:family="text">
      <style:text-properties officeooo:rsid="0184303a"/>
    </style:style>
    <style:style style:name="T169" style:family="text">
      <style:text-properties officeooo:rsid="01895d20"/>
    </style:style>
    <style:style style:name="T170" style:family="text">
      <style:text-properties officeooo:rsid="018f98e9"/>
    </style:style>
    <style:style style:name="T171" style:family="text">
      <style:text-properties fo:font-style="italic" officeooo:rsid="018f98e9" style:font-style-asian="italic" style:font-style-complex="italic"/>
    </style:style>
    <style:style style:name="T172" style:family="text">
      <style:text-properties fo:font-style="normal" officeooo:rsid="018fd770" style:font-style-asian="normal" style:font-style-complex="normal"/>
    </style:style>
    <style:style style:name="T173" style:family="text">
      <style:text-properties fo:font-style="normal" officeooo:rsid="018fed28" style:font-style-asian="normal" style:font-style-complex="normal"/>
    </style:style>
    <style:style style:name="T174" style:family="text">
      <style:text-properties fo:font-style="normal" style:text-underline-style="solid" style:text-underline-width="auto" style:text-underline-color="font-color" officeooo:rsid="018fd770" style:font-style-asian="normal" style:font-style-complex="normal"/>
    </style:style>
    <style:style style:name="T17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6" style:family="text">
      <style:text-properties fo:font-style="normal" fo:font-weight="bold" officeooo:rsid="018fd770" style:font-style-asian="normal" style:font-weight-asian="bold" style:font-style-complex="normal" style:font-weight-complex="bold"/>
    </style:style>
    <style:style style:name="T177" style:family="text">
      <style:text-properties fo:font-style="normal" officeooo:rsid="018fed28" fo:background-color="#fffbcc" loext:char-shading-value="0" style:font-style-asian="normal" style:font-style-complex="normal"/>
    </style:style>
    <style:style style:name="T178" style:family="text">
      <style:text-properties officeooo:rsid="0194af74"/>
    </style:style>
    <style:style style:name="T179" style:family="text">
      <style:text-properties officeooo:rsid="01958148"/>
    </style:style>
    <style:style style:name="T180" style:family="text">
      <style:text-properties officeooo:rsid="0196006e"/>
    </style:style>
    <style:style style:name="T181" style:family="text">
      <style:text-properties officeooo:rsid="0198d2e7"/>
    </style:style>
    <style:style style:name="T182" style:family="text">
      <style:text-properties officeooo:rsid="019a669a"/>
    </style:style>
    <style:style style:name="T183" style:family="text">
      <style:text-properties officeooo:rsid="019cab14"/>
    </style:style>
    <style:style style:name="T184" style:family="text">
      <style:text-properties officeooo:rsid="01a0b6bb"/>
    </style:style>
    <style:style style:name="T185" style:family="text">
      <style:text-properties officeooo:rsid="01a3f0ec"/>
    </style:style>
    <style:style style:name="T186" style:family="text">
      <style:text-properties officeooo:rsid="01a747de"/>
    </style:style>
    <style:style style:name="T187" style:family="text">
      <style:text-properties fo:background-color="#ffffff" loext:char-shading-value="0"/>
    </style:style>
    <style:style style:name="T188" style:family="text">
      <style:text-properties officeooo:rsid="01a76ada" fo:background-color="#ffffff" loext:char-shading-value="0"/>
    </style:style>
    <style:style style:name="T189" style:family="text">
      <style:text-properties officeooo:rsid="01acd4a7" fo:background-color="#ffffff" loext:char-shading-value="0"/>
    </style:style>
    <style:style style:name="T190" style:family="text">
      <style:text-properties officeooo:rsid="01b486f9"/>
    </style:style>
    <style:style style:name="T191" style:family="text">
      <style:text-properties officeooo:rsid="01b962b9"/>
    </style:style>
    <style:style style:name="T192" style:family="text">
      <style:text-properties officeooo:rsid="01ba3a1d"/>
    </style:style>
    <style:style style:name="T193" style:family="text">
      <style:text-properties officeooo:rsid="01c10d4d"/>
    </style:style>
    <style:style style:name="T194" style:family="text">
      <style:text-properties officeooo:rsid="01cbc856"/>
    </style:style>
    <style:style style:name="T195" style:family="text">
      <style:text-properties officeooo:rsid="01ce7c84"/>
    </style:style>
    <style:style style:name="T196" style:family="text">
      <style:text-properties officeooo:rsid="01cfa2bc"/>
    </style:style>
    <style:style style:name="T197" style:family="text">
      <style:text-properties officeooo:rsid="01d26d2e"/>
    </style:style>
    <style:style style:name="T198" style:family="text">
      <style:text-properties officeooo:rsid="01d642fc"/>
    </style:style>
    <style:style style:name="T199" style:family="text">
      <style:text-properties officeooo:rsid="01d959a6"/>
    </style:style>
    <style:style style:name="T200" style:family="text">
      <style:text-properties officeooo:rsid="01ddf3ec"/>
    </style:style>
    <style:style style:name="T201" style:family="text">
      <style:text-properties officeooo:rsid="01e20574"/>
    </style:style>
    <style:style style:name="T202" style:family="text">
      <style:text-properties officeooo:rsid="01e21eeb"/>
    </style:style>
    <style:style style:name="T203" style:family="text">
      <style:text-properties officeooo:rsid="01e48191"/>
    </style:style>
    <style:style style:name="T204" style:family="text">
      <style:text-properties officeooo:rsid="01f4e661"/>
    </style:style>
    <style:style style:name="T205" style:family="text">
      <style:text-properties officeooo:rsid="01f85688"/>
    </style:style>
    <style:style style:name="T206" style:family="text">
      <style:text-properties officeooo:rsid="02000751"/>
    </style:style>
    <style:style style:name="T207" style:family="text">
      <style:text-properties officeooo:rsid="02016878"/>
    </style:style>
    <style:style style:name="T208" style:family="text">
      <style:text-properties officeooo:rsid="0202953c"/>
    </style:style>
    <style:style style:name="T209" style:family="text">
      <style:text-properties officeooo:rsid="0202bdc4"/>
    </style:style>
    <style:style style:name="T210" style:family="text">
      <style:text-properties officeooo:rsid="02080e2c"/>
    </style:style>
    <style:style style:name="T211" style:family="text">
      <style:text-properties officeooo:rsid="020b4398"/>
    </style:style>
    <style:style style:name="T212" style:family="text">
      <style:text-properties officeooo:rsid="020ee0c6"/>
    </style:style>
    <style:style style:name="T213" style:family="text">
      <style:text-properties officeooo:rsid="0219fe9b"/>
    </style:style>
    <style:style style:name="T214" style:family="text">
      <style:text-properties officeooo:rsid="021dcbbf"/>
    </style:style>
    <style:style style:name="T215" style:family="text">
      <style:text-properties officeooo:rsid="02214a37"/>
    </style:style>
    <style:style style:name="T216" style:family="text">
      <style:text-properties officeooo:rsid="0227eea9"/>
    </style:style>
    <style:style style:name="T217" style:family="text">
      <style:text-properties officeooo:rsid="0232a9d4"/>
    </style:style>
    <style:style style:name="T218" style:family="text">
      <style:text-properties officeooo:rsid="023382dd"/>
    </style:style>
    <style:style style:name="T219" style:family="text">
      <style:text-properties officeooo:rsid="023de17b"/>
    </style:style>
    <style:style style:name="T220" style:family="text">
      <style:text-properties officeooo:rsid="023fc588"/>
    </style:style>
    <style:style style:name="T221" style:family="text">
      <style:text-properties officeooo:rsid="0247571a"/>
    </style:style>
    <style:style style:name="T222" style:family="text">
      <style:text-properties fo:background-color="#c2e0ae" loext:char-shading-value="0"/>
    </style:style>
    <style:style style:name="T223" style:family="text">
      <style:text-properties officeooo:rsid="02f45f32" fo:background-color="#c2e0ae" loext:char-shading-value="0"/>
    </style:style>
    <style:style style:name="T224" style:family="text">
      <style:text-properties officeooo:rsid="0251df0a"/>
    </style:style>
    <style:style style:name="T225" style:family="text">
      <style:text-properties officeooo:rsid="025325b9"/>
    </style:style>
    <style:style style:name="T226" style:family="text">
      <style:text-properties fo:background-color="#fcd4d1" loext:char-shading-value="0"/>
    </style:style>
    <style:style style:name="T227" style:family="text">
      <style:text-properties officeooo:rsid="02790122"/>
    </style:style>
    <style:style style:name="T228" style:family="text">
      <style:text-properties officeooo:rsid="027aba7f"/>
    </style:style>
    <style:style style:name="T229" style:family="text">
      <style:text-properties officeooo:rsid="0284d8dc"/>
    </style:style>
    <style:style style:name="T230" style:family="text">
      <style:text-properties officeooo:rsid="02880f0a"/>
    </style:style>
    <style:style style:name="T231" style:family="text">
      <style:text-properties officeooo:rsid="02919e5f"/>
    </style:style>
    <style:style style:name="T232" style:family="text">
      <style:text-properties officeooo:rsid="0292efb4"/>
    </style:style>
    <style:style style:name="T233" style:family="text">
      <style:text-properties officeooo:rsid="0297a8b0"/>
    </style:style>
    <style:style style:name="T234" style:family="text">
      <style:text-properties officeooo:rsid="02bbff98"/>
    </style:style>
    <style:style style:name="T235" style:family="text">
      <style:text-properties officeooo:rsid="02bd4bf4"/>
    </style:style>
    <style:style style:name="T236" style:family="text">
      <style:text-properties officeooo:rsid="02c5ae35"/>
    </style:style>
    <style:style style:name="T237" style:family="text">
      <style:text-properties officeooo:rsid="02cdfb06"/>
    </style:style>
    <style:style style:name="T238" style:family="text">
      <style:text-properties officeooo:rsid="02e02dd7"/>
    </style:style>
    <style:style style:name="T239" style:family="text">
      <style:text-properties officeooo:rsid="02e11be0"/>
    </style:style>
    <style:style style:name="T240" style:family="text">
      <style:text-properties officeooo:rsid="02e9d0b0"/>
    </style:style>
    <style:style style:name="T241" style:family="text">
      <style:text-properties style:text-underline-style="none"/>
    </style:style>
    <style:style style:name="T242" style:family="text">
      <style:text-properties style:text-underline-style="none" fo:font-weight="bold" style:font-weight-asian="bold" style:font-weight-complex="bold"/>
    </style:style>
    <style:style style:name="T243" style:family="text">
      <style:text-properties style:text-underline-style="none" fo:font-weight="bold" officeooo:rsid="03522a92" style:font-weight-asian="bold" style:font-weight-complex="bold"/>
    </style:style>
    <style:style style:name="T244" style:family="text">
      <style:text-properties officeooo:rsid="02f3eb2f"/>
    </style:style>
    <style:style style:name="T245" style:family="text">
      <style:text-properties officeooo:rsid="02f4d1e4"/>
    </style:style>
    <style:style style:name="T246" style:family="text">
      <style:text-properties officeooo:rsid="02f87803"/>
    </style:style>
    <style:style style:name="T247" style:family="text">
      <style:text-properties officeooo:rsid="02fd08f2"/>
    </style:style>
    <style:style style:name="T248" style:family="text">
      <style:text-properties officeooo:rsid="03137ecf"/>
    </style:style>
    <style:style style:name="T249" style:family="text">
      <style:text-properties officeooo:rsid="0313b34c"/>
    </style:style>
    <style:style style:name="T250" style:family="text">
      <style:text-properties officeooo:rsid="0316e739"/>
    </style:style>
    <style:style style:name="T251" style:family="text">
      <style:text-properties officeooo:rsid="0318c1fb"/>
    </style:style>
    <style:style style:name="T252" style:family="text">
      <style:text-properties officeooo:rsid="0321a5bf"/>
    </style:style>
    <style:style style:name="T253" style:family="text">
      <style:text-properties officeooo:rsid="03243775"/>
    </style:style>
    <style:style style:name="T254" style:family="text">
      <style:text-properties officeooo:rsid="0330b6d0"/>
    </style:style>
    <style:style style:name="T255" style:family="text">
      <style:text-properties officeooo:rsid="033e4e3c"/>
    </style:style>
    <style:style style:name="T256" style:family="text">
      <style:text-properties officeooo:rsid="033eb6a8"/>
    </style:style>
    <style:style style:name="T257" style:family="text">
      <style:text-properties officeooo:rsid="03452efc"/>
    </style:style>
    <style:style style:name="T258" style:family="text">
      <style:text-properties officeooo:rsid="034a8439"/>
    </style:style>
    <style:style style:name="T259" style:family="text">
      <style:text-properties officeooo:rsid="03522a92"/>
    </style:style>
    <style:style style:name="T260" style:family="text">
      <style:text-properties officeooo:rsid="035535da"/>
    </style:style>
    <style:style style:name="T261" style:family="text">
      <style:text-properties officeooo:rsid="0355bf4e"/>
    </style:style>
    <style:style style:name="T262" style:family="text">
      <style:text-properties officeooo:rsid="03672a9a"/>
    </style:style>
    <style:style style:name="T263" style:family="text">
      <style:text-properties officeooo:rsid="0367cf63"/>
    </style:style>
    <style:style style:name="T264" style:family="text">
      <style:text-properties officeooo:rsid="03698ea1"/>
    </style:style>
    <style:style style:name="T265" style:family="text">
      <style:text-properties officeooo:rsid="036b5ca9"/>
    </style:style>
    <style:style style:name="T266" style:family="text">
      <style:text-properties officeooo:rsid="036c87b6"/>
    </style:style>
    <style:style style:name="T267" style:family="text">
      <style:text-properties officeooo:rsid="036eed89"/>
    </style:style>
    <style:style style:name="T268" style:family="text">
      <style:text-properties officeooo:rsid="03742c7d"/>
    </style:style>
    <style:style style:name="T269" style:family="text">
      <style:text-properties officeooo:rsid="0374b17b"/>
    </style:style>
    <style:style style:name="T270" style:family="text">
      <style:text-properties officeooo:rsid="0374c647"/>
    </style:style>
    <style:style style:name="T271" style:family="text">
      <style:text-properties officeooo:rsid="02c902b2"/>
    </style:style>
    <style:style style:name="T272" style:family="text">
      <style:text-properties officeooo:rsid="037cde43"/>
    </style:style>
    <style:style style:name="T273" style:family="text">
      <style:text-properties officeooo:rsid="0381a2de"/>
    </style:style>
    <style:style style:name="T274" style:family="text">
      <style:text-properties officeooo:rsid="0385c8e2"/>
    </style:style>
    <style:style style:name="T275" style:family="text">
      <style:text-properties officeooo:rsid="038ba77f"/>
    </style:style>
    <style:style style:name="T276" style:family="text">
      <style:text-properties officeooo:rsid="038d83c2"/>
    </style:style>
    <style:style style:name="T277" style:family="text">
      <style:text-properties officeooo:rsid="038ed348"/>
    </style:style>
    <style:style style:name="T278" style:family="text">
      <style:text-properties officeooo:rsid="03903eb7"/>
    </style:style>
    <style:style style:name="T279" style:family="text">
      <style:text-properties officeooo:rsid="03984104"/>
    </style:style>
    <style:style style:name="T280" style:family="text">
      <style:text-properties officeooo:rsid="039bb5f3"/>
    </style:style>
    <style:style style:name="T281" style:family="text">
      <style:text-properties officeooo:rsid="039f12d6"/>
    </style:style>
    <style:style style:name="T282" style:family="text">
      <style:text-properties officeooo:rsid="03a03db6"/>
    </style:style>
    <style:style style:name="T283" style:family="text">
      <style:text-properties officeooo:rsid="03a0b425"/>
    </style:style>
    <style:style style:name="T284" style:family="text">
      <style:text-properties officeooo:rsid="03a192a4"/>
    </style:style>
    <style:style style:name="T285" style:family="text">
      <style:text-properties officeooo:rsid="03a883d0"/>
    </style:style>
    <style:style style:name="T286" style:family="text">
      <style:text-properties officeooo:rsid="03ab3182"/>
    </style:style>
    <style:style style:name="T287" style:family="text">
      <style:text-properties officeooo:rsid="03af5548"/>
    </style:style>
    <style:style style:name="T288" style:family="text">
      <style:text-properties officeooo:rsid="03b43517"/>
    </style:style>
    <style:style style:name="T289" style:family="text">
      <style:text-properties officeooo:rsid="03b6a146"/>
    </style:style>
    <style:style style:name="T290" style:family="text">
      <style:text-properties officeooo:rsid="03c0a81c"/>
    </style:style>
    <style:style style:name="T291" style:family="text">
      <style:text-properties officeooo:rsid="03c66bbd"/>
    </style:style>
    <style:style style:name="T292" style:family="text">
      <style:text-properties officeooo:rsid="03c74e26"/>
    </style:style>
    <style:style style:name="T293" style:family="text">
      <style:text-properties officeooo:rsid="03ca69d9"/>
    </style:style>
    <style:style style:name="T294" style:family="text">
      <style:text-properties officeooo:rsid="03d87cae"/>
    </style:style>
    <style:style style:name="T295" style:family="text">
      <style:text-properties officeooo:rsid="03e36a60"/>
    </style:style>
    <style:style style:name="T296" style:family="text">
      <style:text-properties officeooo:rsid="03f347b9"/>
    </style:style>
    <style:style style:name="T297" style:family="text">
      <style:text-properties officeooo:rsid="03ff13cd"/>
    </style:style>
    <style:style style:name="T298" style:family="text">
      <style:text-properties officeooo:rsid="040847c4"/>
    </style:style>
    <style:style style:name="T299" style:family="text">
      <style:text-properties officeooo:rsid="040d543c"/>
    </style:style>
    <style:style style:name="T300" style:family="text">
      <style:text-properties officeooo:rsid="0415699a"/>
    </style:style>
    <style:style style:name="T301" style:family="text">
      <style:text-properties officeooo:rsid="0419c480"/>
    </style:style>
    <style:style style:name="T302" style:family="text">
      <style:text-properties officeooo:rsid="042c5ddb"/>
    </style:style>
    <style:style style:name="T303" style:family="text">
      <style:text-properties officeooo:rsid="043c7628"/>
    </style:style>
    <style:style style:name="T304" style:family="text">
      <style:text-properties officeooo:rsid="043ea23a"/>
    </style:style>
    <style:style style:name="T305" style:family="text">
      <style:text-properties officeooo:rsid="043f8f3d"/>
    </style:style>
    <style:style style:name="T306" style:family="text">
      <style:text-properties officeooo:rsid="04428663"/>
    </style:style>
    <style:style style:name="T307" style:family="text">
      <style:text-properties officeooo:rsid="04464d18"/>
    </style:style>
    <style:style style:name="T308" style:family="text">
      <style:text-properties officeooo:rsid="0449c5e2"/>
    </style:style>
    <style:style style:name="T309" style:family="text">
      <style:text-properties officeooo:rsid="045606ef"/>
    </style:style>
    <style:style style:name="T310" style:family="text">
      <style:text-properties officeooo:rsid="045ba8fa"/>
    </style:style>
    <style:style style:name="T311" style:family="text">
      <style:text-properties officeooo:rsid="045e24c8"/>
    </style:style>
    <style:style style:name="T312" style:family="text">
      <style:text-properties officeooo:rsid="046569c9"/>
    </style:style>
    <style:style style:name="T313" style:family="text">
      <style:text-properties officeooo:rsid="047015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76"/>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77"/>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78"><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6">argparse</text:span><text:span text:style-name="T39">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40">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7"><text:span text:style-name="T41">[</text:span>Studley case<text:span text:style-name="T41">]</text:span></text:p>
      <text:p text:style-name="P140">This (in yellow) is all necessary to do with argparse. And then the system out, the reason why we’re doing this is, so the output will actually come to the console. <text:span text:style-name="T44">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2">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2"> →</text:span><text:span text:style-name="T43">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79"><text:span text:style-name="T52">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5">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4">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5">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60">.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79">##### python3 fnmatch_tests.py</text:p>
      <text:p text:style-name="P379"/>
      <text:p text:style-name="P379">import fnmatch, os</text:p>
      <text:p text:style-name="P379"/>
      <text:p text:style-name="P379">current = os.listdir()</text:p>
      <text:p text:style-name="P379"/>
      <text:p text:style-name="P379">for file in current:</text:p>
      <text:p text:style-name="P379"><text:s text:c="4"/>if fnmatch.fnmatch(file, '*.py'): # returns True/False</text:p>
      <text:p text:style-name="P379"><text:s text:c="8"/>continue</text:p>
      <text:p text:style-name="P379"><text:s text:c="4"/>else:</text:p>
      <text:p text:style-name="P379"><text:s text:c="8"/>print(file)<text:span text:style-name="T45"> →</text:span><text:span text:style-name="T46"> prints all files, but .py</text:span></text:p>
      <text:p text:style-name="P379"/>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4">(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3">(basically functions for other functions).</text:span></text:p>
      <text:p text:style-name="P166"/>
      <text:p text:style-name="P169">[which is what programming is, it takes sth and either reme<text:span text:style-name="T55">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81">map(area, radii)</text:p>
      <text:p text:style-name="P172">area – functions</text:p>
      <text:p text:style-name="P172">radii – list, tuple or other iterable object</text:p>
      <text:p text:style-name="P172"/>
      <text:p text:style-name="P172">Here map will apply the area function to each element in the list. <text:span text:style-name="T56">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80">list(map(area, radii))</text:p>
      <text:p text:style-name="P380"/>
      <text:p text:style-name="P173">“<text:span text:style-name="T57">If the brevity is the soul of wit, then python is in a class by itself”</text:span></text:p>
      <text:p text:style-name="P173"/>
      <text:p text:style-name="P380">import math</text:p>
      <text:p text:style-name="P380"/>
      <text:p text:style-name="P380">def area(r):</text:p>
      <text:p text:style-name="P380"><text:s text:c="4"/>return math.pi * (r**2)</text:p>
      <text:p text:style-name="P380"/>
      <text:p text:style-name="P380"><text:soft-page-break/>radii = [2, 5, 7, 1]</text:p>
      <text:p text:style-name="P380"/>
      <text:p text:style-name="P380"/>
      <text:p text:style-name="P380"># 1. for loop</text:p>
      <text:p text:style-name="P380">areas = []</text:p>
      <text:p text:style-name="P380">for r in radii:</text:p>
      <text:p text:style-name="P380"><text:s text:c="4"/>a = area(r)</text:p>
      <text:p text:style-name="P380"><text:s text:c="4"/>areas.append(a)</text:p>
      <text:p text:style-name="P380"/>
      <text:p text:style-name="P380">print(areas)</text:p>
      <text:p text:style-name="P380"/>
      <text:p text:style-name="P380"/>
      <text:p text:style-name="P380"># 2. map</text:p>
      <text:p text:style-name="P380">m = list(map(area, radii))</text:p>
      <text:p text:style-name="P380"/>
      <text:p text:style-name="P380">print(m)</text:p>
      <text:p text:style-name="P173"/>
      <text:p text:style-name="P173"/>
      <text:p text:style-name="P174"><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58">This filters out </text:span>all <text:span text:style-name="T58">values that are treated as false in a boolean setting. In Python, the values that are treated as False are empty string, 0, empty list, tuple and dictionary, False, None.</text:span></text:p>
      <text:p text:style-name="P176"/>
      <text:p text:style-name="P382">import statistics</text:p>
      <text:p text:style-name="P382"/>
      <text:p text:style-name="P382">data = [1.3, 2.8, 4.2, 5.7, 3.3]</text:p>
      <text:p text:style-name="P382"/>
      <text:p text:style-name="P382">avg = statistics.mean(data)</text:p>
      <text:p text:style-name="P382">print(avg)</text:p>
      <text:p text:style-name="P382"/>
      <text:p text:style-name="P382">f = list(filter(lambda x: x &gt; avg, data))</text:p>
      <text:p text:style-name="P382">print(f)</text:p>
      <text:p text:style-name="P382"/>
      <text:p text:style-name="P382"># Second example: Remove missing data</text:p>
      <text:p text:style-name="P382">countries = ["", "Brasil", "", "Denmark"]</text:p>
      <text:p text:style-name="P382"/>
      <text:p text:style-name="P382">f = list(filter(None, countries))</text:p>
      <text:p text:style-name="P382">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82">def f(x):</text:p>
      <text:p text:style-name="P382"><text:s text:c="4"/>return 3*x + 1</text:p>
      <text:p text:style-name="P382"/>
      <text:p text:style-name="P382">print(f(2))</text:p>
      <text:p text:style-name="P382"/>
      <text:p text:style-name="P382"/>
      <text:p text:style-name="P382">### the same with lambda ###</text:p>
      <text:p text:style-name="P382">l = lambda x: 3*x + 1</text:p>
      <text:p text:style-name="P382">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82">## Combine first name and last name into a single "Full Name"</text:p>
      <text:p text:style-name="P382">full_name = lambda fn,ln: fn.strip().title() + " " + ln.strip().title()</text:p>
      <text:p text:style-name="P382">print(full_name(" <text:s text:c="2"/>leonard", "EULER"))</text:p>
      <text:p text:style-name="P382"/>
      <text:p text:style-name="P382"># lambda with no <text:span text:style-name="T63">function </text:span>name</text:p>
      <text:p text:style-name="P382">scifi_authors = ["Alberto Sousa", "K.C. Jones", "Bardo jones Zizi"]</text:p>
      <text:p text:style-name="P382"/>
      <text:p text:style-name="P382"># help(scifi_authors.sort) # if needed</text:p>
      <text:p text:style-name="P382"/>
      <text:p text:style-name="P382">scifi_authors.sort(key=lambda name: name.split(" ")[-1].lower())</text:p>
      <text:p text:style-name="P382">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59">We will pass it a lambda expression. Thanks to lower() the sorting is not case-sensitive.</text:span></text:p>
      <text:p text:style-name="P176"/>
      <text:p text:style-name="P178"/>
      <text:p text:style-name="P178">Then we go deeper, we will write a function that makes functions. <text:span text:style-name="T60">With a single line we return an anonymous quadratic function with coefficients a, b, c.</text:span></text:p>
      <text:p text:style-name="P176"/>
      <text:p text:style-name="P382">def build_quadratic_function(a, b, c):</text:p>
      <text:p text:style-name="P382"><text:s text:c="4"/>"""Returns the function f(x)=ax^2 + bx + c"""</text:p>
      <text:p text:style-name="P382"><text:s text:c="4"/>return lambda x: a*x**2 + b*x + c</text:p>
      <text:p text:style-name="P382"/>
      <text:p text:style-name="P382">f = build_quadratic_function(2,3,-5)</text:p>
      <text:p text:style-name="P382">print(f(0))</text:p>
      <text:p text:style-name="P382">print(f(1))</text:p>
      <text:p text:style-name="P382">print(f(2))</text:p>
      <text:p text:style-name="P176"/>
      <text:p text:style-name="P176"/>
      <text:p text:style-name="P180">Let’s make and use a quadratic function without ever giving it a name. Let’s create a different (math) function and then pass in the value 2. This code <text:span text:style-name="T61">creates the function 3x^2+1 and passes in the value 2 which should give us 13.</text:span></text:p>
      <text:p text:style-name="P176"/>
      <text:p text:style-name="P382">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2">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67">https://www.youtube.com/watch?v=i-QyW8D3ei0</text:span></text:a></text:p>
      <text:p text:style-name="P55"/>
      <text:p text:style-name="P185">1. Planning <text:span text:style-name="T133">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4">(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5">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6">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35">In t</text:span>he depl<text:span text:style-name="T13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3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6">Agile</text:span> is really a collection of <text:span text:style-name="T76">beliefs</text:span> that teams can use for making <text:span text:style-name="T76">decisions</text:span> about how to do the work of <text:span text:style-name="T76">developing software</text:span>. Well, this means the term Agile gets subjected to a great deal of abuse when ppl claim that this or that is the way to be agile, it also means that if you truly understand what agile is, it is su<text:span text:style-name="T115">r</text:span>prisingly flexible. <text:span text:style-name="T115">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16">Manifesto says: we are uncovering better ways of developing software by </text:span><text:span text:style-name="T77">doing</text:span><text:span text:style-name="T116"> it and </text:span><text:span text:style-name="T77">helping others do it</text:span><text:span text:style-name="T116">. Through this work we have come to value:</text:span></text:p>
      <text:list xml:id="list3092620820" text:style-name="L1">
        <text:list-item>
          <text:p text:style-name="P590">individuals and interactions (over)&gt; processes and tools,</text:p>
        </text:list-item>
        <text:list-item>
          <text:p text:style-name="P590">working software &gt; comprehensive documentation,</text:p>
        </text:list-item>
        <text:list-item>
          <text:p text:style-name="P590">customer collaboration &gt; contract negotiation,</text:p>
        </text:list-item>
        <text:list-item>
          <text:p text:style-name="P590">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454801099" text:style-name="L2">
        <text:list-item>
          <text:p text:style-name="P591">Our highest priority is to satisfy the customer through <text:s/>early and continuous delivery of valuable software.</text:p>
        </text:list-item>
        <text:list-item>
          <text:p text:style-name="P591">Welcome changing requirements, even late in development. Agile processes harness (wykorzystują) change for the customer’s competitive advantage.</text:p>
        </text:list-item>
        <text:list-item>
          <text:p text:style-name="P610"><text:span text:style-name="T70">Deliver working software frequently, </text:span><text:span text:style-name="T71">from a couple of weeks to a couple of months, with a preference to the shorter timescale.</text:span></text:p>
        </text:list-item>
        <text:list-item>
          <text:p text:style-name="P592">Business ppl and developers must work together daily throughout the project.</text:p>
        </text:list-item>
        <text:list-item>
          <text:p text:style-name="P592">Build projects around motivated individuals. Give them environment and support they need, and trust them to get the job done.</text:p>
        </text:list-item>
        <text:list-item>
          <text:p text:style-name="P592">The most efficient and effective method of conveying (przekazywać) information to and within a development team is face to face conversations.</text:p>
        </text:list-item>
        <text:list-item>
          <text:p text:style-name="P593">Working software is the primary measure of progress.</text:p>
        </text:list-item>
        <text:list-item>
          <text:p text:style-name="P593">Agile processes promote sustainable (zrównoważony) development. The sponsors, developers, and users should be able to maintain a constant pace indefinitely.</text:p>
        </text:list-item>
        <text:list-item>
          <text:p text:style-name="P593">Continuous attention to technical excellence and good design enhances agility.</text:p>
        </text:list-item>
        <text:list-item>
          <text:p text:style-name="P594">Simplicity – the art of maximizing the amount of work not done – is essential.</text:p>
        </text:list-item>
        <text:list-item>
          <text:p text:style-name="P594">The best architectures, requirements and designs emerge from self-organizing teams.</text:p>
        </text:list-item>
        <text:list-item>
          <text:p text:style-name="P594">At regular intervals, the team reflects on how to become more effective, then tunes and adjust its behavior accordingly.</text:p>
        </text:list-item>
      </text:list>
      <text:p text:style-name="P195"/>
      <text:p text:style-name="P196">Since agile is a collection of values and principles, <text:span text:style-name="T76">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6">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37">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6">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6">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35">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6">feature</text:span> requests from customers, executives, or even other team members. In scrum, features are written from the perspective of the end user. <text:span text:style-name="T117">Therefore, features are known as </text:span><text:span text:style-name="T78">user stories</text:span><text:span text:style-name="T117">. The collection of all these user stories is </text:span><text:soft-page-break/><text:span text:style-name="T117">called the </text:span><text:span text:style-name="T78">product backlog</text:span><text:span text:style-name="T117">. Another way to think of the product backlog is to think of it as a wish list of all the things that </text:span><text:span text:style-name="T78">would make this product great</text:span><text:span text:style-name="T117">.</text:span></text:p>
      <text:p text:style-name="P199">Once we have our wish list or the product backlog, we need to start planning which specific user-stories <text:span text:style-name="T118">we’re going to put into a particular release of our product. </text:span></text:p>
      <text:p text:style-name="P200"><text:span text:style-name="T11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9">Scrum Master </text:span><text:span text:style-name="T11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18">But let’s get back to this: Release Planning. To plan a release the team starts with the product backlog and they identify the user stories they want to put into this release. These user stories then become part <text:s/>of the </text:span><text:span text:style-name="T79">release backlog</text:span><text:span text:style-name="T11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1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6">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20">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21"> or </text:span><text:span text:style-name="T4">test_filename.py</text:span><text:span text:style-name="T121">. Some ppl with put tests in a separate folder entirely.</text:span></text:p>
      <text:p text:style-name="P204"/>
      <text:p text:style-name="P205">Next we create a class that is a subclass of the TestCase class in the unittest module. We will call our class TestCircleArea. <text:span text:style-name="T122">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2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83">python -m unittest test_unittest1.py</text:p>
      <text:p text:style-name="P207">-<text:span text:style-name="T124">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25">A handy shortcut.</text:span></text:p>
      <text:p text:style-name="P207"/>
      <text:p text:style-name="P209"/>
      <text:p text:style-name="P209"/>
      <text:p text:style-name="P209">Let us now test the function to see if it handles improper inputs correctly. <text:span text:style-name="T12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84">python3</text:p>
      <text:p text:style-name="P384">import unittest</text:p>
      <text:p text:style-name="P384">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85">from math import pi</text:p>
      <text:p text:style-name="P385"/>
      <text:p text:style-name="P385">def circle_area(r):</text:p>
      <text:p text:style-name="P385"><text:s text:c="4"/>if type(r) not in [int, float]:</text:p>
      <text:p text:style-name="P385"><text:s text:c="8"/>raise TypeError("The radius must be a non-negative real number.")</text:p>
      <text:p text:style-name="P385"><text:s text:c="4"/>if r &lt; 0:</text:p>
      <text:p text:style-name="P385"><text:s text:c="8"/>raise ValueError("The radius cannot be negative.")</text:p>
      <text:p text:style-name="P385"><text:s text:c="4"/>return pi*(r**2)</text:p>
      <text:p text:style-name="P385"/>
      <text:p text:style-name="P385">"""</text:p>
      <text:p text:style-name="P385"># Test function</text:p>
      <text:p text:style-name="P385">radii = [2, 0 , -3, 2+5j, True, "radio"]</text:p>
      <text:p text:style-name="P385">message = "Area of circles with r = {radius} is {area}"</text:p>
      <text:p text:style-name="P385"/>
      <text:p text:style-name="P385">for r in radii:</text:p>
      <text:p text:style-name="P385"><text:s text:c="4"/>A = circle_area(r)</text:p>
      <text:p text:style-name="P385"><text:s text:c="4"/>print(message.format(radius=r, area=A))</text:p>
      <text:p text:style-name="P385">"""</text:p>
      <text:p text:style-name="P213"/>
      <text:p text:style-name="P213"/>
      <text:p text:style-name="P58">test_unittest1.py</text:p>
      <text:p text:style-name="P386">import unittest</text:p>
      <text:p text:style-name="P386">from unittest1 import circle_area</text:p>
      <text:p text:style-name="P386">from math import pi</text:p>
      <text:p text:style-name="P386"/>
      <text:p text:style-name="P386"/>
      <text:p text:style-name="P386">class TestCircleArea(unittest.TestCase):</text:p>
      <text:p text:style-name="P386"><text:s text:c="4"/>def test_area(self):</text:p>
      <text:p text:style-name="P386"><text:s text:c="8"/># Test areas when radius &gt;= 0</text:p>
      <text:p text:style-name="P386"><text:s text:c="8"/>self.assertAlmostEqual(circle_area(1), pi)</text:p>
      <text:p text:style-name="P386"><text:s text:c="8"/>self.assertAlmostEqual(circle_area(0), 0)</text:p>
      <text:p text:style-name="P386"><text:s text:c="8"/>self.assertAlmostEqual(circle_area(2.1), pi * 2.1**2)</text:p>
      <text:p text:style-name="P386"/>
      <text:p text:style-name="P386"><text:s text:c="4"/>def test_values(self):</text:p>
      <text:p text:style-name="P386"><text:s text:c="8"/># Make sure value errors are raised when necessary</text:p>
      <text:p text:style-name="P386"><text:s text:c="8"/>self.assertRaises(ValueError, circle_area, -2)</text:p>
      <text:p text:style-name="P386"/>
      <text:p text:style-name="P386"><text:s text:c="4"/>def test_types(self):</text:p>
      <text:p text:style-name="P386"><text:s text:c="8"/># Make sure type errors are raised when necessary</text:p>
      <text:p text:style-name="P386"><text:s text:c="8"/>self.assertRaises(TypeError, circle_area, 3+5j)</text:p>
      <text:p text:style-name="P386"><text:s text:c="8"/>self.assertRaises(TypeError, circle_area, True)</text:p>
      <text:p text:style-name="P386"><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87">print(dir(logging))</text:p>
      <text:p text:style-name="P38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5">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27">But inside there is no our log message. Why? The reason lies in how we configured the logger. Let’s print the level of our logger and run again:</text:span></text:p>
      <text:p text:style-name="P388">print(log<text:span text:style-name="T128">ger.</text:span>level)</text:p>
      <text:p text:style-name="P389">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29">This will guarantee that we will see all log messages.</text:span></text:p>
      <text:p text:style-name="P222"/>
      <text:p text:style-name="P224">If you open the log file once more, you will now see our test message:</text:p>
      <text:p text:style-name="P390">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30">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91">LOG_FORMAT = “%(levelname)s %(asctime)s - %(message)s”</text:p>
      <text:p text:style-name="P226">and pass the format string to the basicConfig call.</text:p>
      <text:p text:style-name="P224"/>
      <text:p text:style-name="P226">If you open the log file, you will see the message now appears in the new format:</text:p>
      <text:p text:style-name="P390">INFO:root:Our first message.</text:p>
      <text:p text:style-name="P390">INFO 2019-11-25 11:42:26,457 - Our first message.</text:p>
      <text:p text:style-name="P226">Notice that the first message is still there. His is because by default, the log file is created in append mode. If you want <text:span text:style-name="T131">the log file to be overwritten each time (only our most recent message appears), change the file mode to ‘w’.</text:span></text:p>
      <text:p text:style-name="P224"/>
      <text:p text:style-name="P227">You can log messages of any level by calling the method with the level name:</text:p>
      <text:p text:style-name="P390">logger.debug("Debug mode.")</text:p>
      <text:p text:style-name="P390">logger.info("Info mode.")</text:p>
      <text:p text:style-name="P390">logger.warning("Warning mode.")</text:p>
      <text:p text:style-name="P390">logger.error("Error mode.")</text:p>
      <text:p text:style-name="P390">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32">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92">import logging</text:p>
      <text:p text:style-name="P392">import math</text:p>
      <text:p text:style-name="P392"/>
      <text:p text:style-name="P392"># print(dir(logging))</text:p>
      <text:p text:style-name="P392"/>
      <text:p text:style-name="P392"># Create and configure logger</text:p>
      <text:p text:style-name="P392">LOG_FORMAT = "%(levelname)s %(asctime)s - %(message)s"</text:p>
      <text:p text:style-name="P392">logging.basicConfig(filename="lumberjack.log",</text:p>
      <text:p text:style-name="P392"><text:s text:c="20"/>level=logging.DEBUG, </text:p>
      <text:p text:style-name="P392"><text:s text:c="20"/>format=LOG_FORMAT, </text:p>
      <text:p text:style-name="P392"><text:s text:c="20"/>filemode="w")</text:p>
      <text:p text:style-name="P392">logger = logging.getLogger()</text:p>
      <text:p text:style-name="P392"/>
      <text:p text:style-name="P392">"""</text:p>
      <text:p text:style-name="P392"># Test the logger</text:p>
      <text:p text:style-name="P392">logger.debug("Debug mode.")</text:p>
      <text:p text:style-name="P392">logger.info("Info mode.")</text:p>
      <text:p text:style-name="P392">logger.warning("Warning mode.")</text:p>
      <text:p text:style-name="P392">logger.error("Error mode.")</text:p>
      <text:p text:style-name="P392">logger.critical("Critical mode.")</text:p>
      <text:p text:style-name="P392"/>
      <text:p text:style-name="P392">print(logger.level)</text:p>
      <text:p text:style-name="P392">"""</text:p>
      <text:p text:style-name="P392"/>
      <text:p text:style-name="P392">def quadratic_formula(a, b, c):</text:p>
      <text:p text:style-name="P392"><text:s text:c="4"/>"""Return the solution to the equation ax^2 + bx + c = 0."""</text:p>
      <text:p text:style-name="P392"><text:s text:c="4"/>logger.info("quadratic_formula({0}, {1}, {2})".format(a, b, c))</text:p>
      <text:p text:style-name="P392"/>
      <text:p text:style-name="P392"><text:s text:c="4"/># Compute the discriminant</text:p>
      <text:p text:style-name="P392"><text:s text:c="4"/>logger.debug("# Compute the discriminant.")</text:p>
      <text:p text:style-name="P392"><text:s text:c="4"/>disc = b^2 - 4*a*c</text:p>
      <text:p text:style-name="P392"/>
      <text:p text:style-name="P392"><text:s text:c="4"/># Compute the 2 roots</text:p>
      <text:p text:style-name="P392"><text:s text:c="4"/>logger.debug("# Compute the 2 roots")</text:p>
      <text:p text:style-name="P392"><text:s text:c="4"/>root1 = (-b + math.sqrt(disc)) / (2*a)</text:p>
      <text:p text:style-name="P392"><text:s text:c="4"/>root2 = (-b - math.sqrt(disc)) / (2*a)</text:p>
      <text:p text:style-name="P392"/>
      <text:p text:style-name="P392"><text:s text:c="4"/># Return the roots (as a tuple)</text:p>
      <text:p text:style-name="P392"><text:s text:c="4"/>logger.debug("# Return the roots")</text:p>
      <text:p text:style-name="P392"><text:s text:c="4"/>return (root1, root2)</text:p>
      <text:p text:style-name="P392"><text:soft-page-break/></text:p>
      <text:p text:style-name="P392">roots = quadratic_formula(1, 0, -4)</text:p>
      <text:p text:style-name="P392">#roots = quadratic_formula(1, 0, 1)</text:p>
      <text:p text:style-name="P392">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80">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38">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41"/>
      <text:p text:style-name="P2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6">Each d container only has the additional software that we just talked about in the previous slide that </text:span><text:span text:style-name="T80">makes these operating systems different and d utilizes the underlying kernel of the d host, which works with all OSes above</text:span><text:span text:style-name="T139">.</text:span></text:p>
      <text:p text:style-name="P242">So what is an OS that do not share the same kernel as this? Windows and so you won’t be able to run a windows based container on a d host with linux on it. For that you will require <text:span text:style-name="T140">a docker on a windows server.</text:span></text:p>
      <text:p text:style-name="P243">[<text:span text:style-name="T141">linux container on linux virtual machine on windows</text:span>]</text:p>
      <text:p text:style-name="P224"/>
      <text:p text:style-name="P46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4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42">&lt;-</text:span></text:p>
      <text:p text:style-name="P246">Those are some differences between the 2, now having said that, it’s not either container or vm situation – it’s containers and virtual machines. <text:span text:style-name="T14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44">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2">screen</text:span>].</text:p>
      <text:p text:style-name="P224"/>
      <text:p text:style-name="P63">So how is it done?</text:p>
      <text:p text:style-name="P249">There are lots of containerized versions of applications readily available as of <text:span text:style-name="T146">today, so most organizations have their products containerized and available in a public docker repository called </text:span><text:span text:style-name="T81">dockerhub/dockerstore</text:span><text:span text:style-name="T146">. For example you can find images of most common operating systems, databases and other services and tools. Once you identify the images you need and you install docker on your </text:span><text:span text:style-name="T83">host</text:span><text:span text:style-name="T146">, bringing up an application is as easy as running:</text:span></text:p>
      <text:p text:style-name="P393">docker run ansible</text:p>
      <text:p text:style-name="P393">docker run mongdb</text:p>
      <text:p text:style-name="P393">docker run redis</text:p>
      <text:p text:style-name="P393">docker run nodejs</text:p>
      <text:p text:style-name="P250"><text:span text:style-name="T76">If you need to run multiple instances of the web service, simply add as many instances as you need and configure a [load balance or some kind in the front(?)]. In case one of the instances were to fail, simply destroy that instance and launch a new one</text:span>. →<text:span text:style-name="T147"> </text:span><text:span text:style-name="T84">there are other solutions available for handling such cases</text:span><text:span text:style-name="T147">.</text:span></text:p>
      <text:p text:style-name="P224"/>
      <text:p text:style-name="P251">An <text:span text:style-name="T15">image</text:span> is a package or a template just like a vm template that you might have worked with in the virtualization world. It is used to create one or more containers. <text:span text:style-name="T18">Containers</text:span><text:span text:style-name="T148"> are running instances of images that are isolated and </text:span><text:span text:style-name="T85">have their own environment and set of processes</text:span><text:span text:style-name="T148">.</text:span></text:p>
      <text:p text:style-name="P252"><text:span text:style-name="T76">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49">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6">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50">← view the etsy release file</text:span></text:p>
      <text:p text:style-name="P224"/>
      <text:p text:style-name="P64"><text:soft-page-break/>Docker Installation</text:p>
      <text:p text:style-name="P394">$ sudo docker version</text:p>
      <text:p text:style-name="P224"/>
      <text:p text:style-name="P257">We will now run a simple container to ensure everything is working as expected.</text:p>
      <text:p text:style-name="P390">$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6">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51"> </text:span>lists all <text:span text:style-name="T76">running</text:span> containers and some basic information about such as the container id, the name of the image we used to run the containers, the current status and the name of the container. Each container automatically gets <text:span text:style-name="T151">a</text:span> random <text:span text:style-name="T151">id and name created for it by docker.</text:span></text:p>
      <text:p text:style-name="P224"/>
      <text:p text:style-name="P261"><text:span text:style-name="T3">ps -a</text:span> -&gt; see all containers running or not</text:p>
      <text:p text:style-name="P261"/>
      <text:p text:style-name="P261">docker stop container_id/container_name → stopping container</text:p>
      <text:p text:style-name="P261"/>
      <text:p text:style-name="P261">docker rm container_name → removed stopped container permanently <text:span text:style-name="T152">(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no containers running off of that image</text:p>
      <text:p text:style-name="P224"/>
      <text:p text:style-name="P262"><text:span text:style-name="T3">docker pull nginx</text:span> → just pulls (and not run) the image and stores it on our host</text:p>
      <text:p text:style-name="P224"/>
      <text:p text:style-name="P224"/>
      <text:p text:style-name="P263">Let’s look at another example, <text:span text:style-name="T153">say you were to run a docker container from an ubuntu image. When you run the </text:span><text:span text:style-name="T6">docker run ubuntu</text:span><text:span text:style-name="T153"> command, it runs an instance of ubuntu image and exits immediately. If you were to list the running containers you wouldn’t see the container running. If you did </text:span><text:span text:style-name="T6">docker ps -a</text:span><text:span text:style-name="T153">, you would see it is in exited state. </text:span><text:span text:style-name="T86">Why? Unlike vms, containers are not meant to host an OS, containers are meant to run a specific task or process such as to host an instance of a web server or application server, or database, or simply to carry some kind of computation or analysis task</text:span><text:span text:style-name="T153">. Once the task is complete, the container exits. </text:span><text:span text:style-name="T86">A container only lives as long as the process inside it is alive. If the web service inside the container is stopped or crush, then the c exits</text:span><text:span text:style-name="T153">.</text:span></text:p>
      <text:p text:style-name="P264">This is why when you run a container from an ubuntu image, it stops immediately, because ubuntu is just an image of an OS that is used as the base image for other application<text:span text:style-name="T154">s</text:span>. <text:span text:style-name="T154">There is no process or application running in it by default.</text:span></text:p>
      <text:p text:style-name="P265">If the image isn’t running any service, as is the case with ubuntu, you could install docker to run a process:</text:p>
      <text:p text:style-name="P395"><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55">there is a running c with the ubuntu image and sleeps for 100 seconds. Let’s say we would like to see the contents of a file inside this particular container:</text:span></text:p>
      <text:p text:style-name="P396">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 It runs a simple web server that listens on port 8080. when you run a d command like this:</text:p>
      <text:p text:style-name="P397">docker run kodekloud/simplewebapp</text:p>
      <text:p text:style-name="P268">it runs in the <text:span text:style-name="T76">foreground or in an attached mode, meaning you will be attached to the console or the standard out of the d c </text:span><text:span text:style-name="T87">and you will see the output of the webservice on your screen</text:span><text:span text:style-name="T156">.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6">detached mode</text:span>, by providing dash <text:s/>d option:</text:p>
      <text:p text:style-name="P398">docker run -<text:span text:style-name="T156">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99">docker attach name/container_id</text:p>
      <text:p text:style-name="P462">* <text:span text:style-name="T157">if you’re specifying the id of a container in any command, you can simply provide the first few characters alone.</text:span></text:p>
      <text:p text:style-name="P224"/>
      <text:p text:style-name="P224"/>
      <text:p text:style-name="P66">Other docker run commands</text:p>
      <text:p text:style-name="P400">docker run redis</text:p>
      <text:p text:style-name="P271">run <text:span text:style-name="T158">the</text:span> container running a redis service, <text:span text:style-name="T158">in the case the latest version of redis which happens to be 5.0.5</text:span></text:p>
      <text:p text:style-name="P272"><text:span text:style-name="T15">What if we want to run another version of redis, e.g. an older version like 4.0?</text:span> Then you do:</text:p>
      <text:p text:style-name="P401">docker run <text:span text:style-name="T159">redis:</text:span><text:span text:style-name="T160">4.0</text:span></text:p>
      <text:p text:style-name="P272">This is called a <text:span text:style-name="T76">tag</text:span>. <text:span text:style-name="T163">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64">like this:</text:span></text:p>
      <text:p text:style-name="P402">docker kodekloud/simple-prompt-docker</text:p>
      <text:p text:style-name="P274">it would not wait for the prompt. It just prints whatever the application is suppose to print on standard out. <text:span text:style-name="T76">That is because by default d c does not listen to a standard input</text:span>. <text:span text:style-name="T165">E</text:span>ven though <text:span text:style-name="T165">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403"><text:soft-page-break/>docker <text:span text:style-name="T159">-</text:span><text:span text:style-name="T161">i</text:span><text:span text:style-name="T165">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66">ed</text:span> us <text:span text:style-name="T166">for our name, but when dockerized, that prompt is missing even though it seems to have accepted my input. That is because the application prompt on the terminal and we have not attached to the containers terminal. Fot this we use -t option as well:</text:span></text:p>
      <text:p text:style-name="P404">docker <text:span text:style-name="T159">-</text:span><text:span text:style-name="T161">i</text:span><text:span text:style-name="T162">t</text:span><text:span text:style-name="T165"> </text:span>kodekloud/simple-prompt-docker</text:p>
      <text:p text:style-name="P275">-<text:span text:style-name="T167">t stands for sudo terminal, so with combination -it we are now attached to the terminal as well as in the interactive mode on the c.</text:span></text:p>
      <text:p text:style-name="P224"/>
      <text:p text:style-name="P224"/>
      <text:p text:style-name="P276">Now let’s have a look <text:span text:style-name="T168">at </text:span><text:span text:style-name="T15">port mapping or port pub</text:span><text:span text:style-name="T19">lishing</text:span><text:span text:style-name="T168">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77">As you can see my application is listening on port 5000, so I could access my app by using port 5000, but <text:span text:style-name="T15">what ip do I use to access it from the web browser? </text:span></text:p>
      <text:p text:style-name="P277">There are 2 options available. 1 is use the ip of the d c. <text:span text:style-name="T76">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69">outside of the d host cannot access it using this ip. For this we could use the ip of the d host which is 192.168.1.5, </text:span><text:span text:style-name="T88">but for that to work you must have mapped the port inside the d c to a free port on the d host</text:span><text:span text:style-name="T169">. For example if I want the users to access my application through port 80 on my d host, I could map port 80 of localhost to port 5000 on the d c using the -p parameter in my run command like this:</text:span></text:p>
      <text:p text:style-name="P405">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69">192.168.1.5</text:span></text:a><text:a xlink:type="simple" xlink:href="http://192.168.1.5:80/" text:style-name="Internet_20_link" text:visited-style-name="Visited_20_Internet_20_Link">:80</text:a>. And all traffic on my d host will get routed to port 5000 inside the d c.</text:p>
      <text:p text:style-name="P279"><text:span text:style-name="T76">This way you can run multiple instances of your application and map them to different ports on the docker host. </text:span><text:span text:style-name="T89">O</text:span><text:span text:style-name="T76">r run instances of different applications on different port</text:span><text:span text:style-name="T89">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24"/>
      <text:p text:style-name="P224"/>
      <text:p text:style-name="P67">How data is persisted in a d c?</text:p>
      <text:p text:style-name="P280">Let’s say <text:span text:style-name="T170">you were to run a MySQL c. </text:span></text:p>
      <text:p text:style-name="P280"><text:span text:style-name="T7">docker r</text:span><text:span text:style-name="T8">u</text:span><text:span text:style-name="T7">n mysql</text:span><text:span text:style-name="T170">. </text:span></text:p>
      <text:p text:style-name="P280"><text:span text:style-name="T170">When databases and tables are created, the data files are stored in location </text:span><text:span text:style-name="T171">var</text:span><text:span text:style-name="T172">lib/mysql inside the d c. </text:span><text:span text:style-name="T174">Remember d c has its own isolated filesystem and any changes to any files happen within the container. </text:span></text:p>
      <text:p text:style-name="P280"><text:span text:style-name="T172">Let’s assume you dump a lot of data into the database. </text:span><text:span text:style-name="T176">What happens if you were to delete the MySQL container and remove it?</text:span><text:span text:style-name="T172"> </text:span></text:p>
      <text:p text:style-name="P478">docker stop mysql</text:p>
      <text:p text:style-name="P478">docker rm mysql</text:p>
      <text:p text:style-name="P280"><text:span text:style-name="T172">As soon as you do that, the container along with all the data inside it gets blown away, meaning all your data is gone. </text:span><text:span text:style-name="T173">If you’d like to persist data, you would want to map a directory outside the container on the d host to a directory inside the c. In this case I create a directory called </text:span><text:span text:style-name="T177">/opt/datadir</text:span><text:span text:style-name="T173"> and map that to /</text:span><text:soft-page-break/><text:span text:style-name="T173">var/lib/mysql inside the d c using the -v option and specifying the directory on the d host followed by a : and the directory inside the d c:</text:span></text:p>
      <text:p text:style-name="P406">docker run -v /opt/datadir:/var/lib/mysql mysql</text:p>
      <text:p text:style-name="P46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406">docker inspect container_name/id</text:p>
      <text:p text:style-name="P281">It returns <text:span text:style-name="T178">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407">docker <text:span text:style-name="T179">logs</text:span> container_name/id</text:p>
      <text:p text:style-name="P281"/>
      <text:p text:style-name="P224"/>
      <text:p text:style-name="P224"/>
      <text:p text:style-name="P72">Environment variables <text:span text:style-name="T209">(to be done)</text:span></text:p>
      <text:p text:style-name="P282"/>
      <text:p text:style-name="P282"/>
      <text:p text:style-name="P282"/>
      <text:p text:style-name="P68">Docker Images</text:p>
      <text:p text:style-name="P283">Now we’re going to see how to create your own image. <text:span text:style-name="T20">Now, why would you need to create your own image?</text:span><text:span text:style-name="T180"> </text:span><text:span text:style-name="T90">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6">So start by thinking what you might do if you want to deploy the application manually.</text:span> We will write down steps required in the right order. <text:span text:style-name="T181">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FA68A07250C31B59.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5">dockerfile</text:span> using this this. <text:span text:style-name="T182">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86">Once done build your image using the d build command:</text:p>
      <text:p text:style-name="P409">docker build Dockerfile -t mmumshad/my-custom-app <text:span text:style-name="T212">(bez dockerfile?)</text:span></text:p>
      <text:p text:style-name="P286">and specify the d file as input as well as a tag named for the image. This will create an image locally on your system. To make it available on the public d hub registry run:</text:p>
      <text:p text:style-name="P408">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83">take a closer look at the dockerfile. </text:span><text:span text:style-name="T91">Df is a text file written in a specific format, it’s in an instruction and arguments format</text:span><text:span text:style-name="T183">.</text:span></text:p>
      <text:p text:style-name="P224"/>
      <text:p text:style-name="P224"><draw:frame draw:style-name="fr3" draw:name="Image3" text:anchor-type="paragraph" svg:width="6.9252in" svg:height="2.5972in" draw:z-index="2"><draw:image xlink:href="Pictures/100002010000045D000001A3603B70B123652241.png" xlink:type="simple" xlink:show="embed" xlink:actuate="onLoad" loext:mime-type="image/png"/></draw:frame></text:p>
      <text:p text:style-name="P287"><text:soft-page-break/><text:span text:style-name="T76">Everything on the left in caps is an instruction, everything on the right is an argument to those instructions</text:span>. <text:span text:style-name="T184">The first line defines ehst the base OS should be for this container. Every d image must be based off of another image, either an OS or another image that was created before based on an OS. </text:span><text:span text:style-name="T92">It’s important to note that all dockerfiles must start with a FROM instruction.</text:span><text:span text:style-name="T184">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5">layered architecture</text:span>, each line of instruction creates a new layer <text:span text:style-name="T185">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9E3D941F5C2DC719.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397BAD78F1E91E51.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18">cached</text:span>, so the layered architecture helps you restart docker build from that particular step <text:span text:style-name="T186">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88"> it will reuse the previous layers from cache and continue to build the remaining layers. The same is true if you were to add additional steps in the dockerfile. </text:span><text:span text:style-name="T93">This </text:span><text:soft-page-break/><text:span text:style-name="T93">way rebuilding your image is faster and you don’t have to wait for d to rebuild the entire image each time. </text:span><text:span text:style-name="T94">This is helpful especially when you update source code of your application </text:span><text:span text:style-name="T95">as it may change more frequently. </text:span><text:span text:style-name="T96">O</text:span><text:span text:style-name="T95">nly </text:span><text:span text:style-name="T96">the layers above the updated layers need to be rebuilt</text:span><text:span text:style-name="T189">.</text:span></text:p>
      <text:p text:style-name="P224"/>
      <text:p text:style-name="P224"><draw:frame draw:style-name="fr3" draw:name="Image6" text:anchor-type="paragraph" svg:width="6.9252in" svg:height="2.0689in" draw:z-index="5"><draw:image xlink:href="Pictures/1000020100000472000001545D3618C2E2CA9E2D.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24"/>
      <text:p text:style-name="P224"/>
      <text:p text:style-name="P224"/>
      <text:p text:style-name="P69">DOCKER COMPOSE</text:p>
      <text:p text:style-name="P294">Going forward we will be working with configurations in <text:span text:style-name="T15">yaml</text:span> file. Let’s recap a few things real quick.</text:p>
      <text:p text:style-name="P294">If we needed to set up a complex application, running multiple services:</text:p>
      <text:p text:style-name="P294"><draw:frame draw:style-name="fr1" draw:name="Image7" text:anchor-type="paragraph" svg:x="0.5484in" svg:y="0.2661in" svg:width="5.8902in" svg:height="3.5445in" draw:z-index="6"><draw:image xlink:href="Pictures/10000201000004030000026A03D7C696FCCC7BE6.png" xlink:type="simple" xlink:show="embed" xlink:actuate="onLoad" loext:mime-type="image/png"/></draw:frame></text:p>
      <text:p text:style-name="P294"><text:soft-page-break/>a better way to do it is to use docker compose dc. <text:span text:style-name="T190">With dc we could create a configuration file in yml format called docker-compose.yml and put together the different services and the options specific to running them in this file. Then we could simply run:</text:span></text:p>
      <text:p text:style-name="P410">docker compose up</text:p>
      <text:p text:style-name="P295">to bring up the entire application stack. <text:span text:style-name="T76">This is easier to implement, run and maintain as all changes are always stored in the dc configuration file. However this is all only applicable to running containers on a single d host.</text:span></text:p>
      <text:p text:style-name="P224"/>
      <text:p text:style-name="P224"/>
      <text:p text:style-name="P295">That was a really simple application that <text:span text:style-name="T191">I</text:span> put together. Let’s look at a better example. I’m going to use the sample application that everyone uses to demonstrate d. <text:span text:style-name="T191">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192">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s you can see this sample application is built with a combination of different services, different development tools and multiple different development platforms, such as python, node.js,.net, etc. This sample application will <text:span text:style-name="T193">be used to showcase, how easy it is to set up an entire application stack consisting of diverse components in d.</text:span></text:p>
      <text:p text:style-name="P299"/>
      <text:p text:style-name="P299">Let us keep aside d swarm services and stacks for a minute and see how we can put together this application stack on a single d engine, using first d run commands and then dc. <text:span text:style-name="T194">Let us assume that all images of applications are already built and are available on d repo. Let us start with the data layer. First we start the d run command to start an instance of redis, by running the:</text:span></text:p>
      <text:p text:style-name="P411"><text:soft-page-break/>docker run -d --name=redis redis</text:p>
      <text:p text:style-name="P300">with -d we run this container in the background and we will also name the container ‘redis’. <text:span text:style-name="T15">Now, naming the containers is important</text:span>. Next we will deploy the postgres db by <text:span text:style-name="T195">running the:</text:span></text:p>
      <text:p text:style-name="P412">docker run -d --name=<text:span text:style-name="T195">db</text:span> <text:span text:style-name="T195">postgres:9.4</text:span></text:p>
      <text:p text:style-name="P301">Next we will start with the application services, we will deploy a front end app for voting interface by running an instance of voting-app image:</text:p>
      <text:p text:style-name="P412">docker run -d --name=<text:span text:style-name="T195">vote</text:span> -<text:span text:style-name="T195">p 5000:80 voting-app</text:span></text:p>
      <text:p text:style-name="P302">Since this is a web server it has a web ui instance running on port 80, we will publish that port to 5000 on the host system, so we can access it from a browser. Next we will deploy the result web application, <text:span text:style-name="T196">that shows the results to the user. For this we deploy a container using:</text:span></text:p>
      <text:p text:style-name="P413">docker run -d --name=<text:span text:style-name="T196">result</text:span> -<text:span text:style-name="T196">p 5001:80 result-app</text:span></text:p>
      <text:p text:style-name="P303">This way we can access the web ui of the resulting app on a browser. Finally we deployed the worker by running an instance of the worker image:</text:p>
      <text:p text:style-name="P414">docker run -d --name=<text:span text:style-name="T197">worker</text:span> <text:span text:style-name="T197">worker</text:span></text:p>
      <text:p text:style-name="P224"/>
      <text:p text:style-name="P224"><draw:frame draw:style-name="fr4" draw:name="Image9" text:anchor-type="paragraph" svg:width="6.9252in" svg:height="2.8043in" draw:z-index="8"><draw:image xlink:href="Pictures/10000201000004B5000001E8234AD1F1BB2FEA7A.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99">e</text:span>n’t told the voting web application to use this particular redis <text:span text:style-name="T198">instance. There could be multiple redis instances running we haven’t told the worker and the resulting app to use this particular postgres db that we ran. </text:span><text:span text:style-name="T21">How do we do that?</text:span><text:span text:style-name="T198"> That is where we use links. </text:span><text:span text:style-name="T21">Link is a command line option, which can be used to link 2 containers together</text:span><text:span text:style-name="T198">.</text:span></text:p>
      <text:p text:style-name="P305">For example, th<text:span text:style-name="T201">e </text:span>‘voting-app’ web service is dependent on the redis service. <text:span text:style-name="T200">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200">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200">. What this is in fact doing is it creates an entry into the etsy host file on the ‘voting app’ container adding an entry with a host name redis with an internal IP of the redis container.</text:span></text:p>
      <text:p text:style-name="P306">Similarly we <text:span text:style-name="T202">add a link to the ‘result-app’ to communicate with the database by adding link option to refer the database by the name ‘db’. As you can see in the source code of the application, it makes an </text:span><text:soft-page-break/><text:span text:style-name="T202">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6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4"/>
      <text:p text:style-name="P307"><text:span text:style-name="T76">Once we have the docker run commands tested and ready, it is easy to generate a docker compose file from it</text:span>. <text:span text:style-name="T203">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6">Note that you could also specify the name of the link this way (</text:span><text:a xlink:type="simple" xlink:href="db:db" text:style-name="Internet_20_link" text:visited-style-name="Visited_20_Internet_20_Link"><text:span text:style-name="T76">db:db</text:span></text:a><text:span text:style-name="T76">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15">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204">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20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6">efault bridged network</text:span> and then use links to enable communication between the containers, as we did before. With version 2, dc automatically creates a <text:span text:style-name="T76">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12">Finally v2 also introduces <text:span text:style-name="T76">‘</text:span><text:span text:style-name="T97">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206">We will see v3 in much detail, when we discuss</text:span><text:span text:style-name="T23"> docker stacks</text:span><text:span text:style-name="T206">.</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6">default bridged network</text:span>. Let us say we modify the architecture a little bit to contain the traffic from the different sources, for example we would like to separate the user generated <text:span text:style-name="T20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08">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19954A5671ED3409.png" xlink:type="simple" xlink:show="embed" xlink:actuate="onLoad" loext:mime-type="image/png"/></draw:frame></text:p>
      <text:p text:style-name="P316"><text:soft-page-break/><text:span text:style-name="T210">[HINT </text:span>port host: container<text:span text:style-name="T210">] → from docker quizes</text:span></text:p>
      <text:p text:style-name="P316">What port is the web application run within the container? →<text:span text:style-name="T211"> </text:span>EXPOSE 8080</text:p>
      <text:p text:style-name="P317">[docker deamon]</text:p>
      <text:p text:style-name="P316"/>
      <text:p text:style-name="P316">Build a docker image using the Dockerfile and name it webapp-color. No tag to be specified:</text:p>
      <text:p text:style-name="P416">docker build -t webapp-color . <text:span text:style-name="T217">(-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90">docker run python:3.6 cat /etc/*release*</text:p>
      <text:p text:style-name="P224"/>
      <text:p text:style-name="P224"/>
      <text:p text:style-name="P73">DOCKER NETWORKING</text:p>
      <text:p text:style-name="P46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5">bridge network</text:span> is a private internal network created <text:span text:style-name="T213">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6">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3B169087F7569247.png" xlink:type="simple" xlink:show="embed" xlink:actuate="onLoad" loext:mime-type="image/png"/></draw:frame>With the <text:span text:style-name="T15">none network</text:span> the containers are not attached to any network and doesn’t have <text:span text:style-name="T214">any </text:span>access to the external <text:span text:style-name="T214">network or other containers. They run in an isolated network.</text:span></text:p>
      <text:p text:style-name="P75"><text:soft-page-break/>User-defined networks <text:span text:style-name="T215">(tbc)</text:span></text:p>
      <text:p text:style-name="P320"/>
      <text:p text:style-name="P76"/>
      <text:p text:style-name="P76">Inspect Network</text:p>
      <text:p text:style-name="P417">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6">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16">Note that the built in DNS server always runs at address 127.0.0.11. </text:span><text:span text:style-name="T24">So how does docker implement networking? What’s the technology behind it, like how the containers isolated within the host?</text:span><text:span text:style-name="T216">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C7234D6320AFC325.png" xlink:type="simple" xlink:show="embed" xlink:actuate="onLoad" loext:mime-type="image/png"/></draw:frame></text:p>
      <text:p text:style-name="P224"/>
      <text:p text:style-name="P224"/>
      <text:p text:style-name="P224"/>
      <text:p text:style-name="P224"/>
      <text:p text:style-name="P224"/>
      <text:p text:style-name="P224"/>
      <text:p text:style-name="P224"/>
      <text:p text:style-name="P247"><text:span text:style-name="T145">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text:soft-page-break/></text:p>
      <text:p text:style-name="P224"/>
      <text:p text:style-name="P436">[sql vs nosql academind]</text:p>
      <text:p text:style-name="P436"/>
      <text:p text:style-name="P436"/>
      <text:p text:style-name="P436">Complete Python Pandas Data Science Tutorial! (Reading CSV/Excel files, Sorting, Filtering, Groupby)</text:p>
      <text:p text:style-name="P436"><text:a xlink:type="simple" xlink:href="https://www.youtube.com/watch?v=vmEHCJofslg" text:style-name="Internet_20_link" text:visited-style-name="Visited_20_Internet_20_Link">https://www.youtube.com/watch?v=vmEHCJofslg</text:a></text:p>
      <text:p text:style-name="P436"/>
      <text:p text:style-name="P436"/>
      <text:p text:style-name="P437">Scrappy</text:p>
      <text:p text:style-name="P437"/>
      <text:p text:style-name="P437"/>
      <text:p text:style-name="P437">What’s the meaning of underscores _ na __ in Python</text:p>
      <text:p text:style-name="P436">https://www.youtube.com/watch?v=ALZmCy2u0jQ</text:p>
      <text:p text:style-name="P581">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66">As we already learned, regular methods in a class automatically take the instance as the first argument <text:span text:style-name="T219">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2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18"/>
      <text:p text:style-name="P93"># 1. classmethods</text:p>
      <text:p text:style-name="P418">class Employee:</text:p>
      <text:p text:style-name="P418"/>
      <text:p text:style-name="P418"><text:s text:c="4"/>num_of_emps = 0</text:p>
      <text:p text:style-name="P418"><text:s text:c="4"/>raise_amt = 1.04</text:p>
      <text:p text:style-name="P418"/>
      <text:p text:style-name="P418"><text:s text:c="4"/>def __init__(self, first, last, pay):</text:p>
      <text:p text:style-name="P418"><text:s text:c="8"/>self.first = first</text:p>
      <text:p text:style-name="P418"><text:s text:c="8"/>self.last = last</text:p>
      <text:p text:style-name="P418"><text:s text:c="8"/>self.email = first + '.' + last + '@email.com'</text:p>
      <text:p text:style-name="P418"><text:s text:c="8"/>self.pay = pay</text:p>
      <text:p text:style-name="P418"/>
      <text:p text:style-name="P418"><text:s text:c="8"/>Employee.num_of_emps += 1</text:p>
      <text:p text:style-name="P418"/>
      <text:p text:style-name="P418"><text:s text:c="4"/>def fullname(self):</text:p>
      <text:p text:style-name="P418"><text:s text:c="8"/>return '{} {}'.format(self.first, self.last)</text:p>
      <text:p text:style-name="P418"/>
      <text:p text:style-name="P418"><text:s text:c="4"/>def apply_raise(self):</text:p>
      <text:p text:style-name="P418"><text:s text:c="8"/>self.pay = (self.pay * self.raise_amt)</text:p>
      <text:p text:style-name="P418"/>
      <text:p text:style-name="P418"><text:s text:c="4"/><text:span text:style-name="T222">@classmethod</text:span></text:p>
      <text:p text:style-name="P438"><text:s text:c="4"/>def set_raise_amt(cls, amount):</text:p>
      <text:p text:style-name="P438"><text:s text:c="8"/>cls.raise_amt = amount</text:p>
      <text:p text:style-name="P418"/>
      <text:p text:style-name="P418">emp_1 = Employee('Corey', 'Schafer', 5000)</text:p>
      <text:p text:style-name="P418">emp_2 = Employee('Test', 'Employee', 6000)</text:p>
      <text:p text:style-name="P418"/>
      <text:p text:style-name="P438">Employee.set_raise_amt(1.05)</text:p>
      <text:p text:style-name="P418"/>
      <text:p text:style-name="P418">print(Employee.raise_amt)</text:p>
      <text:p text:style-name="P418">print(emp_1.raise_amt)</text:p>
      <text:p text:style-name="P418">print(emp_2.raise_amt)</text:p>
      <text:p text:style-name="P329"><text:soft-page-break/>You may also ppl say that they use class methods as alternative constructors. Now, what do they mean by this? <text:span text:style-name="T221">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2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25">pass in the arguments that we want to work with and I’m going to take in a day here and return whether or not that is a workday. So to make this a simple example, I’m not going to do it too complicated.</text:span></text:p>
      <text:p text:style-name="P332"><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419"/>
      <text:p text:style-name="P94"># 2. staticmethods</text:p>
      <text:p text:style-name="P419">class Employee:</text:p>
      <text:p text:style-name="P419"/>
      <text:p text:style-name="P419"><text:s text:c="4"/>num_of_emps = 0</text:p>
      <text:p text:style-name="P419"><text:s text:c="4"/>raise_amt = 1.04</text:p>
      <text:p text:style-name="P419"/>
      <text:p text:style-name="P419"><text:s text:c="4"/>def __init__(self, first, last, pay):</text:p>
      <text:p text:style-name="P419"><text:s text:c="8"/>self.first = first</text:p>
      <text:p text:style-name="P419"><text:s text:c="8"/>self.last = last</text:p>
      <text:p text:style-name="P419"><text:s text:c="8"/>self.email = first + '.' + last + '@email.com'</text:p>
      <text:p text:style-name="P419"><text:s text:c="8"/>self.pay = pay</text:p>
      <text:p text:style-name="P419"/>
      <text:p text:style-name="P419"><text:s text:c="8"/>Employee.num_of_emps += 1</text:p>
      <text:p text:style-name="P419"/>
      <text:p text:style-name="P419"><text:s text:c="4"/>def fullname(self):</text:p>
      <text:p text:style-name="P419"><text:s text:c="8"/>return '{} {}'.format(self.first, self.last)</text:p>
      <text:p text:style-name="P419"/>
      <text:p text:style-name="P419"><text:s text:c="4"/>def apply_raise(self):</text:p>
      <text:p text:style-name="P419"><text:s text:c="8"/>self.pay = (self.pay * self.raise_amt)</text:p>
      <text:p text:style-name="P419"/>
      <text:p text:style-name="P419"><text:s text:c="4"/>@classmethod</text:p>
      <text:p text:style-name="P419"><text:s text:c="4"/>def set_raise_amt(cls, amount):</text:p>
      <text:p text:style-name="P419"><text:s text:c="8"/>cls.raise_amt = amount</text:p>
      <text:p text:style-name="P419"><text:soft-page-break/></text:p>
      <text:p text:style-name="P419"><text:s text:c="4"/>@staticmethod</text:p>
      <text:p text:style-name="P419"><text:s text:c="4"/>def is_workday(day):</text:p>
      <text:p text:style-name="P419"><text:s text:c="8"/>if day.weekday() == 5 or day.weekday() == 6:</text:p>
      <text:p text:style-name="P419"><text:s text:c="12"/>return False</text:p>
      <text:p text:style-name="P419"><text:s text:c="8"/>return True</text:p>
      <text:p text:style-name="P419"/>
      <text:p text:style-name="P419"/>
      <text:p text:style-name="P419">emp_1 = Employee('Corey', 'Schafer', 5000)</text:p>
      <text:p text:style-name="P419">emp_2 = Employee('Test', 'Employee', 6000)</text:p>
      <text:p text:style-name="P419"/>
      <text:p text:style-name="P419">import datetime</text:p>
      <text:p text:style-name="P419"/>
      <text:p text:style-name="P419">my_date = datetime.date(2016, 7, 10)</text:p>
      <text:p text:style-name="P419"/>
      <text:p text:style-name="P419">print(Employee.is_workday(my_date))</text:p>
      <text:p text:style-name="P332"/>
      <text:p text:style-name="P333">In this video we learned the difference between <text:span text:style-name="T15">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32">f = open('sample.txt', 'w')</text:p>
      <text:p text:style-name="P432">f.write('Lorem ipsum dolor sit amet')</text:p>
      <text:p text:style-name="P432">f.close()<text:span text:style-name="T109"> →</text:span><text:span text:style-name="T110"> we have to remember to close it after we’re done</text:span></text:p>
      <text:p text:style-name="P360">2)</text:p>
      <text:p text:style-name="P432">with open('sample.txt', 'w') as f:</text:p>
      <text:p text:style-name="P432"><text:s text:c="4"/>f.write('Lorem ipsum dolor sit amet2')</text:p>
      <text:p text:style-name="P333"/>
      <text:p text:style-name="P358">Recommended way to work with file objects is using a context manager. <text:span text:style-name="T15">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02">And the more that is handled for us automatically, the better.</text:span></text:p>
      <text:p text:style-name="P333"/>
      <text:p text:style-name="P575">This is great for files, but it’s useful for so many different resources. So for example we could use this to connect to and close databases automatically, we could acquire and release <text:span text:style-name="T309">logs</text:span>, there’s plenty of use cases.</text:p>
      <text:p text:style-name="P333"/>
      <text:p text:style-name="P359"><text:soft-page-break/><text:span text:style-name="T15">In this video we’ll be learning how to write our own cm to handle custom resources</text:span>. <text:span text:style-name="T76">There are a couple of different ways that we can write out our own cm, </text:span><text:span text:style-name="T107">we can either do this by using a class or by using a function with a decorator.</text:span></text:p>
      <text:p text:style-name="P333"/>
      <text:p text:style-name="P333"/>
      <text:p text:style-name="P375">So to start off, let’s just replicate the functionality that we saw when using the cm when opening a file. So we’ll create a cm that opens the file for us and then automatically closes the file when we’re done with it. <text:span text:style-name="T76">So first we’ll use a class, </text:span><text:span text:style-name="T112">because it shows a little bit more clearly what’s going on:</text:span></text:p>
      <text:p text:style-name="P333"/>
      <text:p text:style-name="P333"/>
      <text:p text:style-name="P333"/>
      <text:p text:style-name="P333"/>
      <text:p text:style-name="P333"/>
      <text:p text:style-name="P470">So the ‘enter’ and ‘exit’ methods are going to be the setup and teardown of our context manager.</text:p>
      <text:p text:style-name="P574">The init method is going to accept the arguments that we pass into our class and also allow us to access the attributes that we set from our other methods.</text:p>
      <text:p text:style-name="P333">‘<text:span text:style-name="T310">mode’ argument will be for opening this file for reading or writing or sth like that. </text:span><text:span text:style-name="T113">And to turn these into instance attributes, so that we can access these from our other methods, we can say ‘self.filename = filename’ etc.</text:span></text:p>
      <text:p text:style-name="P376">Within enter method, which would be the setup part of our cm, we’re going to open our file. <text:span text:style-name="T76">‘self.file’ we’re crating a new instance variable there.</text:span></text:p>
      <text:p text:style-name="P376">When we ‘return self.file’ what we return here will be the <text:span text:style-name="T76">object that we’re working with within our cm</text:span>.</text:p>
      <text:p text:style-name="P376">Exit method will be the teardown and this is what gets run when we exit the cm, so we want to be sure that our file gets closed at this point. <text:span text:style-name="T76">The extra parameters here for the exit method are there for if we throw an exception and we could use those to access that </text:span><text:span text:style-name="T114">information</text:span><text:span text:style-name="T311">.</text:span></text:p>
      <text:p text:style-name="P333"/>
      <text:p text:style-name="P377">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6">contextmanager decorator </text:span><text:span text:style-name="T111">and we can use it to decorate a generator function.</text:span></text:p>
      <text:p text:style-name="P362">This will be the open file context manager that is equivalent to what our class was:</text:p>
      <text:p text:style-name="P333"/>
      <text:p text:style-name="P420">from contextlib import contextmanager</text:p>
      <text:p text:style-name="P420"/>
      <text:p text:style-name="P420"/>
      <text:p text:style-name="P420">@contextmanager</text:p>
      <text:p text:style-name="P420">def open_file(file, mode):</text:p>
      <text:p text:style-name="P420"><text:s text:c="4"/>try:</text:p>
      <text:p text:style-name="P420"><text:s text:c="8"/>f = open(file, mode)</text:p>
      <text:p text:style-name="P420"><text:s text:c="8"/>yield f</text:p>
      <text:p text:style-name="P420"><text:s text:c="4"/>finally:</text:p>
      <text:p text:style-name="P420"><text:s text:c="8"/>f.close()</text:p>
      <text:p text:style-name="P420"/>
      <text:p text:style-name="P420"><text:soft-page-break/></text:p>
      <text:p text:style-name="P420">with open_file('sample.txt', 'w') as f:</text:p>
      <text:p text:style-name="P420"><text:s text:c="4"/>f.write('Lorem ipsum dolor etceefew22.')</text:p>
      <text:p text:style-name="P420"/>
      <text:p text:style-name="P420">print(f.closed)</text:p>
      <text:p text:style-name="P362">So everything before the yield statement <text:span text:style-name="T303">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04">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05">variable.</text:span> Now, at this point, it’s going to run everything up until the yield statement. <text:span text:style-name="T305">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65">So within our cm we can do whatever we like with this file. <text:span text:style-name="T306">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66">One more thing, when Corey said before that we should be using try and finally block s to handle errors, <text:span text:style-name="T307">we can do that by putting our setup and yield code within a try block. And then we’re going to put the teardown code into a finally block. </text:span><text:span text:style-name="T108">Doing that will ensure that even if we run into any errors, our teardown code is still going to get run.</text:span></text:p>
      <text:p text:style-name="P366"/>
      <text:p text:style-name="P366"/>
      <text:p text:style-name="P366"/>
      <text:p text:style-name="P468">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67"/>
      <text:p text:style-name="P367">So <text:span text:style-name="T308">let’s say we’re using python to do some work in a lot of different directories and we’re constantly seeding into directories, doing some work and then seeding back to where we started.</text:span></text:p>
      <text:p text:style-name="P367"/>
      <text:p text:style-name="P433">import os</text:p>
      <text:p text:style-name="P433"/>
      <text:p text:style-name="P433"/>
      <text:p text:style-name="P433">cwd = os.getcwd()</text:p>
      <text:p text:style-name="P433">os.chdir('ContextManager_sample_dir_1')</text:p>
      <text:p text:style-name="P433">print(os.listdir())<text:span text:style-name="T45"> →</text:span><text:span text:style-name="T51"> l</text:span><text:span text:style-name="T45">isting everything out in that directory</text:span></text:p>
      <text:p text:style-name="P433">os.chdir(cwd)</text:p>
      <text:p text:style-name="P433"/>
      <text:p text:style-name="P433"><text:soft-page-break/>cwd = os.getcwd()</text:p>
      <text:p text:style-name="P433">os.chdir('ContextManager_sample_dir_2')</text:p>
      <text:p text:style-name="P433">print(os.listdir())</text:p>
      <text:p text:style-name="P433">os.chdir(cwd)</text:p>
      <text:p text:style-name="P367"/>
      <text:p text:style-name="P370">We run it:</text:p>
      <text:p text:style-name="P433">$ python context_managers.py</text:p>
      <text:p text:style-name="P433">['1.txt']</text:p>
      <text:p text:style-name="P433">['2.txt']</text:p>
      <text:p text:style-name="P372">But this is a little inconvenient to save our current directory, switch directories and then switch back to the original after we’re done doing what we need to do.</text:p>
      <text:p text:style-name="P37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67"/>
      <text:p text:style-name="P373">So we’re going to do this with a generator function, but we can also convert it to a class:</text:p>
      <text:p text:style-name="P373"/>
      <text:p text:style-name="P367"/>
      <text:p text:style-name="P374"><text:span text:style-name="T76">Disclaimer: we are not working with any variables inside of our context manager, so we don’t actually have to yield anything, we can just say yield</text:span>. If you remember in the open file example we did a ‘yield f’, where we yielded that <text:span text:style-name="T76">file object </text:span>and we worked with it inside of our cm, but now we’re not going to be working with any objects inside of our cm, so putting yield there is perfectly fine.</text:p>
      <text:p text:style-name="P367"/>
      <text:p text:style-name="P433">import os</text:p>
      <text:p text:style-name="P433">from contextlib import contextmanager</text:p>
      <text:p text:style-name="P433"/>
      <text:p text:style-name="P433"/>
      <text:p text:style-name="P433">@contextmanager</text:p>
      <text:p text:style-name="P433">def change_dir(destination):</text:p>
      <text:p text:style-name="P433"><text:s text:c="4"/>try:</text:p>
      <text:p text:style-name="P433"><text:s text:c="8"/>cwd <text:s/>= os.getcwd()</text:p>
      <text:p text:style-name="P433"><text:s text:c="8"/>os.chdir(destination)</text:p>
      <text:p text:style-name="P433"><text:s text:c="8"/>yield</text:p>
      <text:p text:style-name="P433"><text:s text:c="4"/>finally:</text:p>
      <text:p text:style-name="P433"><text:s text:c="8"/>os.chdir(cwd)</text:p>
      <text:p text:style-name="P433"/>
      <text:p text:style-name="P433"/>
      <text:p text:style-name="P433">with change_dir('ContextManager_sample_dir_1'):</text:p>
      <text:p text:style-name="P433"><text:s text:c="4"/>print(os.listdir())</text:p>
      <text:p text:style-name="P433"/>
      <text:p text:style-name="P433">with change_dir('ContextManager_sample_dir_2'):</text:p>
      <text:p text:style-name="P433"><text:s text:c="4"/>print(os.listdir())</text:p>
      <text:p text:style-name="P369"/>
      <text:p text:style-name="P371">We run it:</text:p>
      <text:p text:style-name="P434">$ python context_managers.py</text:p>
      <text:p text:style-name="P434">['1.txt']</text:p>
      <text:p text:style-name="P434">['2.txt']</text:p>
      <text:p text:style-name="P368"/>
      <text:p text:style-name="P469"><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69"/>
      <text:p text:style-name="P469"/>
      <text:p text:style-name="P583">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67">Indentation</text:p>
      <text:p text:style-name="P333">Use <text:span text:style-name="T76">4 spaces </text:span>per indentation level.</text:p>
      <text:p text:style-name="P333"/>
      <text:p text:style-name="P420"># Aligned with opening delimiter.</text:p>
      <text:p text:style-name="P420">foo = long_function_name(var_one, var_two,</text:p>
      <text:p text:style-name="P420"><text:span text:style-name="T222"><text:s text:c="25"/><text:tab/> <text:s text:c="8"/></text:span>var_three, var_four)</text:p>
      <text:p text:style-name="P420"/>
      <text:p text:style-name="P420"># Add 4 spaces (an extra level of indentation) to distinguish arguments from the rest.</text:p>
      <text:p text:style-name="P420">def long_function_name(</text:p>
      <text:p text:style-name="P420"><text:span text:style-name="T222"><text:s text:c="8"/></text:span>var_one, var_two, var_three,</text:p>
      <text:p text:style-name="P420"><text:span text:style-name="T222"><text:s text:c="8"/></text:span>var_four):</text:p>
      <text:p text:style-name="P420"><text:s text:c="4"/>print(var_one)</text:p>
      <text:p text:style-name="P420"/>
      <text:p text:style-name="P420"># Hanging indents should add a level.</text:p>
      <text:p text:style-name="P420">foo = long_function_name(</text:p>
      <text:p text:style-name="P420"><text:s text:c="4"/>var_one, var_two,</text:p>
      <text:p text:style-name="P420"><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20">my_list = [</text:p>
      <text:p text:style-name="P420"><text:s text:c="4"/>1, 2, 3,</text:p>
      <text:p text:style-name="P420"><text:s text:c="4"/>4, 5, 6,</text:p>
      <text:p text:style-name="P420"><text:s text:c="4"/><text:span text:style-name="T222">]</text:span></text:p>
      <text:p text:style-name="P420">result = some_function_that_takes_arguments(</text:p>
      <text:p text:style-name="P420"><text:s text:c="4"/>'a', 'b', 'c',</text:p>
      <text:p text:style-name="P420"><text:s text:c="4"/>'d', 'e', 'f',</text:p>
      <text:p text:style-name="P420"><text:s text:c="2"/><text:span text:style-name="T222"><text:s text:c="2"/>)</text:span></text:p>
      <text:p text:style-name="P333"/>
      <text:p text:style-name="P333">or it may be lined up under the first character of the line that starts the multiline construct, as in:</text:p>
      <text:p text:style-name="P420">my_list = [</text:p>
      <text:p text:style-name="P420"><text:s text:c="4"/>1, 2, 3,</text:p>
      <text:p text:style-name="P420"><text:s text:c="4"/>4, 5, 6,</text:p>
      <text:p text:style-name="P439">]</text:p>
      <text:p text:style-name="P420">result = some_function_that_takes_arguments(</text:p>
      <text:p text:style-name="P420"><text:s text:c="4"/>'a', 'b', 'c',</text:p>
      <text:p text:style-name="P420"><text:soft-page-break/><text:s text:c="4"/>'d', 'e', 'f',</text:p>
      <text:p text:style-name="P439">)</text:p>
      <text:p text:style-name="P333"/>
      <text:p text:style-name="P333"/>
      <text:p text:style-name="P333"/>
      <text:p text:style-name="P467">Tabs or Spaces?</text:p>
      <text:p text:style-name="P467">Spaces are the preferred indentation method.</text:p>
      <text:p text:style-name="P467">Tabs should be used solely to remain consistent with code that is already indented with tabs.</text:p>
      <text:p text:style-name="P467">Python 3 disallows mixing the use of tabs and spaces for indentation.</text:p>
      <text:p text:style-name="P333"/>
      <text:p text:style-name="P333"/>
      <text:p text:style-name="P333"/>
      <text:p text:style-name="P467">Maximum Line Length</text:p>
      <text:p text:style-name="P467">Limit all lines to a maximum of 79 characters.</text:p>
      <text:p text:style-name="P333"/>
      <text:p text:style-name="P467">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6"> backslash for line continuation</text:span>.</text:p>
      <text:p text:style-name="P333">Backslashes may still be appropriate at times. For example, long, multiple with-statements cannot use implicit continuation, so backslashes are acceptable:</text:p>
      <text:p text:style-name="P333"/>
      <text:p text:style-name="P420">with open('/path/to/some/file/you/want/to/read') as file_1, \</text:p>
      <text:p text:style-name="P420"><text:s text:c="5"/>open('/path/to/some/file/being/written', 'w') as file_2:</text:p>
      <text:p text:style-name="P420"><text:s text:c="4"/>file_2.write(file_1.read())</text:p>
      <text:p text:style-name="P420"/>
      <text:p text:style-name="P333"/>
      <text:p text:style-name="P333"/>
      <text:p text:style-name="P467">Should a Line Break Before or After a Binary Operator?</text:p>
      <text:p text:style-name="P333">Following the tradition from mathematics usually results in more readable code:</text:p>
      <text:p text:style-name="P442"># Yes: easy to match operators with operands</text:p>
      <text:p text:style-name="P420">income = (gross_wages</text:p>
      <text:p text:style-name="P420"><text:s text:c="10"/>+ taxable_interest</text:p>
      <text:p text:style-name="P420"><text:s text:c="10"/>+ (dividends - qualified_dividends)</text:p>
      <text:p text:style-name="P420"><text:s text:c="10"/>- ira_deduction</text:p>
      <text:p text:style-name="P420"><text:s text:c="10"/>- student_loan_interest)</text:p>
      <text:p text:style-name="P467">In Python code, it is permissible to break before or after a binary operator, as long as the convention is consistent locally. For new code Knuth's style is suggested.</text:p>
      <text:p text:style-name="P333"/>
      <text:p text:style-name="P333"/>
      <text:p text:style-name="P333"/>
      <text:p text:style-name="P467"><text:soft-page-break/>Blank Lines</text:p>
      <text:p text:style-name="P467">Surround top-level function and class definitions with two blank lines.</text:p>
      <text:p text:style-name="P333"/>
      <text:p text:style-name="P467">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2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67">Source File Encoding</text:p>
      <text:p text:style-name="P467">Code in the core Python distribution should always use UTF-8 (or ASCII in Python 2).</text:p>
      <text:p text:style-name="P467">Files using ASCII (in Python 2) or UTF-8 (in Python 3) should not have an encoding declaration.</text:p>
      <text:p text:style-name="P333"/>
      <text:p text:style-name="P333"><text:span text:style-name="T76">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67">Imports</text:p>
      <text:list xml:id="list3288243825" text:style-name="L3">
        <text:list-item>
          <text:p text:style-name="P611">Imports should usually be on separate lines:</text:p>
        </text:list-item>
      </text:list>
      <text:p text:style-name="P420">Yes: import os</text:p>
      <text:p text:style-name="P420"><text:s text:c="8"/>import sys</text:p>
      <text:p text:style-name="P420"/>
      <text:p text:style-name="P420">No: <text:s/>import sys, os</text:p>
      <text:p text:style-name="P333">It's okay to say this though:</text:p>
      <text:p text:style-name="P420">from subprocess import Popen, PIPE</text:p>
      <text:p text:style-name="P333"/>
      <text:p text:style-name="P333"/>
      <text:list xml:id="list666190705" text:style-name="L4">
        <text:list-item>
          <text:p text:style-name="P612"><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1374450033" text:style-name="L5">
        <text:list-item>
          <text:p text:style-name="P595">Standard library imports.</text:p>
        </text:list-item>
        <text:list-item>
          <text:p text:style-name="P595">Related third party imports.</text:p>
        </text:list-item>
        <text:list-item>
          <text:p text:style-name="P595">Local application/library specific imports.</text:p>
        </text:list-item>
        <text:list-item>
          <text:p text:style-name="P609">You should put a blank line between each group of imports.</text:p>
        </text:list-item>
      </text:list>
      <text:p text:style-name="P333"/>
      <text:p text:style-name="P333"/>
      <text:list xml:id="list1819054107" text:style-name="L6">
        <text:list-item>
          <text:p text:style-name="P59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20">import mypkg.sibling</text:p>
      <text:p text:style-name="P420">from mypkg import sibling</text:p>
      <text:p text:style-name="P420">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20">from . import sibling</text:p>
      <text:p text:style-name="P420">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3700464462" text:style-name="L7">
        <text:list-item>
          <text:p text:style-name="P597">When importing a class from a class-containing module, it's usually okay to spell this:</text:p>
        </text:list-item>
      </text:list>
      <text:p text:style-name="P333"/>
      <text:p text:style-name="P420">from myclass import MyClass</text:p>
      <text:p text:style-name="P420">from foo.bar.yourclass import YourClass</text:p>
      <text:p text:style-name="P333"/>
      <text:p text:style-name="P333">If this spelling causes local name clashes, then spell them explicitly:</text:p>
      <text:p text:style-name="P442">import myclass</text:p>
      <text:p text:style-name="P420">import foo.bar.yourclass</text:p>
      <text:p text:style-name="P333">and use "myclass.MyClass" and "foo.bar.yourclass.YourClass".</text:p>
      <text:p text:style-name="P333"/>
      <text:list xml:id="list1819483494" text:style-name="L8">
        <text:list-item>
          <text:p text:style-name="P617"><text:span text:style-name="T72">Wildcard imports (</text:span><text:span text:style-name="T73">from &lt;module&gt; import *</text:span><text:span text:style-name="T72">)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67"><text:soft-page-break/>Module Level Dunder Names</text:p>
      <text:p text:style-name="P46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20">"""This is the example module.</text:p>
      <text:p text:style-name="P420"/>
      <text:p text:style-name="P420">This module does stuff.</text:p>
      <text:p text:style-name="P420">"""</text:p>
      <text:p text:style-name="P420"/>
      <text:p text:style-name="P420">from __future__ import barry_as_FLUFL</text:p>
      <text:p text:style-name="P420"/>
      <text:p text:style-name="P420">__all__ = ['a', 'b', 'c']</text:p>
      <text:p text:style-name="P420">__version__ = '0.1'</text:p>
      <text:p text:style-name="P420">__author__ = 'Cardinal Biggles'</text:p>
      <text:p text:style-name="P420"/>
      <text:p text:style-name="P420">import os</text:p>
      <text:p text:style-name="P420">import sys</text:p>
      <text:p text:style-name="P333"/>
      <text:p text:style-name="P333"/>
      <text:p text:style-name="P467"/>
      <text:p text:style-name="P467">String Quotes</text:p>
      <text:p text:style-name="P46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67"/>
      <text:p text:style-name="P467">Pet Peeves</text:p>
      <text:p text:style-name="P333">Avoid extraneous whitespace in the following situations:</text:p>
      <text:p text:style-name="P333"/>
      <text:list xml:id="list71409080" text:style-name="L9">
        <text:list-item>
          <text:p text:style-name="P598">Immediately inside parentheses, brackets or braces.</text:p>
        </text:list-item>
      </text:list>
      <text:p text:style-name="P420">Yes: spam(ham[1], {eggs: 2})</text:p>
      <text:p text:style-name="P420">No: <text:s/>spam( ham[ 1 ], { eggs: 2 } )</text:p>
      <text:p text:style-name="P333"/>
      <text:list xml:id="list3715638583" text:style-name="L10">
        <text:list-item>
          <text:p text:style-name="P599">Between a trailing comma and a following close parenthesis.</text:p>
        </text:list-item>
      </text:list>
      <text:p text:style-name="P420">Yes: foo = (0,)</text:p>
      <text:p text:style-name="P420">No: <text:s/>bar = (0, )</text:p>
      <text:p text:style-name="P333"/>
      <text:list xml:id="list2890875403" text:style-name="L11">
        <text:list-item>
          <text:p text:style-name="P600">Immediately before a comma, semicolon, or colon:</text:p>
        </text:list-item>
      </text:list>
      <text:p text:style-name="P420">Yes: if x == 4: print x, y; x, y = y, x</text:p>
      <text:p text:style-name="P420">No: <text:s/>if x == 4 : print x , y ; x , y = y , x</text:p>
      <text:p text:style-name="P333"/>
      <text:list xml:id="list3604967329" text:style-name="L12">
        <text:list-item>
          <text:p text:style-name="P60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20">ham[1:9], ham[1:9:3], ham[:9:3], ham[1::3], ham[1:9:]</text:p>
      <text:p text:style-name="P420">ham[lower:upper], ham[lower:upper:], ham[lower::step]</text:p>
      <text:p text:style-name="P420">ham[lower+offset : upper+offset]</text:p>
      <text:p text:style-name="P420">ham[: upper_fn(x) : step_fn(x)], ham[:: step_fn(x)]</text:p>
      <text:p text:style-name="P420">ham[lower + offset : upper + offset]</text:p>
      <text:p text:style-name="P333"/>
      <text:p text:style-name="P333">No:</text:p>
      <text:p text:style-name="P420">ham[lower + offset:upper + offset]</text:p>
      <text:p text:style-name="P420">ham[1: 9], ham[1 :9], ham[1:9 :3]</text:p>
      <text:p text:style-name="P420">ham[lower : : upper]</text:p>
      <text:p text:style-name="P420">ham[ : upper]</text:p>
      <text:p text:style-name="P333"/>
      <text:list xml:id="list1058059498" text:style-name="L13">
        <text:list-item>
          <text:p text:style-name="P602">Immediately before the open parenthesis that starts the argument list of a function call:</text:p>
        </text:list-item>
      </text:list>
      <text:p text:style-name="P420">Yes: spam(1)</text:p>
      <text:p text:style-name="P420">No: <text:s/>spam (1)</text:p>
      <text:p text:style-name="P333"/>
      <text:list xml:id="list1772396569" text:style-name="L14">
        <text:list-item>
          <text:p text:style-name="P603">Immediately before the open parenthesis that starts an indexing or slicing:</text:p>
        </text:list-item>
      </text:list>
      <text:p text:style-name="P420">Yes: dct['key'] = lst[index]</text:p>
      <text:p text:style-name="P420">No: <text:s/>dct ['key'] = lst [index]</text:p>
      <text:p text:style-name="P333"/>
      <text:list xml:id="list4248443908" text:style-name="L15">
        <text:list-item>
          <text:p text:style-name="P604">More than one space around an assignment (or other) operator to align it with another.</text:p>
        </text:list-item>
      </text:list>
      <text:p text:style-name="P333">Yes:</text:p>
      <text:p text:style-name="P420">x = 1</text:p>
      <text:p text:style-name="P420">y = 2</text:p>
      <text:p text:style-name="P420">long_variable = 3</text:p>
      <text:p text:style-name="P333"/>
      <text:p text:style-name="P333">No:</text:p>
      <text:p text:style-name="P420">x <text:s text:c="12"/>= 1</text:p>
      <text:p text:style-name="P420">y <text:s text:c="12"/>= 2</text:p>
      <text:p text:style-name="P420">long_variable = 3</text:p>
      <text:p text:style-name="P333"/>
      <text:p text:style-name="P333"/>
      <text:p text:style-name="P333"/>
      <text:p text:style-name="P467">Other Recommendations</text:p>
      <text:list xml:id="list3940141773" text:style-name="L16">
        <text:list-item>
          <text:p text:style-name="P60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71256166238242" text:continue-numbering="true" text:style-name="L16">
        <text:list-item>
          <text:p text:style-name="P605">Always surround these binary operators with a single space on either side: assignment (=), augmented assignment (+=, -= etc.), comparisons (==, &lt;, &gt;, !=, &lt;&gt;, &lt;=, &gt;=, in, not in, is, is not), Booleans (and, or, not).</text:p>
        </text:list-item>
      </text:list>
      <text:p text:style-name="P333"/>
      <text:list xml:id="list171255976795680" text:continue-numbering="true" text:style-name="L16">
        <text:list-item>
          <text:p text:style-name="P60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20">i = i + 1</text:p>
      <text:p text:style-name="P420">submitted += 1</text:p>
      <text:p text:style-name="P420">x = x*2 - 1</text:p>
      <text:p text:style-name="P420">hypot2 = x*x + y*y</text:p>
      <text:p text:style-name="P420">c = (a+b) * (a-b)</text:p>
      <text:p text:style-name="P333"/>
      <text:p text:style-name="P333">No:</text:p>
      <text:p text:style-name="P420">i=i+1</text:p>
      <text:p text:style-name="P420">submitted +=1</text:p>
      <text:p text:style-name="P420">x = x * 2 - 1</text:p>
      <text:p text:style-name="P420">hypot2 = x * x + y * y</text:p>
      <text:p text:style-name="P420">c = (a + b) * (a - b)</text:p>
      <text:p text:style-name="P333"/>
      <text:p text:style-name="P333"/>
      <text:list xml:id="list3924287644" text:style-name="L17">
        <text:list-item>
          <text:p text:style-name="P606">Function annotations should use the normal rules for colons and always have spaces around the -&gt; arrow if present. (See Function Annotations below for more about function annotations.)</text:p>
        </text:list-item>
      </text:list>
      <text:p text:style-name="P333">Yes:</text:p>
      <text:p text:style-name="P420">def munge(input: AnyStr): ...</text:p>
      <text:p text:style-name="P420">def munge() -&gt; PosInt: ...</text:p>
      <text:p text:style-name="P333"/>
      <text:p text:style-name="P333">No:</text:p>
      <text:p text:style-name="P420">def munge(input:AnyStr): ...</text:p>
      <text:p text:style-name="P420">def munge()-&gt;PosInt: ...</text:p>
      <text:p text:style-name="P333"/>
      <text:list xml:id="list1282374360" text:style-name="L18">
        <text:list-item>
          <text:p text:style-name="P613">Don't use spaces around the = sign when used to indicate a keyword argument, or when used to indicate a default value for an unannotated function parameter.</text:p>
        </text:list-item>
      </text:list>
      <text:p text:style-name="P333">Yes:</text:p>
      <text:p text:style-name="P420">def complex(real, imag=0.0):</text:p>
      <text:p text:style-name="P420"><text:s text:c="4"/>return magic(r=real, i=imag)</text:p>
      <text:p text:style-name="P333"/>
      <text:p text:style-name="P333">No:</text:p>
      <text:p text:style-name="P420">def complex(real, imag = 0.0):</text:p>
      <text:p text:style-name="P420"><text:s text:c="4"/>return magic(r = real, i = imag)</text:p>
      <text:p text:style-name="P333"/>
      <text:list xml:id="list3716216616" text:style-name="L19">
        <text:list-item>
          <text:p text:style-name="P607">When <text:span text:style-name="T15">combining an argument annotation</text:span><text:span text:style-name="T36">(?)</text:span> with a default value, however, do use spaces around the = sign:</text:p>
        </text:list-item>
      </text:list>
      <text:p text:style-name="P333">Yes:</text:p>
      <text:p text:style-name="P420">def munge(sep: AnyStr = None): ...</text:p>
      <text:p text:style-name="P420">def munge(input: AnyStr, sep: AnyStr = None, limit=1000): ...</text:p>
      <text:p text:style-name="P333"/>
      <text:p text:style-name="P333">No:</text:p>
      <text:p text:style-name="P420">def munge(input: AnyStr=None): ...</text:p>
      <text:p text:style-name="P420">def munge(input: AnyStr, limit = 1000): ...</text:p>
      <text:p text:style-name="P333"/>
      <text:p text:style-name="P333"/>
      <text:list xml:id="list220973419" text:style-name="L20">
        <text:list-item>
          <text:p text:style-name="P608"><text:soft-page-break/>Compound statements (multiple statements on the same line) are generally discouraged.</text:p>
        </text:list-item>
      </text:list>
      <text:p text:style-name="P333">Yes:</text:p>
      <text:p text:style-name="P420">if foo == 'blah':</text:p>
      <text:p text:style-name="P420"><text:s text:c="4"/>do_blah_thing()</text:p>
      <text:p text:style-name="P420">do_one()</text:p>
      <text:p text:style-name="P420">do_two()</text:p>
      <text:p text:style-name="P420">do_three()</text:p>
      <text:p text:style-name="P333"/>
      <text:p text:style-name="P333">Rather not:</text:p>
      <text:p text:style-name="P420">if foo == 'blah': do_blah_thing()</text:p>
      <text:p text:style-name="P420">do_one(); do_two(); do_three()</text:p>
      <text:p text:style-name="P333"/>
      <text:p text:style-name="P333"/>
      <text:list xml:id="list2540491841" text:style-name="L21">
        <text:list-item>
          <text:p text:style-name="P618"><text:span text:style-name="T98">While sometimes it's okay to put an if/for/while with a small body on the same line, never do this for multi-clause statements</text:span><text:span text:style-name="T72">. Also avoid folding such long lines!</text:span></text:p>
        </text:list-item>
      </text:list>
      <text:p text:style-name="P333">Rather not:</text:p>
      <text:p text:style-name="P420">if foo == 'blah': do_blah_thing()</text:p>
      <text:p text:style-name="P420">for x in lst: total += x</text:p>
      <text:p text:style-name="P420">while t &lt; 10: t = delay()</text:p>
      <text:p text:style-name="P333"/>
      <text:p text:style-name="P333">Definitely not:</text:p>
      <text:p text:style-name="P420">if foo == 'blah': do_blah_thing()</text:p>
      <text:p text:style-name="P420">else: do_non_blah_thing()</text:p>
      <text:p text:style-name="P420"/>
      <text:p text:style-name="P420">try: something()</text:p>
      <text:p text:style-name="P420">finally: cleanup()</text:p>
      <text:p text:style-name="P420"/>
      <text:p text:style-name="P420">do_one(); do_two(); do_three(long, argument,</text:p>
      <text:p text:style-name="P420"><text:s text:c="29"/>list, like, this)</text:p>
      <text:p text:style-name="P420"/>
      <text:p text:style-name="P420">if foo == 'blah': one(); two(); three()</text:p>
      <text:p text:style-name="P333"/>
      <text:p text:style-name="P333"/>
      <text:p text:style-name="P333"/>
      <text:p text:style-name="P333"/>
      <text:p text:style-name="P79">When to Use Trailing Commas</text:p>
      <text:p text:style-name="P467">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20">FILES = ('setup.cfg',)</text:p>
      <text:p text:style-name="P333"/>
      <text:p text:style-name="P333">OK, but confusing:</text:p>
      <text:p text:style-name="P420">FILES = 'setup.cfg',</text:p>
      <text:p text:style-name="P333"/>
      <text:p text:style-name="P46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20">FILES = [</text:p>
      <text:p text:style-name="P420"><text:s text:c="4"/>'setup.cfg',</text:p>
      <text:p text:style-name="P420"><text:s text:c="4"/>'tox.ini',</text:p>
      <text:p text:style-name="P420"><text:s text:c="4"/>]</text:p>
      <text:p text:style-name="P420">initialize(FILES,</text:p>
      <text:p text:style-name="P420"><text:s text:c="11"/>error=True,</text:p>
      <text:p text:style-name="P420"><text:s text:c="11"/>)</text:p>
      <text:p text:style-name="P333"/>
      <text:p text:style-name="P333">No:</text:p>
      <text:p text:style-name="P420">FILES = ['setup.cfg', 'tox.ini',]</text:p>
      <text:p text:style-name="P420">initialize(FILES, error=True,)</text:p>
      <text:p text:style-name="P333"/>
      <text:p text:style-name="P333"/>
      <text:p text:style-name="P333"/>
      <text:p text:style-name="P79">Comments</text:p>
      <text:p text:style-name="P467">Comments that contradict the code are worse than no comments. Always make a priority of keeping the comments up-to-date when the code changes!</text:p>
      <text:p text:style-name="P467"/>
      <text:p text:style-name="P467">Comments should be complete sentences. The first word should be capitalized, unless it is an identifier that begins with a lower case letter (never alter the case of identifiers!).</text:p>
      <text:p text:style-name="P467"/>
      <text:p text:style-name="P467">Block comments generally consist of one or more paragraphs built out of complete sentences, with each sentence ending in a period.</text:p>
      <text:p text:style-name="P467"/>
      <text:p text:style-name="P467">You should use two spaces after a sentence-ending period in multi- sentence comments, except after the final sentence.</text:p>
      <text:p text:style-name="P467"/>
      <text:p text:style-name="P467">When writing English, follow <text:span text:style-name="T3">Strunk and White</text:span>.</text:p>
      <text:p text:style-name="P333"/>
      <text:p text:style-name="P333">Python coders from non-English speaking countries: <text:span text:style-name="T76">please write your comments in English</text:span>, unless you are 120% sure that the code will never be read by people who don't speak your language.</text:p>
      <text:p text:style-name="P333"/>
      <text:p text:style-name="P333"/>
      <text:p text:style-name="P467">Block Comments</text:p>
      <text:p text:style-name="P333"><text:span text:style-name="T76">Block comments generally apply to some (or all) code that follows them, and are </text:span><text:span text:style-name="T82">indented</text:span><text:span text:style-name="T76"> to the same level as that code. Each line of a block comment starts with a # and a single space (unless it is indented text inside the comment).</text:span></text:p>
      <text:p text:style-name="P467"/>
      <text:p text:style-name="P467">Paragraphs inside a block comment are separated by a line containing a single #.</text:p>
      <text:p text:style-name="P333"/>
      <text:p text:style-name="P333"/>
      <text:p text:style-name="P467">Inline Comments</text:p>
      <text:p text:style-name="P467">Use inline comments sparingly <text:span text:style-name="T312">(oszczędnie)</text:span></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67">Inline comments are unnecessary and in fact distracting if they state the obvious. Don't do this:</text:p>
      <text:p text:style-name="P442">x = x + 1 <text:s text:c="16"/># Increment x</text:p>
      <text:p text:style-name="P333">But sometimes, this is useful:</text:p>
      <text:p text:style-name="P442">x = x + 1 <text:s text:c="16"/># Compensate for border</text:p>
      <text:p text:style-name="P333"/>
      <text:p text:style-name="P333"/>
      <text:p text:style-name="P333"/>
      <text:p text:style-name="P467">Documentation Strings</text:p>
      <text:p text:style-name="P333">Conventions for writing good documentation strings (a.k.a. "docstrings") are immortalized in PEP 257.</text:p>
      <text:p text:style-name="P333"/>
      <text:list xml:id="list1105542804" text:style-name="L22">
        <text:list-item>
          <text:p text:style-name="P61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71257442654346" text:continue-numbering="true" text:style-name="L22">
        <text:list-item>
          <text:p text:style-name="P619"><text:span text:style-name="T72">PEP 257 describes good docstring conventions. </text:span><text:span text:style-name="T98">Note that most importantly, the """ that ends a multiline docstring should be on a line by itself:</text:span></text:p>
        </text:list-item>
      </text:list>
      <text:p text:style-name="P420">"""Return a foobang</text:p>
      <text:p text:style-name="P420"/>
      <text:p text:style-name="P420">Optional plotz says to frobnicate the bizbaz first.</text:p>
      <text:p text:style-name="P420">"""</text:p>
      <text:p text:style-name="P333"/>
      <text:list xml:id="list1686312839" text:style-name="L23">
        <text:list-item>
          <text:p text:style-name="P615">For one liner docstrings, please keep the closing """ on the same line.</text:p>
        </text:list-item>
      </text:list>
      <text:p text:style-name="P333"/>
      <text:p text:style-name="P333"/>
      <text:p text:style-name="P333"/>
      <text:p text:style-name="P333"/>
      <text:p text:style-name="P79">Naming Conventions</text:p>
      <text:p text:style-name="P46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67">Overriding Principle</text:p>
      <text:p text:style-name="P333">Names that are visible to the user as public parts of the API should follow conventions that reflect usage rather than implementation.</text:p>
      <text:p text:style-name="P333"/>
      <text:p text:style-name="P467">Descriptive: Naming Styles</text:p>
      <text:p text:style-name="P467">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20">b (single lowercase letter)</text:p>
      <text:p text:style-name="P420">B (single uppercase letter)</text:p>
      <text:p text:style-name="P420">lowercase</text:p>
      <text:p text:style-name="P420">lower_case_with_underscores</text:p>
      <text:p text:style-name="P420">UPPERCASE</text:p>
      <text:p text:style-name="P420"><text:soft-page-break/>UPPER_CASE_WITH_UNDERSCORES</text:p>
      <text:p text:style-name="P420">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20">mixedCase (differs from CapitalizedWords by initial lowercase character!)</text:p>
      <text:p text:style-name="P420">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20">_single_leading_underscore: weak "internal use" indicator. E.g. from M import * does not import objects whose names start with an underscore.</text:p>
      <text:p text:style-name="P420"/>
      <text:p text:style-name="P420">single_trailing_underscore_: used by convention to avoid conflicts with Python keyword, e.g.</text:p>
      <text:p text:style-name="P420">Tkinter.Toplevel(master, class_='ClassName')</text:p>
      <text:p text:style-name="P420"/>
      <text:p text:style-name="P420">__double_leading_underscore: when naming a class attribute, invokes name <text:span text:style-name="T15">mangling</text:span> (inside class FooBar, __boo becomes _FooBar__boo; see below).</text:p>
      <text:p text:style-name="P420"/>
      <text:p text:style-name="P334"><text:span text:style-name="T3">__double_leading_and_trailing_underscore__: </text:span><text:span text:style-name="T38">"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67">Names to Avoid</text:p>
      <text:p text:style-name="P467">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67"><text:soft-page-break/>ASCII Compatibility</text:p>
      <text:p text:style-name="P333">Identifiers used in the standard library must be ASCII compatible as described in the policy section of PEP 3131.</text:p>
      <text:p text:style-name="P333"/>
      <text:p text:style-name="P333"/>
      <text:p text:style-name="P467">Package and Module Names</text:p>
      <text:p text:style-name="P467">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6">the C/C++ module has a leading underscore (e.g.</text:span> _socket).</text:p>
      <text:p text:style-name="P333"/>
      <text:p text:style-name="P333"/>
      <text:p text:style-name="P467">Class Names</text:p>
      <text:p text:style-name="P467">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67">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20">from typing import TypeVar</text:p>
      <text:p text:style-name="P420"/>
      <text:p text:style-name="P420">VT_co = TypeVar('VT_co', covariant=True)</text:p>
      <text:p text:style-name="P420">KT_contra = TypeVar('KT_contra', contravariant=True)</text:p>
      <text:p text:style-name="P333"/>
      <text:p text:style-name="P333"/>
      <text:p text:style-name="P467">Exception Names</text:p>
      <text:p text:style-name="P471">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67">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67">Function and Variable Names</text:p>
      <text:p text:style-name="P467">Function names should be lowercase, with words separated by underscores as necessary to improve readability.</text:p>
      <text:p text:style-name="P467"/>
      <text:p text:style-name="P467">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67">Function and Method Arguments</text:p>
      <text:p text:style-name="P467">Always use self for the first argument to instance methods.</text:p>
      <text:p text:style-name="P467"/>
      <text:p text:style-name="P467">Always use cls for the first argument to class methods.</text:p>
      <text:p text:style-name="P333"/>
      <text:p text:style-name="P46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67">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67"><text:soft-page-break/>Constants</text:p>
      <text:p text:style-name="P467">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82">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31">1. </text:span>WEB SCRAPING WITH SCRAPY - INTRODUCTION AND SETUP</text:p>
      <text:p text:style-name="P336">Scrapy is “an open source and collaborative framework for extracting the data you need from websites. In a fast, simple, yet extensible way.”</text:p>
      <text:p text:style-name="P333"/>
      <text:p text:style-name="P441">cat &gt; myspider.py &lt;&lt;EOF</text:p>
      <text:p text:style-name="P333"/>
      <text:p text:style-name="P333"/>
      <text:p text:style-name="P421">$ scrapy startproject Example</text:p>
      <text:p text:style-name="P337">‘<text:span text:style-name="T227">spiders’ is the main folder where we’re gonna be working from.</text:span></text:p>
      <text:p text:style-name="P337"/>
      <text:p text:style-name="P338">robots.txt – some sites are more restrictive on the information that they allow you to scrape or for the occurrence or the frequency, <text:span text:style-name="T228">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31">2. </text:span>WEB SCRAPING WITH SCRAPY - FIRST SPIDER</text:p>
      <text:p text:style-name="P339"/>
      <text:p text:style-name="P82">spiders/first_spider.py</text:p>
      <text:p text:style-name="P423"># First Spider</text:p>
      <text:p text:style-name="P423"/>
      <text:p text:style-name="P423">import scrapy</text:p>
      <text:p text:style-name="P423"/>
      <text:p text:style-name="P423">class FirstSpider(scrapy.Spider):</text:p>
      <text:p text:style-name="P423"><text:s text:c="4"/>name = "FirstSpider"</text:p>
      <text:p text:style-name="P423"/>
      <text:p text:style-name="P423"><text:s text:c="4"/>def start_requests(self):</text:p>
      <text:p text:style-name="P423"><text:s text:c="8"/>urls = [</text:p>
      <text:p text:style-name="P423"><text:s text:c="12"/>'http://quotes.toscrape.com/page/1', </text:p>
      <text:p text:style-name="P423"><text:s text:c="12"/>'http://quotes.toscrape.com/page/2'</text:p>
      <text:p text:style-name="P423"><text:s text:c="12"/>]</text:p>
      <text:p text:style-name="P423"/>
      <text:p text:style-name="P423"><text:s text:c="8"/>for url in urls:</text:p>
      <text:p text:style-name="P423"><text:s text:c="12"/>yield scrapy.Request(url=url, callback=self.parse)</text:p>
      <text:p text:style-name="P423"/>
      <text:p text:style-name="P423"><text:s text:c="4"/>def parse(self, response):</text:p>
      <text:p text:style-name="P423"><text:s text:c="8"/>page = response.url.split("/")[-2]</text:p>
      <text:p text:style-name="P423"><text:s text:c="8"/>filename = 'quotes-%s.html' % page</text:p>
      <text:p text:style-name="P423"><text:s text:c="8"/>with open(filename, 'wb') as f:</text:p>
      <text:p text:style-name="P423"><text:s text:c="12"/>f.write(response.body)</text:p>
      <text:p text:style-name="P423"><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29">usually parses response, docs says it’s extracting the data as dicts and also finding new urls to follow and creating new request from them.</text:span></text:p>
      <text:p text:style-name="P341"/>
      <text:p text:style-name="P340"/>
      <text:p text:style-name="P422">$ scrapy crawl FirstSpider <text:span text:style-name="T230">[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31">3. </text:span>WEB SCRAPING WITH SCRAPY - HTML AND VISUALIZATION</text:p>
      <text:p text:style-name="P343">We’re using scrapy to go out and extract information with what we call spiders and spiders are our web crawlers.</text:p>
      <text:p text:style-name="P343"/>
      <text:p text:style-name="P424">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31">4. </text:span>WEB SCRAPING WITH SCRAPY - CSS AND SECOND SPIDER</text:p>
      <text:p text:style-name="P344"/>
      <text:p text:style-name="P426">$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25">&gt;&gt;&gt; view(response)<text:span text:style-name="T45"> </text:span><text:span text:style-name="T47">←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25"><text:span text:style-name="T187">&gt;&gt;&gt; print(response.text)</text:span><text:span text:style-name="T45"> </text:span><text:span text:style-name="T47">← to access the raw data</text:span></text:p>
      <text:p text:style-name="P346"/>
      <text:p text:style-name="P346"/>
      <text:p text:style-name="P346"/>
      <text:p text:style-name="P85"><text:span text:style-name="T232">5. </text:span>WEB SCRAPING WITH SCRAPY - ITEMS AND SELECTORS</text:p>
      <text:p text:style-name="P349"/>
      <text:p text:style-name="P349"/>
      <text:p text:style-name="P349"/>
      <text:p text:style-name="P86"><text:span text:style-name="T233">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84">Python Scrapy Tutorial- 1 - Web Scraping, Spiders and Crawling</text:p>
      <text:p text:style-name="P443"/>
      <text:p text:style-name="P5">Python Scrapy Tutorial- 2 - How does Web Scraping work?</text:p>
      <text:p text:style-name="P443"/>
      <text:p text:style-name="P443"/>
      <text:p text:style-name="P5">Python Scrapy Tutorial - 3 - Robots.txt and Web Scraping Rules</text:p>
      <text:p text:style-name="P443"/>
      <text:p text:style-name="P446">This time we’ll be learning about obeying the laws of web scraping on the internet. Thses laws are usually written in the <text:span text:style-name="T15">robots.txt</text:span> file.</text:p>
      <text:p text:style-name="P443"/>
      <text:p text:style-name="P446">Examples:</text:p>
      <text:p text:style-name="P41">facebook.com/robots.txt:</text:p>
      <text:p text:style-name="P585"># Notice: Crawling Facebook is prohibited unless you have express written</text:p>
      <text:p text:style-name="P586"># permission. See: http://www.facebook.com/apps/site_scraping_tos_terms.php</text:p>
      <text:p text:style-name="P587"/>
      <text:p text:style-name="P586">User-agent: Applebot</text:p>
      <text:p text:style-name="P586">Disallow: /ajax/</text:p>
      <text:p text:style-name="P586">Disallow: /album.php</text:p>
      <text:p text:style-name="P586">Disallow: /checkpoint/</text:p>
      <text:p text:style-name="P586">Disallow: /contact_importer/</text:p>
      <text:p text:style-name="P589">Disallow: /dialog/</text:p>
      <text:p text:style-name="P41">amazon.com/robots.txt:</text:p>
      <text:p text:style-name="P585">User-agent: *</text:p>
      <text:p text:style-name="P586">Disallow: /exec/obidos/account-access-login</text:p>
      <text:p text:style-name="P586">Disallow: /exec/obidos/change-style</text:p>
      <text:p text:style-name="P586">Disallow: /exec/obidos/flex-sign-in</text:p>
      <text:p text:style-name="P586">Disallow: /exec/obidos/handle-buy-box</text:p>
      <text:p text:style-name="P586">Disallow: /exec/obidos/tg/cm/member/</text:p>
      <text:p text:style-name="P588">Disallow: /gp/aw/help/id=sss</text:p>
      <text:p text:style-name="P446">It includes directories that these websites don’t want us to crawl. Obviously you don’t have to follow these rules written by these websites, but it’s always a good idea to follow them when you can.</text:p>
      <text:p text:style-name="P446">Because we’re using scrapy, we don’t have to worry about the robots.txt, because scrapy automatically follows the rules of robots.txt and doesn’t crawl url links given in the file. <text:span text:style-name="T295">But if you don’t want to follow the robot rules for some reason, you can always go to the settings file and change ROBOTSTXT_OBEY in settings.py</text:span></text:p>
      <text:p text:style-name="P446"/>
      <text:p text:style-name="P443"/>
      <text:p text:style-name="P443"/>
      <text:p text:style-name="P5">Python Scrapy Tutorial - 4 - Installation with Pycharm (recommended)</text:p>
      <text:p text:style-name="P443"/>
      <text:p text:style-name="P429">scrapy startproject quotetutorial</text:p>
      <text:p text:style-name="P443"/>
      <text:p text:style-name="P443"/>
      <text:p text:style-name="P5">Python Scrapy Tutorial - 5 - Installation with Terminal / Sublime</text:p>
      <text:p text:style-name="P443"/>
      <text:p text:style-name="P443"/>
      <text:p text:style-name="P443"/>
      <text:p text:style-name="P443"/>
      <text:p text:style-name="P443"/>
      <text:p text:style-name="P5"><text:soft-page-break/>Python Scrapy Tutorial- 6 - Project Structure in Scrapy</text:p>
      <text:p text:style-name="P443"/>
      <text:p text:style-name="P447">There are 2 init files or initialization files that we don’t need to worry about, scrappy just uses them for its purposes, mostly they are empty.</text:p>
      <text:p text:style-name="P42">Example/spiders/__init__.py:</text:p>
      <text:p text:style-name="P430"># This <text:span text:style-name="T175">package</text:span> will contain the spiders of your Scrapy project <text:span text:style-name="T50">(inside the spiders folder)</text:span></text:p>
      <text:p text:style-name="P443"/>
      <text:p text:style-name="P443"/>
      <text:p text:style-name="P42">settings.py</text:p>
      <text:p text:style-name="P431">BOT_NAME = ‘Example’</text:p>
      <text:p text:style-name="P449"><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48"/>
      <text:p text:style-name="P450">Whenever you visit a website, like google.com, you need to identify yourself as to who you are, so who is the person basically sending the request. So what google does is it asks the browser that we’re using ‘hey, who the <text:span text:style-name="T29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4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51">In the future videos you’ll also be seeing that a lot websites put a lot of restrictions on web scraping, so in the future we’ll be also bypassing those restrictions using the <text:span text:style-name="T15">user agent</text:span>.</text:p>
      <text:p text:style-name="P443"/>
      <text:p text:style-name="P378"># Obey robots.txt rules</text:p>
      <text:p text:style-name="P378">ROBOTSTXT_OBEY = True</text:p>
      <text:p text:style-name="P443"/>
      <text:p text:style-name="P378"># Configure maximum concurrent requests performed by Scrapy (default: 16)</text:p>
      <text:p text:style-name="P378">#CONCURRENT_REQUESTS = 32</text:p>
      <text:p text:style-name="P452">Whenever you make a lot of requests at the same time, that is known as <text:span text:style-name="T15">concurrent requests</text:span>. <text:span text:style-name="T29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53">Because it causes a lot of overload to the server and sometimes it can even go down. Now sth like 32 requests/second is actually pretty fine.</text:p>
      <text:p text:style-name="P443"/>
      <text:p text:style-name="P454">Now, if you come down, it has a lot of the same things and if you go come down a little bit more, you will be able to see it doesn’t have a lot of things that we’re interested in right now.</text:p>
      <text:p text:style-name="P454"><text:span text:style-name="T35">Autothrottle</text:span><text:span text:style-name="T298">, i</text:span>t basically helps to make sure that a website that you’re scrapping does not get overloaded.</text:p>
      <text:p text:style-name="P443"/>
      <text:p text:style-name="P443"/>
      <text:p text:style-name="P44">items.py</text:p>
      <text:p text:style-name="P455">It has a class that scrapy <text:span text:style-name="T299">automatically</text:span> created for us and here we define the fields <text:span text:style-name="T299">(like author or title) </text:span>for <text:span text:style-name="T299">our</text:span> item.</text:p>
      <text:p text:style-name="P455"><text:a xlink:type="simple" xlink:href="http://quotes.toscrape.com/" text:style-name="Internet_20_link" text:visited-style-name="Visited_20_Internet_20_Link">http://quotes.toscrape.com</text:a> was created by scrapy</text:p>
      <text:p text:style-name="P456">So whenever we’re scrapping a project, it’s a good idea and actually it’s a good practice to define your items in items.py file.</text:p>
      <text:p text:style-name="P46"><text:soft-page-break/>pipelines.py</text:p>
      <text:p text:style-name="P457">In a nutshell what happens is that after scrapping the data of this quotes website we want to store it somewhere, like json or sql file, or maybe an sql/mongo db. So this is done by using this pipelines.py file. So every quote that goes into this file, <text:span text:style-name="T300">it </text:span>mak<text:span text:style-name="T300">es</text:span> sure that your web scraped data <text:span text:style-name="T300">is handled properly and it goes to where you intend it to go.</text:span></text:p>
      <text:p text:style-name="P457"/>
      <text:p text:style-name="P457"/>
      <text:p text:style-name="P45">middleware.py</text:p>
      <text:p text:style-name="P458">What this does is when you are sending a request to a website, you can add some stuff to that request, so f<text:span text:style-name="T30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59">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43"/>
      <text:p text:style-name="P440">[hidden api?]</text:p>
      <text:p text:style-name="P443"/>
      <text:p text:style-name="P443"/>
      <text:p text:style-name="P5">Python Scrapy Tutorial- 7 - Creating our first spider ( web crawler )</text:p>
      <text:p text:style-name="P349"/>
      <text:p text:style-name="P88">quotes_spider.py</text:p>
      <text:p text:style-name="P427">import scrapy</text:p>
      <text:p text:style-name="P427"/>
      <text:p text:style-name="P427">class QuotesSpider(scrapy.Spider):</text:p>
      <text:p text:style-name="P427"><text:s text:c="4"/>name = 'quotes'</text:p>
      <text:p text:style-name="P427"><text:s text:c="4"/>start_urls = [</text:p>
      <text:p text:style-name="P427"><text:s text:c="8"/>'http://quotes.toscrape.com/'</text:p>
      <text:p text:style-name="P427"><text:s text:c="4"/>]</text:p>
      <text:p text:style-name="P427"/>
      <text:p text:style-name="P427"><text:s text:c="4"/>def parse(self, response):</text:p>
      <text:p text:style-name="P427"><text:s text:c="8"/>title = response.css('title').extract()</text:p>
      <text:p text:style-name="P427"><text:s text:c="8"/>yield {'title_text': title}</text:p>
      <text:p text:style-name="P350"/>
      <text:p text:style-name="P350">‘<text:span text:style-name="T234">name’ is the name of our spider</text:span></text:p>
      <text:p text:style-name="P356">‘start_url<text:span text:style-name="T235">s</text:span>’ is a list of urls that you want scrapy to scrap</text:p>
      <text:p text:style-name="P479">Don’t change the name of these 2 variables, because ‘scrapy.Spider’ class that we are inheriting from expects us to have these 2 with the same name.</text:p>
      <text:p text:style-name="P479"/>
      <text:p text:style-name="P481">We create a method called ‘parse’ that is inside scrappy.</text:p>
      <text:p text:style-name="P479">‘self’ reference, <text:span text:style-name="T235">when you want it to refer itself inside a class</text:span></text:p>
      <text:p text:style-name="P479"><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479">‘<text:span text:style-name="T235">yield’ requires a dictionary (yield or return it to us in the form of dictionary)</text:span></text:p>
      <text:p text:style-name="P479"/>
      <text:p text:style-name="P479"/>
      <text:p text:style-name="P479"/>
      <text:p text:style-name="P12"><text:soft-page-break/>Python Scrapy Tutorial- 8 - Running our first spider ( web crawler )</text:p>
      <text:p text:style-name="P479"/>
      <text:p text:style-name="P482">We can think of this ‘yield’ keyword as the ‘return’ keyword that we usually use inside a method or a function. Why use this instead of return? Because yield is usually used with a generator and this generator is being used by scrappy behind the scenes.</text:p>
      <text:p text:style-name="P479"/>
      <text:p text:style-name="P479"/>
      <text:p text:style-name="P104">$ scrapy crawl quotes</text:p>
      <text:p text:style-name="P479"/>
      <text:p text:style-name="P479"/>
      <text:p text:style-name="P483">Scraping with tag + text, e.g. &lt;title&gt;sth&lt;/title&gt;:</text:p>
      <text:p text:style-name="P105">title = response.css('title').extract()</text:p>
      <text:p text:style-name="P483">Scraping with just text without tag:</text:p>
      <text:p text:style-name="P104">title = response.css('title::text').extract()</text:p>
      <text:p text:style-name="P479"/>
      <text:p text:style-name="P479"/>
      <text:p text:style-name="P12"/>
      <text:p text:style-name="P12">Python Scrapy Tutorial - 9 - Extracting data w/ CSS Selectors</text:p>
      <text:p text:style-name="P479"/>
      <text:p text:style-name="P484">The idea of selecting a particular HTML tag or a particualr CSS or an ID inside the source code is known as a CSS selector.</text:p>
      <text:p text:style-name="P479"/>
      <text:p text:style-name="P484">A very good way to learn about CSS selectors is using sth known as a shell inside scrappy:</text:p>
      <text:p text:style-name="P104">$ scrapy shell "http://quotes.toscrape.com/"</text:p>
      <text:p text:style-name="P485">and scrappy is going to open up this website inside a shell. A shell inside scrappy is basically like command prompt for windows. <text:span text:style-name="T236">So shell helps us control scrappy in command line mode.</text:span></text:p>
      <text:p text:style-name="P479"/>
      <text:p text:style-name="P486">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86">‘css’ is a css selector</text:p>
      <text:p text:style-name="P487">it gives us a selector list </text:p>
      <text:p text:style-name="P479"/>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79"/>
      <text:p text:style-name="P479"/>
      <text:p text:style-name="P479"/>
      <text:p text:style-name="P104"><text:soft-page-break/>&gt;&gt;&gt; response.css(<text:span text:style-name="T222">'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22">[1].</text:span>extract()</text:p>
      <text:p text:style-name="P104">'“It is our choices, Harry, that show what we truly are, far more than our abilities.”'</text:p>
      <text:p text:style-name="P479"/>
      <text:p text:style-name="P479"/>
      <text:p text:style-name="P12"><text:span text:style-name="T237">g: </text:span>selector gadget chrome extension</text:p>
      <text:p text:style-name="P479"/>
      <text:p text:style-name="P479"/>
      <text:p text:style-name="P104">&gt;&gt;&gt; response.css('<text:span text:style-name="T222">.author::text'</text:span>).extract()</text:p>
      <text:p text:style-name="P104">['Albert Einstein', 'J.K. Rowling', 'Albert Einstein', 'Jane Austen', 'Marilyn Monroe', 'Albert Einstein', 'André Gide', 'Thomas A. Edison', 'Eleanor Roosevelt', 'Steve Martin']</text:p>
      <text:p text:style-name="P479"/>
      <text:p text:style-name="P479"/>
      <text:p text:style-name="P488">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79"/>
      <text:p text:style-name="P106">&gt;&gt;&gt; response.css('.a-color-base.a-text-normal::text').extract()</text:p>
      <text:p text:style-name="P479"/>
      <text:p text:style-name="P479"/>
      <text:p text:style-name="P479"/>
      <text:p text:style-name="P12">Python Scrapy Tutorial - 10 - Extracting data w/ XPATH</text:p>
      <text:p text:style-name="P489"/>
      <text:p text:style-name="P489">Selector is basically a condition using which we can extract data from any website.</text:p>
      <text:p text:style-name="P489">There are 2 types of selectors:</text:p>
      <text:list xml:id="list3176662194" text:style-name="L24">
        <text:list-item>
          <text:p text:style-name="P620">css – pretty common</text:p>
        </text:list-item>
        <text:list-item>
          <text:p text:style-name="P620">xpath that are not that common</text:p>
        </text:list-item>
      </text:list>
      <text:p text:style-name="P479"/>
      <text:p text:style-name="P104"/>
      <text:p text:style-name="P104">&gt;&gt;&gt; response.xpath('<text:span text:style-name="T222">//title</text:span>').extract()</text:p>
      <text:p text:style-name="P104">['&lt;title&gt;Quotes to Scrape&lt;/title&gt;']</text:p>
      <text:p text:style-name="P104"/>
      <text:p text:style-name="P104">&gt;&gt;&gt; response.xpath('//title/<text:span text:style-name="T222">text()</text:span>').extract()</text:p>
      <text:p text:style-name="P104">['Quotes to Scrape']</text:p>
      <text:p text:style-name="P479"/>
      <text:p text:style-name="P479"/>
      <text:p text:style-name="P479"/>
      <text:p text:style-name="P104"><text:soft-page-break/>&gt;&gt;&gt; response.xpath('//span<text:span text:style-name="T222">[@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79"/>
      <text:p text:style-name="P104">&gt;&gt;&gt; response.xpath('//span[@class="text"]/text()')<text:span text:style-name="T222">[1]</text:span>.extract()</text:p>
      <text:p text:style-name="P104">'“It is our choices, Harry, that show what we truly are, far more than our abilities.”'</text:p>
      <text:p text:style-name="P479"/>
      <text:p text:style-name="P479"/>
      <text:p text:style-name="P479"/>
      <text:p text:style-name="P490">We can easily combine css and xpath selectors, so you don’t have to use just one of them:</text:p>
      <text:p text:style-name="P104">&gt;&gt;&gt; response.<text:span text:style-name="T222">css('li.next a</text:span>').<text:span text:style-name="T222">xpath('@href</text:span>').extract()</text:p>
      <text:p text:style-name="P104">['/page/2/']</text:p>
      <text:p text:style-name="P479">we gave it a very unique condition, we tell our tool that li tag with a next class also contains an ‘a’ <text:span text:style-name="T238">t</text:span>ag inside it. <text:span text:style-name="T239">After it contains an a tag inside it we can use an xpath selector and tell it we want a value of ‘href’.</text:span></text:p>
      <text:p text:style-name="P479"/>
      <text:p text:style-name="P479"/>
      <text:p text:style-name="P491">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79"/>
      <text:p text:style-name="P479"/>
      <text:p text:style-name="P12">Python Scrapy Tutorial - 11 - Web Scraping Quotes and Authors</text:p>
      <text:p text:style-name="P479"/>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22">all_div_quotes</text:span>.css('span.text::text').extract()</text:p>
      <text:p text:style-name="P110"><text:s text:c="8"/>author = <text:span text:style-name="T222">all_div_quotes</text:span>.css('.author::text').extract()</text:p>
      <text:p text:style-name="P110"><text:s text:c="8"/>tag = <text:span text:style-name="T222">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22">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79"/>
      <text:p text:style-name="P479"/>
      <text:p text:style-name="P479"/>
      <text:p text:style-name="P480"><text:span text:style-name="T15">Python Scrapy Tutorial - 1</text:span><text:span text:style-name="T26">2</text:span><text:span text:style-name="T15"> - </text:span><text:span text:style-name="T26">I</text:span><text:span text:style-name="T15">tem containers ( Storing scraped data )</text:span></text:p>
      <text:p text:style-name="P479"/>
      <text:p text:style-name="P492">Last time we extracted the data of quotes and authors. This time we’re going to learning how to put that extracted data in containers called as <text:span text:style-name="T15">items</text:span>. <text:span text:style-name="T242">Why exactly do we need to put them in containers? Because we already extracted the data, can’t we just put them in some kind of a database directly?</text:span></text:p>
      <text:p text:style-name="P492">The answer is yes, but there might be a few problems when you are storing the data directly inside the database when you are working on big/multiple projects. So scrappy spiders can return the extracted data as <text:span text:style-name="T24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text:span><text:span text:style-name="T37">ed</text:span><text:span text:style-name="T27"> data to a temporary location called containers and then store them inside the database. And these temporary containers where we are storing the extracted data are called items.</text:span></text:p>
      <text:p text:style-name="P494">We’ll be using the ‘items.py’ file to create our item containers (class is automatically created for us by scrappy).</text:p>
      <text:p text:style-name="P479"/>
      <text:p text:style-name="P479"/>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79"/>
      <text:p text:style-name="P479"/>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22">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22">quote_item['title'] = title</text:span></text:p>
      <text:p text:style-name="P495"><text:s text:c="12"/>quote_item['author'] = author</text:p>
      <text:p text:style-name="P495"><text:s text:c="12"/>quote_item['tag'] = tag</text:p>
      <text:p text:style-name="P495"/>
      <text:p text:style-name="P495"><text:s text:c="12"/>yield quote_item</text:p>
      <text:p text:style-name="P479"/>
      <text:p text:style-name="P479"/>
      <text:p text:style-name="P501">Testing:</text:p>
      <text:p text:style-name="P111">$ scrapy crawl quotes</text:p>
      <text:p text:style-name="P479"/>
      <text:p text:style-name="P493">Now that we’ve made sure that our data are in proper containers, now we can move on to the third part that is storing them inside our database.</text:p>
      <text:p text:style-name="P479"/>
      <text:p text:style-name="P479"/>
      <text:p text:style-name="P479"/>
      <text:p text:style-name="P479"/>
      <text:p text:style-name="P12"><text:soft-page-break/>Python Scrapy Tutorial - 13 - Storing in JSON, XML and CSV</text:p>
      <text:p text:style-name="P479"/>
      <text:p text:style-name="P104">$ scrapy crawl quotes <text:span text:style-name="T222">-o items.json</text:span></text:p>
      <text:p text:style-name="P107">$ scrapy crawl quotes <text:span text:style-name="T222">-o items.</text:span><text:span text:style-name="T223">xml</text:span></text:p>
      <text:p text:style-name="P107">$ scrapy crawl quotes <text:span text:style-name="T222">-o items.</text:span><text:span text:style-name="T223">csv</text:span></text:p>
      <text:p text:style-name="P479">-<text:span text:style-name="T244">o is output</text:span></text:p>
      <text:p text:style-name="P479"/>
      <text:p text:style-name="P479"/>
      <text:p text:style-name="P13">Python Scrapy Tutorial - 1<text:span text:style-name="T245">4</text:span> – <text:span text:style-name="T245">Pipelines in Web Scraping</text:span></text:p>
      <text:p text:style-name="P487"/>
      <text:p text:style-name="P502">Before we go on to storing the scrapped data inside the database, we got to learn about ‘<text:span text:style-name="T15">pipelines.py</text:span>’. If we discuss the flow of our scrap data, it somewhat looks like this:</text:p>
      <text:list xml:id="list3808684377" text:style-name="L25">
        <text:list-item>
          <text:p text:style-name="P621">scraped data → item containers → json/xml/csv files</text:p>
        </text:list-item>
      </text:list>
      <text:p text:style-name="P502"/>
      <text:p text:style-name="P26">What if we wanted to send this data to a datab<text:span text:style-name="T262">a</text:span>se like SQLite or MySQL?</text:p>
      <text:p text:style-name="P502">We have to add one more step to this flow:</text:p>
      <text:list xml:id="list171255776466412" text:continue-numbering="true" text:style-name="L25">
        <text:list-item>
          <text:p text:style-name="P622">scraped data → item containers → <text:span text:style-name="T246">pipeline → SQL/Mongo databases</text:span></text:p>
        </text:list-item>
      </text:list>
      <text:p text:style-name="P504"/>
      <text:p text:style-name="P504">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504">where this ‘process_item’ method is automatically called and the ‘item’ variable will contain our scrap data.</text:p>
      <text:p text:style-name="P503">Now, all of this code inside this <text:span text:style-name="T247">pipeline has been automatically generated for us by scrappy, but we still </text:span><text:span text:style-name="T99">need to activate this pipeline</text:span><text:span text:style-name="T247">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22">300</text:span>,</text:p>
      <text:p text:style-name="P113">}</text:p>
      <text:p text:style-name="P505">One thing about the number over here. <text:span text:style-name="T76">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05"/>
      <text:p text:style-name="P505"/>
      <text:p text:style-name="P505"/>
      <text:p text:style-name="P15">Python Scrapy Tutorial - 15 - Basics of SQLite3 database</text:p>
      <text:p text:style-name="P487"/>
      <text:p text:style-name="P546">This time we’ll be using this ‘pipelines.py’ file <text:span text:style-name="T264">to store the data inside a sqlite3 database. Feel free to use any other db. </text:span></text:p>
      <text:p text:style-name="P506">The cool thing about SQLite3 is that it’s already inside Python (no need to install <text:span text:style-name="T263">it</text:span>). </text:p>
      <text:p text:style-name="P547"/>
      <text:p text:style-name="P547">We create <text:span text:style-name="T265">a </text:span>temporary ‘database.py’ file <text:span text:style-name="T266">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506">After importing sqlite3 we <text:span text:style-name="T266">can just </text:span>create a <text:span text:style-name="T242">connection</text:span> and inside brackets we write down the database filename. <text:span text:style-name="T266">So this line is going to connect to this ‘myquotes’ database. And if this db does not exist, then this is going to create this file.</text:span></text:p>
      <text:p text:style-name="P548">Then we need to implement a <text:span text:style-name="T15">cursor</text:span>, this helps us take advantage of all the other functionalities that are inside this sqlite3 package.</text:p>
      <text:p text:style-name="P487"/>
      <text:p text:style-name="P548">Then we can go on to add stuff inside <text:span text:style-name="T267">our ‘myquotes.db’, so we create a table and we do it using ‘</text:span><text:span text:style-name="T29">execute</text:span><text:span text:style-name="T267">’, which is used to execute sql statements. </text:span><text:span text:style-name="T105">Triple quotes is used whenever we need to write a multiple sentence query (a statement that sql needs to execute).</text:span></text:p>
      <text:p text:style-name="P549"/>
      <text:p text:style-name="P549">Later in brackets we put the name of the variables that we want inside our db + data type. <text:span text:style-name="T76">So sqlite3 if he remembers properly contains 5 kinds of data type</text:span><text:span text:style-name="T106">s</text:span><text:span text:style-name="T76">, like text, integer, etc.</text:span></text:p>
      <text:p text:style-name="P550">Now that our table has been written, it hasn’t been created yet inside our db, because for that we need to execute a ‘database.py’ file and we also need to commit this execute statement. ‘<text:span text:style-name="T268">connection.</text:span><text:span text:style-name="T30">commit</text:span><text:span text:style-name="T268">()’ is going to make sure that all of these statements inside this ‘database.py’ file are executed when this ‘database.py’ file is run.</text:span></text:p>
      <text:p text:style-name="P473">And it’s always a good practice to <text:span text:style-name="T15">close</text:span> a connection after you have done all of the work with the db (as we opened the connection <text:span text:style-name="T270">to the db </text:span>in the first line <text:span text:style-name="T269">with ‘sqlite.connection()’</text:span>).</text:p>
      <text:p text:style-name="P548"/>
      <text:p text:style-name="P548"/>
      <text:p text:style-name="P34">How do we look inside the sqlite3 files?</text:p>
      <text:p text:style-name="P551">We can download programs or use sth like <text:a xlink:type="simple" xlink:href="https://sqliteonline.com/" text:style-name="Internet_20_link" text:visited-style-name="Visited_20_Internet_20_Link"><text:span text:style-name="T271">https://sqliteonline.com/</text:span></text:a><text:span text:style-name="T271">.</text:span></text:p>
      <text:p text:style-name="P551"/>
      <text:p text:style-name="P551"/>
      <text:p text:style-name="P552">Now let’s actually add some kind of values to our ‘quotes_tb’ table:</text:p>
      <text:p text:style-name="P35">Example/datab<text:span text:style-name="T279">a</text:span>se.py</text:p>
      <text:p text:style-name="P116">import sqlite3</text:p>
      <text:p text:style-name="P116"/>
      <text:p text:style-name="P116">connection = sqlite3.connect('myquotes.db')</text:p>
      <text:p text:style-name="P116">cursor = connection.cursor()</text:p>
      <text:p text:style-name="P116"/>
      <text:p text:style-name="P498"># cursor.execute("""create table quotes_tb(</text:p>
      <text:p text:style-name="P498"># <text:s text:c="4"/>title text,</text:p>
      <text:p text:style-name="P498"># <text:s text:c="4"/>author text,</text:p>
      <text:p text:style-name="P498"># <text:s text:c="4"/>tag text</text:p>
      <text:p text:style-name="P498"># )""")</text:p>
      <text:p text:style-name="P498"><text:soft-page-break/></text:p>
      <text:p text:style-name="P498">cursor.execute("""insert into quotes_tb values(</text:p>
      <text:p text:style-name="P498"><text:s text:c="4"/>'Python is awesome', 'George', 'python')</text:p>
      <text:p text:style-name="P498">""")</text:p>
      <text:p text:style-name="P116"/>
      <text:p text:style-name="P116">connection.commit()</text:p>
      <text:p text:style-name="P116">connection.close()</text:p>
      <text:p text:style-name="P487"/>
      <text:p text:style-name="P553">We comment out creating a table as it is already created and insert example values into it.</text:p>
      <text:p text:style-name="P553">Then we check the result in the <text:s/><text:a xlink:type="simple" xlink:href="https://sqliteonline.com/" text:style-name="Internet_20_link" text:visited-style-name="Visited_20_Internet_20_Link"><text:span text:style-name="T271">https://sqliteonline.com/</text:span></text:a><text:span text:style-name="T271">.</text:span></text:p>
      <text:p text:style-name="P487"/>
      <text:p text:style-name="P487"/>
      <text:p text:style-name="P487"/>
      <text:p text:style-name="P16">Python Scrapy Tutorial - 1<text:span text:style-name="T272">6</text:span> – <text:span text:style-name="T272">Storing data in Sqlite3 Database</text:span></text:p>
      <text:p text:style-name="P487"/>
      <text:p text:style-name="P554">Now we can integrate our sqlite db into our project.</text:p>
      <text:p text:style-name="P444"/>
      <text:p text:style-name="P37">Example/pipelines.py</text:p>
      <text:p text:style-name="P428">import sqlite3</text:p>
      <text:p text:style-name="P428"/>
      <text:p text:style-name="P428">class ExamplePipeline(object):</text:p>
      <text:p text:style-name="P428"/>
      <text:p text:style-name="P428"><text:s text:c="4"/>def __init__(self):</text:p>
      <text:p text:style-name="P428"><text:s text:c="8"/>self.create_connection()</text:p>
      <text:p text:style-name="P428"><text:s text:c="8"/>self.create_table()</text:p>
      <text:p text:style-name="P428"/>
      <text:p text:style-name="P428"><text:s text:c="4"/>def create_connection(self):</text:p>
      <text:p text:style-name="P428"><text:s text:c="8"/>self.conn = sqlite3.connect('myquotes.db')</text:p>
      <text:p text:style-name="P428"><text:s text:c="8"/>self.curr = self.conn.cursor()</text:p>
      <text:p text:style-name="P428"/>
      <text:p text:style-name="P428"><text:s text:c="4"/>def create_table(self):</text:p>
      <text:p text:style-name="P428"><text:s text:c="8"/>self.curr.execute("""DROP TABLE IF EXISTS quotes_tb""")</text:p>
      <text:p text:style-name="P428"><text:s text:c="8"/>self.curr.execute("""create table quotes_tb(</text:p>
      <text:p text:style-name="P428"><text:s text:c="12"/>title text,</text:p>
      <text:p text:style-name="P428"><text:s text:c="12"/>author text,</text:p>
      <text:p text:style-name="P428"><text:s text:c="12"/>tag text</text:p>
      <text:p text:style-name="P428"><text:s text:c="8"/>)""")</text:p>
      <text:p text:style-name="P428"/>
      <text:p text:style-name="P428"><text:s text:c="4"/>def process_item(self, item, spider):</text:p>
      <text:p text:style-name="P428"><text:s text:c="8"/>self.store_db(item)</text:p>
      <text:p text:style-name="P428"><text:s text:c="8"/>return item</text:p>
      <text:p text:style-name="P428"/>
      <text:p text:style-name="P428"><text:s text:c="4"/>def store_db(self, item):</text:p>
      <text:p text:style-name="P428"><text:s text:c="8"/>self.curr.execute("""insert into quotes_tb values(?, ?, ?)""", (</text:p>
      <text:p text:style-name="P428"><text:s text:c="12"/>item['title'][0],</text:p>
      <text:p text:style-name="P428"><text:s text:c="12"/>item['author'][0],</text:p>
      <text:p text:style-name="P428"><text:s text:c="12"/>item['tag'][0]</text:p>
      <text:p text:style-name="P428"><text:s text:c="8"/>))</text:p>
      <text:p text:style-name="P428"><text:s text:c="8"/>self.conn.commit()</text:p>
      <text:p text:style-name="P444"><text:soft-page-break/></text:p>
      <text:p text:style-name="P22">Example/spiders/quotes_spider.py</text:p>
      <text:p text:style-name="P561">Stays the same</text:p>
      <text:p text:style-name="P561"/>
      <text:p text:style-name="P36">Example/datab<text:span text:style-name="T279">a</text:span>se.py</text:p>
      <text:p text:style-name="P445">This can be deleted as it was only for sqlite purposes.</text:p>
      <text:p text:style-name="P561"/>
      <text:p text:style-name="P555">Every time this class instance is <text:span text:style-name="T273">called or </text:span>created <text:span text:style-name="T27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56"/>
      <text:p text:style-name="P556">Then we want to create 2 new methods for creating a connection and a table. <text:span text:style-name="T27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87"/>
      <text:p text:style-name="P557">Now, what happens is that whenever an instance of this class is created, <text:span text:style-name="T15">this __init__ function is automatically called </text:span>and both of these functions are called automatically. </text:p>
      <text:p text:style-name="P557"/>
      <text:p text:style-name="P558">Then we work inside this ‘process_item’ method. <text:span text:style-name="T27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59">Then we’re going to call another function inside this ‘process_item’ method, function ‘self.store_db()’ and we’re going to send this item dictionary to the new function. </text:p>
      <text:p text:style-name="P559">Then let’s create this ‘store_db’ method. <text:span text:style-name="T76">We write here ‘(?, ?, ?)’, because we’re taking these values externally, i.e. not writing these values ourselves</text:span>. <text:span text:style-name="T27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57"/>
      <text:p text:style-name="P560"><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77">After that it’s going to go to the ‘process_item’ method, where it sends the item and then we call ‘store_db’, which is actually store our scraped data in the db.</text:span></text:p>
      <text:p text:style-name="P557"/>
      <text:p text:style-name="P474"><text:span text:style-name="T15">Tip:</text:span> one thing you might’ve noticed is that there are no multiple tags, but just one tag. <text:span text:style-name="T278">That’s how sqllite works, you cannot store multiple items inside a single cell. For that we have to create a foreign key and attach that foreign key to a primary key. What you can do is create another table called ‘tags’ </text:span></text:p>
      <text:p text:style-name="P475">and then connect it to this table using foreign key.</text:p>
      <text:p text:style-name="P487"/>
      <text:p text:style-name="P487"/>
      <text:p text:style-name="P487"/>
      <text:p text:style-name="P17">Python Scrapy Tutorial – 1<text:span text:style-name="T280">7 - Storing data in MySQL Database</text:span></text:p>
      <text:p text:style-name="P487"/>
      <text:p text:style-name="P563">Installing MySQL database →<text:span text:style-name="T281"> choose ‘Developer Default’ option, because we want everything installed on a computer, including connectors, routers, servers and MYSQL bench software, which is basically a GUI software to connect and handle various databases and connections.</text:span></text:p>
      <text:p text:style-name="P564"><text:soft-page-break/><text:span text:style-name="T15">Tip:</text:span> make sure you remember the root password, because we’re going to be using the same password everywhere <text:span text:style-name="T282">(if you forget it, it’s going to be really difficult to re-set it).</text:span></text:p>
      <text:p text:style-name="P487"/>
      <text:p text:style-name="P565">When all is installed, we start MySQL workbench.</text:p>
      <text:p text:style-name="P487"/>
      <text:p text:style-name="P566"><text:span text:style-name="T28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84">):</text:span></text:p>
      <text:p text:style-name="P115">pip install mysql-connector-python</text:p>
      <text:p text:style-name="P567">We need this mysql-connector to connect our python code to the sql database.</text:p>
      <text:p text:style-name="P487"/>
      <text:p text:style-name="P568">After installing it, we need to create a db, so we go back to workbench and create a new connection <text:span text:style-name="T285">(which is easy). Then there new GUI opens where we can manipulate db, create db and other cool stuff.</text:span></text:p>
      <text:p text:style-name="P569">Schema is basically kind of pattern or place where we create our dbs and tables.</text:p>
      <text:p text:style-name="P476">Create schema kind of stands for create db<text:span text:style-name="T241"> (with name ‘myquotes’).</text:span></text:p>
      <text:p text:style-name="P569"/>
      <text:p text:style-name="P569"/>
      <text:p text:style-name="P38">Example/pipelines.py</text:p>
      <text:p text:style-name="P499">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22">mysql.connector.connect(</text:span></text:p>
      <text:p text:style-name="P499"><text:s text:c="12"/>host = 'localhost',</text:p>
      <text:p text:style-name="P499"><text:s text:c="12"/>user = 'root',</text:p>
      <text:p text:style-name="P499"><text:s text:c="12"/>passwd = '1helloworld',</text:p>
      <text:p text:style-name="P499"><text:s text:c="12"/>database = 'myquotes'</text:p>
      <text:p text:style-name="P499"><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22">%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69"/>
      <text:p text:style-name="P40">In MySQL instead of (?, ?, ?) we use (%s, %s, %s).</text:p>
      <text:p text:style-name="P487"/>
      <text:p text:style-name="P23"/>
      <text:p text:style-name="P23">Example/spiders/quotes_spider.py</text:p>
      <text:p text:style-name="P562">Stays the same</text:p>
      <text:p text:style-name="P487"/>
      <text:p text:style-name="P487"/>
      <text:p text:style-name="P571">And then we test it:</text:p>
      <text:p text:style-name="P128">scrapy crawl quotes</text:p>
      <text:p text:style-name="P487"/>
      <text:p text:style-name="P570">To check it <text:span text:style-name="T286">in Workbench:</text:span></text:p>
      <text:p text:style-name="P570">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287">8</text:span> - Storing data in <text:span text:style-name="T287">MongoDB</text:span></text:p>
      <text:p text:style-name="P153"/>
      <text:p text:style-name="P154">Now we do the same with MongoDB.</text:p>
      <text:p text:style-name="P154">Install everything that’s inside the installation package. <text:span text:style-name="T288">Also there’s one thing inside this installation package known as </text:span><text:span text:style-name="T31">MongoDB </text:span><text:span text:style-name="T32">C</text:span><text:span text:style-name="T31">ompass</text:span><text:span text:style-name="T68">, </text:span><text:span text:style-name="T69">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6">‘waiting for connections on port 27017’</text:span> (you will get here an error if you haven't created the folders from the previous step). <text:span text:style-name="T76">Leave this server running in the background while we write our code</text:span>.</text:p>
      <text:p text:style-name="P153"/>
      <text:p text:style-name="P573"><text:span text:style-name="T49">Then we install Python driver for MongoDB (</text:span><text:a xlink:type="simple" xlink:href="https://pypi.org/project/pymongo/" text:style-name="Internet_20_link" text:visited-style-name="Visited_20_Internet_20_Link">https://pypi.org/project/pymongo/</text:a><text:span text:style-name="T289">):</text:span></text:p>
      <text:p text:style-name="P128">pip install pymongo</text:p>
      <text:p text:style-name="P153"/>
      <text:p text:style-name="P477">Then make sure the pipeline is activated in settings.py.</text:p>
      <text:p text:style-name="P156"/>
      <text:p text:style-name="P153"/>
      <text:p text:style-name="P90">Example/pipelines.py</text:p>
      <text:p text:style-name="P500">import pymongo</text:p>
      <text:p text:style-name="P128"/>
      <text:p text:style-name="P128">class ExamplePipeline(object):</text:p>
      <text:p text:style-name="P128"/>
      <text:p text:style-name="P128"><text:s text:c="4"/>def __init__(self):</text:p>
      <text:p text:style-name="P128"><text:s text:c="8"/><text:span text:style-name="T222">self.conn = pymongo.MongoClient(</text:span></text:p>
      <text:p text:style-name="P500"><text:s text:c="12"/>'localhost',</text:p>
      <text:p text:style-name="P500"><text:s text:c="12"/>27017</text:p>
      <text:p text:style-name="P500"><text:soft-page-break/><text:s text:c="8"/>)</text:p>
      <text:p text:style-name="P500"><text:s text:c="8"/>db = self.conn['myquotes']</text:p>
      <text:p text:style-name="P500"><text:s text:c="8"/>self.collection = db['quotes_tb']</text:p>
      <text:p text:style-name="P128"/>
      <text:p text:style-name="P128"><text:s text:c="4"/>def process_item(self, item, spider):</text:p>
      <text:p text:style-name="P128"><text:s text:c="8"/><text:span text:style-name="T222">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290">because we are doing it on our own computer and then the second parameter is the port number.</text:span></text:p>
      <text:p text:style-name="P157"><text:span text:style-name="T290">After that we need to create a database ‘</text:span><text:span text:style-name="T11">db = self.conn[‘myquotes’]</text:span><text:span text:style-name="T290">’.</text:span></text:p>
      <text:p text:style-name="P158">Now, every db has a table, so <text:span text:style-name="T291">now to create it we need sth known as a </text:span><text:span text:style-name="T33">collection</text:span><text:span text:style-name="T291"> ‘</text:span><text:span text:style-name="T12">self.collection = db[‘quotes_tb’]</text:span><text:span text:style-name="T291">’ and we’re going to write the name of the table that we want, which is ‘quotes_db’.</text:span></text:p>
      <text:p text:style-name="P159">So now we have a connection, db and <text:span text:style-name="T292">inside that db we have created a table and we have stored the properties of that table inside this variable of ‘collection’.</text:span></text:p>
      <text:p text:style-name="P151"/>
      <text:p text:style-name="P160"><text:span text:style-name="T34">Mechanism:</text:span><text:span text:style-name="T293"> s</text:span>o every time an item is scrapped, it is sent to this pipeline and inside this pipeline it goes automatically inside this init method where connection, <text:span text:style-name="T293">db and table </text:span>is created <text:span text:style-name="T293">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6">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72">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294">s</text:span> to implement.</text:p>
      <text:p text:style-name="P15"/>
      <text:p text:style-name="P15"/>
      <text:p text:style-name="P15"/>
      <text:p text:style-name="P15">Python Scrapy Tutorial - 19 - Web Crawling &amp; Following links</text:p>
      <text:p text:style-name="P487"/>
      <text:p text:style-name="P507">How to create a more advanced spider that is able to crawl multiple pages. So currently we are just scrapping the first page of our example website.</text:p>
      <text:p text:style-name="P487"/>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96"><text:s text:c="8"/>next_page = response.css('li.next a::attr(href)').get()</text:p>
      <text:p text:style-name="P496"/>
      <text:p text:style-name="P496"><text:s text:c="8"/>if next_page is not None:</text:p>
      <text:p text:style-name="P496"><text:s text:c="12"/>yield response.follow(next_page, callback=self.parse)</text:p>
      <text:p text:style-name="P487"/>
      <text:p text:style-name="P507">Scrapy should find this ‘next’ button and then ‘a href’ tag and take out this page number of 2 and then we want scrapy to redirect to second pag<text:span text:style-name="T248">e. Then scrap items of the second page and go to the third, and so on till the end (so there’s no next button).</text:span></text:p>
      <text:p text:style-name="P508">So in our scrapy python code we will have to add a condition which tells scrapy that if no more pages are found <text:span text:style-name="T249">that is if condition is equal to None, then make sure to stop following this link.</text:span></text:p>
      <text:p text:style-name="P487"/>
      <text:p text:style-name="P509"><text:span text:style-name="T251">B</text:span>ecause we want the attribute of this href we have to write ‘attr(href)’ in parenthesis. <text:span text:style-name="T250">And then ‘get()’ to get the value of the ‘next’.</text:span></text:p>
      <text:p text:style-name="P510">Then we use an if condition to check whether this ‘next’ page value is empty or not</text:p>
      <text:p text:style-name="P487"/>
      <text:p text:style-name="P511">H<text:span text:style-name="T15">ow do we exactly go to the next page even though we have the value of the next page? </text:span></text:p>
      <text:p text:style-name="P511">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51">(go back to ‘parse’) </text:span>after <text:span text:style-name="T251">going to the next page. This is kind of a </text:span><text:span text:style-name="T100">recursive function</text:span><text:span text:style-name="T251">.</text:span></text:p>
      <text:p text:style-name="P511"/>
      <text:p text:style-name="P487"/>
      <text:p text:style-name="P487"/>
      <text:p text:style-name="P15">Python Scrapy Tutorial - 20 - Scraping Websites with Pagination</text:p>
      <text:p text:style-name="P487"/>
      <text:p text:style-name="P512">Sometimes from the second page and on there is ‘page=x’ attribute visible in the url.</text:p>
      <text:p text:style-name="P487"><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22">page_number = 2</text:span></text:p>
      <text:p text:style-name="P115"><text:s text:c="4"/>start_urls = [</text:p>
      <text:p text:style-name="P115"><text:s text:c="8"/><text:span text:style-name="T222"># 'http://quotes.toscrape.com/'</text:span></text:p>
      <text:p text:style-name="P497"><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97"><text:s text:c="8"/>next_page = 'http://quotes.toscrape.com/page/' + str(self.page_number) + '/'</text:p>
      <text:p text:style-name="P497"/>
      <text:p text:style-name="P497"><text:s text:c="8"/>if self.page_number &lt; 11:</text:p>
      <text:p text:style-name="P497"><text:s text:c="12"/>self.page_number += 1</text:p>
      <text:p text:style-name="P497"><text:s text:c="12"/>yield response.follow(next_page, callback=self.parse)</text:p>
      <text:p text:style-name="P487"/>
      <text:p text:style-name="P487"/>
      <text:p text:style-name="P487"/>
      <text:p text:style-name="P472">Kol<text:span text:style-name="T45">o robi ‘QuoteSpider</text:span><text:span text:style-name="T48">.page_number’ </text:span><text:span text:style-name="T45">and I do ‘</text:span><text:span text:style-name="T48">self.page_number’. </text:span><text:span text:style-name="T45">Both work.</text:span></text:p>
      <text:p text:style-name="P152"/>
      <text:p text:style-name="P152"/>
      <text:p text:style-name="P152"/>
      <text:p text:style-name="P15">Python Scrapy Tutorial - 21 - Logging in with Scrapy FormRequest</text:p>
      <text:p text:style-name="P487"/>
      <text:p text:style-name="P513">Why do we need to learn how to login using scrappy? A lot of websites will restrict the content that you might want to scrap behind a login page.</text:p>
      <text:p text:style-name="P487"/>
      <text:p text:style-name="P513">DevTools → Network (all)</text:p>
      <text:p text:style-name="P513">Only ‘login’ and ‘quotes.toscrape.com’ are important</text:p>
      <text:p text:style-name="P514"><text:soft-page-break/>login – 302 status – redirect (to the main page)</text:p>
      <text:p text:style-name="P487"/>
      <text:p text:style-name="P514">Click ‘login’ and Headers tab</text:p>
      <text:p text:style-name="P514">we are interested in Form Data with 3 values: csrf_token, username, password.</text:p>
      <text:p text:style-name="P514">These are the 3 values that we’ll be using while coding in our scrapy project.</text:p>
      <text:p text:style-name="P487"/>
      <text:p text:style-name="P514">Csrf token is used in most of the websites for security purposes and mostly it’s always changing after we press on the login button. <text:span text:style-name="T252">So it will be different after another login.</text:span></text:p>
      <text:p text:style-name="P515">It is in the <text:span text:style-name="T254">form </text:span>input of type hidden.</text:p>
      <text:p text:style-name="P487"/>
      <text:p text:style-name="P21">Example/spiders/quotes_spider.py</text:p>
      <text:p text:style-name="P115">import scrapy</text:p>
      <text:p text:style-name="P497">from scrapy.http import FormRequest</text:p>
      <text:p text:style-name="P497">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22"><text:s/>'http://quotes.toscrape.com/login'</text:span></text:p>
      <text:p text:style-name="P115"><text:s text:c="4"/>]</text:p>
      <text:p text:style-name="P115"/>
      <text:p text:style-name="P115"><text:s text:c="4"/>def parse(self, response):</text:p>
      <text:p text:style-name="P115"><text:s text:c="7"/><text:span text:style-name="T222"><text:s/>token = response.css('form input::attr(value)').extract_first()</text:span></text:p>
      <text:p text:style-name="P497"><text:s text:c="8"/># print('token: ', token)</text:p>
      <text:p text:style-name="P497"><text:s text:c="8"/>return FormRequest.from_response(response, formdata={</text:p>
      <text:p text:style-name="P497"><text:s text:c="12"/>'csrf_token': token,</text:p>
      <text:p text:style-name="P497"><text:s text:c="12"/>'username': 'costam',</text:p>
      <text:p text:style-name="P497"><text:s text:c="12"/>'password': 'trolololo'</text:p>
      <text:p text:style-name="P497"><text:s text:c="8"/>}, callback=self.start_scraping)</text:p>
      <text:p text:style-name="P497"/>
      <text:p text:style-name="P497"><text:s text:c="4"/>def start_scraping(self, response):</text:p>
      <text:p text:style-name="P497"><text:s text:c="8"/>open_in_browser(response)</text:p>
      <text:p text:style-name="P497"><text:s text:c="8"/>quote_item = ExampleItem()</text:p>
      <text:p text:style-name="P497"/>
      <text:p text:style-name="P497"><text:s text:c="8"/>all_div_quotes = response.css('div.quote')</text:p>
      <text:p text:style-name="P497"/>
      <text:p text:style-name="P497"><text:s text:c="8"/>for quotes in all_div_quotes:</text:p>
      <text:p text:style-name="P497"><text:s text:c="12"/>title = quotes.css('span.text::text').extract()</text:p>
      <text:p text:style-name="P497"><text:s text:c="12"/>author = quotes.css('.author::text').extract()</text:p>
      <text:p text:style-name="P497"><text:s text:c="12"/>tag = quotes.css('a.tag::text').extract()</text:p>
      <text:p text:style-name="P497"/>
      <text:p text:style-name="P497"><text:s text:c="12"/>quote_item['title'] = title</text:p>
      <text:p text:style-name="P497"><text:s text:c="12"/>quote_item['author'] = author</text:p>
      <text:p text:style-name="P497"><text:s text:c="12"/>quote_item['tag'] = tag</text:p>
      <text:p text:style-name="P497"><text:soft-page-break/></text:p>
      <text:p text:style-name="P497"><text:s text:c="12"/>yield quote_item</text:p>
      <text:p text:style-name="P487"/>
      <text:p text:style-name="P516">We also need to import sth known as ‘FormRequest’. ‘FormRequest.from_response()’ requires a couple of parameters. The first one is the response, then ‘formdata’ which requires a dictionary and inside it we write values that it needs. <text:span text:style-name="T101">So it needs currently 3 values as we saw </text:span><text:span text:style-name="T102">in the network tab</text:span><text:span text:style-name="T253">. The third parameter is what we want scrapy to do after it logged in into the website, so we introduce a parameter known as callback (which we already used). </text:span></text:p>
      <text:p text:style-name="P517"/>
      <text:p text:style-name="P517">‘start_scraping’ requires 2 parameters, the first is ‘self’ and the second is the ‘<text:span text:style-name="T76">response’, otherwise we won’t be able to scrap the response</text:span>.</text:p>
      <text:p text:style-name="P487"/>
      <text:p text:style-name="P487"/>
      <text:p text:style-name="P518">Other way to find out whether our login functionality is working or not we can import sth like <text:span text:style-name="T76">‘open_in_browser</text:span>’ and then in just when we start to scrap we can use it. </text:p>
      <text:p text:style-name="P487"/>
      <text:p text:style-name="P487"/>
      <text:p text:style-name="P487"/>
      <text:p text:style-name="P15">Python Scrapy Tutorial - 22 - Web Scraping Amazon</text:p>
      <text:p text:style-name="P487"/>
      <text:p text:style-name="P522">New folder: AmazonTutorial</text:p>
      <text:p text:style-name="P117">$ scrapy startproject amazontutorial</text:p>
      <text:p text:style-name="P487"/>
      <text:p text:style-name="P115"><text:span text:style-name="T255">$ </text:span>cd amazontutorial</text:p>
      <text:p text:style-name="P115">$ scrapy genspider amazon_tutorial amazon.com</text:p>
      <text:p text:style-name="P523">Starting our spider, this will create a general spider for us <text:span text:style-name="T256">in ‘/spiders’</text:span>, so we won’t have to actually create it manually.</text:p>
      <text:p text:style-name="P523"/>
      <text:p text:style-name="P523"/>
      <text:p text:style-name="P524">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87"/>
      <text:p text:style-name="P487"/>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25"/>
      <text:p text:style-name="P525">‘get’ and ‘extract_first’ are the same and ‘extract’ and ‘getall’ are also the same.</text:p>
      <text:p text:style-name="P526">Because we are using multiple classes for the css selector, we need to add ‘::text’ in the last parenthesis.</text:p>
      <text:p text:style-name="P487"/>
      <text:p text:style-name="P527">Amazon puts on restrictions when you are trying to scrap a lot of its data. <text:span text:style-name="T76">So we’re going to bypass those restrictions by sth known as ‘User-Agent’ and proxies</text:span>.</text:p>
      <text:p text:style-name="P487"/>
      <text:p text:style-name="P487"/>
      <text:p text:style-name="P487"/>
      <text:p text:style-name="P15">Python Scrapy Tutorial - 23 - Bypass Restrictions using User-Agent</text:p>
      <text:p text:style-name="P487"/>
      <text:p text:style-name="P528">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28">So there are 2 main ways to trick amazon using user agents:</text:p>
      <text:list xml:id="list2774051918" text:style-name="L26">
        <text:list-item>
          <text:p text:style-name="P623">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4">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6"/>
        </text:list-item>
      </text:list>
      <text:p text:style-name="P529"><text:soft-page-break/><text:span text:style-name="T103">And this is what we’ll be doing in this video</text:span><text:span text:style-name="T257">. Doing this is really easy, we have cool libraries and packages for that (pypi.org):</text:span></text:p>
      <text:p text:style-name="P119">pip install scrapy-user-agents</text:p>
      <text:p text:style-name="P487"/>
      <text:p text:style-name="P530">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87"/>
      <text:p text:style-name="P531"><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87"/>
      <text:p text:style-name="P487"/>
      <text:p text:style-name="P120">$ scrapy crawl amazon</text:p>
      <text:p text:style-name="P532">We will see a lot of warnings and other unsupported browser types are there and this is basically <text:span text:style-name="T258">our user agent at work. It is basically trying out different user agents.</text:span></text:p>
      <text:p text:style-name="P533">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87"/>
      <text:p text:style-name="P487"/>
      <text:p text:style-name="P534">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87"/>
      <text:p text:style-name="P487"/>
      <text:p text:style-name="P487"/>
      <text:p text:style-name="P15">Python Scrapy Tutorial - 24 - Bypass Restrictions using Proxies</text:p>
      <text:p text:style-name="P487"/>
      <text:p text:style-name="P535">IP address is basically an address of your computer (like your house), address of its location.</text:p>
      <text:p text:style-name="P121">g: what is my ip</text:p>
      <text:p text:style-name="P536">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36">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59">t’</text:span>s going to be with a different ip address and whenever <text:span text:style-name="T259">you use an ip address that is not your own, then that other ip address is known as a </text:span><text:span text:style-name="T28">proxy</text:span><text:span text:style-name="T259">. If you look up the definition of proxy in google, it says ‘the authority to represent someone else’. So basically we are hiding our address and using someone else’s. </text:span><text:span text:style-name="T24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36"/>
      <text:p text:style-name="P536"><text:soft-page-break/></text:p>
      <text:p text:style-name="P537">Now, using this proxy is really easy, because of the libraries that a lot of python devs have created, <text:span text:style-name="T260">like:</text:span></text:p>
      <text:p text:style-name="P122"><text:span text:style-name="T260">$ </text:span>pip install scrapy_proxy_pool</text:p>
      <text:p text:style-name="P536"/>
      <text:p text:style-name="P538"><text:span text:style-name="T261">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36"/>
      <text:p text:style-name="P536">After this all requests will be proxied using proxies.</text:p>
      <text:p text:style-name="P536"/>
      <text:p text:style-name="P536"/>
      <text:p text:style-name="P539">Now let’s test it:</text:p>
      <text:p text:style-name="P124">$ scrapy crawl amazon</text:p>
      <text:p text:style-name="P540">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41">And if you want to use your own ip addresses you can always:</text:p>
      <text:p text:style-name="P125">g: github proxy list</text:p>
      <text:p text:style-name="P541">example:</text:p>
      <text:p text:style-name="P541"><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42">There a re a lot of ip adresses, port numbers and countries they are from. <text:span text:style-name="T76">And this is basically what proxies are, they are collection of ip addresses and port numbers </text:span><text:span text:style-name="T104">(and more specifically ips of other people).</text:span></text:p>
      <text:p text:style-name="P539"/>
      <text:p text:style-name="P539"/>
      <text:p text:style-name="P539"/>
      <text:p text:style-name="P33">Python Scrapy Tutorial - 25 - Scraping multiple pages of Amazon</text:p>
      <text:p text:style-name="P539"/>
      <text:p text:style-name="P543">This time we’ll be scraping multiple pages from amazon. We’ll be scrapping multiple pagination of last 30 days book section.</text:p>
      <text:p text:style-name="P539"/>
      <text:p text:style-name="P544">In settings.py file he’s adding our google port, so we don’t have any problems scraping:</text:p>
      <text:p text:style-name="P126">…</text:p>
      <text:p text:style-name="P544"><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39"/>
      <text:p text:style-name="P545">The rest of the code is already repeated in the previous section.</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6"/>
      <text:p text:style-name="P487"/>
      <text:p text:style-name="P487"/>
      <text:p text:style-name="P519">Learn Flask for Python – Full tutorial</text:p>
      <text:p text:style-name="P487"><text:a xlink:type="simple" xlink:href="https://www.youtube.com/watch?v=Z1RJmh_OqeA" text:style-name="Internet_20_link" text:visited-style-name="Visited_20_Internet_20_Link">https://www.youtube.com/watch?v=Z1RJmh_OqeA</text:a></text:p>
      <text:p text:style-name="P487"/>
      <text:p text:style-name="P487">substantial – istotny</text:p>
      <text:p text:style-name="P521">to internalize - przyswoić</text:p>
      <text:p text:style-name="P479"/>
      <text:p text:style-name="P479"/>
      <text:p text:style-name="P479"/>
      <text:p text:style-name="P520">Web Programming with Flask – Intro to Computer Science – Harvard 2018</text:p>
      <text:p text:style-name="P479"><text:a xlink:type="simple" xlink:href="https://www.youtube.com/watch?v=zdgYw-3tzfI" text:style-name="Internet_20_link" text:visited-style-name="Visited_20_Internet_20_Link">https://www.youtube.com/watch?v=zdgYw-3tzfI</text:a></text:p>
      <text:p text:style-name="P479"/>
      <text:p text:style-name="P479"/>
      <text:p text:style-name="P47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08T17:12:43.889751994</dc:date>
    <meta:editing-duration>P3DT14H26M49S</meta:editing-duration>
    <meta:editing-cycles>595</meta:editing-cycles>
    <meta:generator>LibreOffice/6.0.7.3$Linux_X86_64 LibreOffice_project/00m0$Build-3</meta:generator>
    <meta:document-statistic meta:table-count="0" meta:image-count="15" meta:object-count="0" meta:page-count="83" meta:paragraph-count="1750" meta:word-count="25298" meta:character-count="157767" meta:non-whitespace-character-count="131032"/>
  </office:meta>
</office:document-meta>
</file>